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Neo3Symbol" svg:font-family="Neo3Symbol"/>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paragraph-properties fo:margin-bottom="0.1667in"/>
      <style:text-properties style:font-name="Times" fo:font-size="12.0pt" fo:background-color="#ececec"/>
    </style:style>
    <style:style style:name="P5"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Neo3Symbol"/>
    </style:style>
    <style:style style:name="TableColumn1" style:family="table-column">
      <style:table-column-properties style:column-width="3.4625in" style:rel-column-width="32767*"/>
    </style:style>
  </office:automatic-styles>
  <office:body>
    <office:text>
      <text:p text:style-name="P1"><text:span text:style-name="T1">陳真</text:span><text:s/>  |  2015.11.24 19:31   |   <text:a xlink:type="simple" xlink:href="http://palinfo.habago.org/Entry?Command=Information_PrintForum&amp;iPage=294#FORUM34121"><text:span text:style-name="T2">#</text:span></text:a></text:p>
      <text:p text:style-name="P2">網站整修，暫停營業。</text:p>
      <text:p text:style-name="P1"><text:span text:style-name="T1">懷軒</text:span><text:s/>  |  2015.11.24 03:12   |   <text:a xlink:type="simple" xlink:href="http://palinfo.habago.org/Entry?Command=Information_PrintForum&amp;iPage=294#FORUM34119"><text:span text:style-name="T2">#</text:span></text:a></text:p>
      <text:p text:style-name="P3">看到歐巴馬提到台灣的新聞時，腦子第一個閃過的詞是「他碼的」，接著不到<text:span text:style-name="T3">0.01</text:span>秒新中閃過的，是「完蛋了」。</text:p>
      <text:p text:style-name="P1"><text:span text:style-name="T1">陳真</text:span><text:s/>  |  2015.11.23 23:53   |   <text:a xlink:type="simple" xlink:href="http://palinfo.habago.org/Entry?Command=Information_PrintForum&amp;iPage=294#FORUM34118"><text:span text:style-name="T2">#</text:span></text:a></text:p>
      <text:p text:style-name="P2">謝謝齊闇，但我絲毫無意於談論<text:span text:style-name="T3"><text:s/>"</text:span>我的<text:span text:style-name="T3">" </text:span>遭遇，我只是隨手舉個例來講一種屬於<text:span text:style-name="T3"><text:s/>"</text:span>每個人<text:span text:style-name="T3">" </text:span>的問題。我之所謂永遠停留在第一課，指的同樣是一種屬於<text:span text:style-name="T3"><text:s/>"</text:span>全世界所有人<text:span text:style-name="T3">" (</text:span>包括我自己<text:span text:style-name="T3">)</text:span>的問題。我倒是一點都不認為這裏頭會有什麼<text:span text:style-name="T3"><text:s/>"</text:span>我們<text:span text:style-name="T3">" vs."</text:span>他們<text:span text:style-name="T3">" </text:span>的區分，更不認為<text:span text:style-name="T3"><text:s/>"</text:span>他們<text:span text:style-name="T3">" </text:span>彷彿意味著一群<text:span text:style-name="T3"><text:s/>"</text:span>故意<text:span text:style-name="T3">" </text:span>要戕害自由真諦的<text:span text:style-name="T3"><text:s/>"</text:span>少數害群之馬<text:span text:style-name="T3">"</text:span>。這樣一種理解，也許連第一課都稱不上，連課本都沒打開。<text:span text:style-name="T3"><text:line-break/><text:line-break/></text:span>再抄一遍好了，紀伯倫說得對：<text:span text:style-name="T3">"</text:span>就像一片孤葉，不會未經整棵大樹的默許就枯黃，為惡者胡作非為的背後，並非沒有眾人潛藏的允諾。<text:span text:style-name="T3">" </text:span>你我既然同屬於這棵大樹，怎麼可能一身無辜，兩手清白？差別頂多只是在於有人充滿病識感與罪惡感，有人卻自我感覺極度良好，進而以為他的自由與意志理當超越法律，超越眾人，理當可以為所欲為。<text:span text:style-name="T3"><text:line-break/><text:line-break/></text:span>至於什麼有些人故意不要翻到第二課，那就更不是我所能認同的了。我不是很喜歡推崇智能，我並不看重智能，但我相信你說的那一類人士智能程度通常非常難以恭維，這也許也說明了這樣一些永遠站在主流一方搖旗吶喊的人士為何如此容易蠢血沸騰，簡直比我家燒開水的茶壺還聽話。我家茶壺使喚了十年，近來也學人講起民主自由，熱水愛燒不燒的，越來越不聽話，最近我把他解聘了。<text:span text:style-name="T3"><text:line-break/><text:line-break/></text:span>我這門有關自由的學分就只有兩堂課和一堂結論，第一課，嗯嗯啊啊，如此這般；第二課就是指出第一課其實是在放屁，毫無意義。結論就是：沒有結論。<text:span text:style-name="T3"><text:line-break/><text:line-break/></text:span>世上有一些人，與其說他像動物一樣東躲西藏，逃避人類的追捕，倒不如說他迷了路，尋尋覓覓，渴望找到回家的路。他相信家在大海的那一頭，相信一旦找到回家的路，將為家園之輝煌與新奇感到驚訝無比。維根斯坦說，有一天，這個流浪者終於回到了家，結果發現什麼也沒有，諸事如常，毫無意義。維根斯坦說，沒有比這樣一個發現更讓人感到驚訝的了。<text:span text:style-name="T3"><text:line-break/><text:line-break/></text:span>維根斯坦只把故事講到這裏，但我很想給故事後面加個<text:span text:style-name="T3"><text:s/>"</text:span>於是<text:span text:style-name="T3">"</text:span>。當流浪者回到家，發現家園裏頭竟然什麼驚奇之物也沒有，從而感到驚奇莫名，於是<text:span text:style-name="T3">...</text:span>於是什麼呢？其實我也不知道。這門課，這個故事，這個彷彿尤里西斯尋覓永恆歸宿的返鄉之路，就只能講到這裏，再也沒有<text:span text:style-name="T3"><text:s/>"</text:span>於是<text:span text:style-name="T3">" </text:span>了。</text:p>
      <text:p text:style-name="P1"><text:span text:style-name="T1">王齊闇</text:span><text:s/>  |  2015.11.23 15:39   |   <text:a xlink:type="simple" xlink:href="http://palinfo.habago.org/Entry?Command=Information_PrintForum&amp;iPage=294#FORUM34117"><text:span text:style-name="T2">#</text:span></text:a></text:p>
      <text:p text:style-name="P3">陳真醫師：<text:span text:style-name="T3"><text:line-break/><text:line-break/></text:span>看到您在真善美的遭遇，感到很難過。十多年前我常去真善美，那時還真沒碰過這樣惡劣的觀眾。令人擔憂的是，從您描述的細節中可以看出，那些人的行徑，不是無心之過，而是刻意為之的挑釁行動，希望您在散場後沒有受到騷擾。這些年在網路與政論節目的反覆示範下，越來越多台灣人掌握了這種小心翼翼保持粗暴愚蠢的技術。並非他們智力上無法進展到自由的第二課，而是每當要翻頁時，就大聲鼓譟、質疑第一課的內容不充分或不正確。因為他們很清楚，只要永遠停留在第一課，就可以繼續胡說八道。這幾天建中學生惡意解讀校長的發言，就是使用這種「精心的愚蠢」技術所執行的一次恐怖攻擊。他們不是針對敵國人民的生命，而是自己社會中的理智與正直。如今舉世多是執意沉淪拒絕向上的人。在惡貫滿盈自食其果前，這些人不但不會覺悟，還會毫不留情攻擊任何阻止他們執迷不悟的善意提醒。在此情形下，請您還是多多珍重自己。</text:p>
      <text:p text:style-name="P1"><text:span text:style-name="T1">陳真</text:span><text:s/>  |  2015.11.23 15:04   |   <text:a xlink:type="simple" xlink:href="http://palinfo.habago.org/Entry?Command=Information_PrintForum&amp;iPage=294#FORUM34116"><text:span text:style-name="T2">#</text:span></text:a></text:p>
      <text:p text:style-name="P2">基本上，我是完全不相信這樣一種說法：認為<text:span text:style-name="T3">ISIS</text:span>是美國在侵略伊拉克和敘利亞時，<text:span text:style-name="T3">"</text:span>不小心<text:span text:style-name="T3">" </text:span>屢屢留下大批武器，然後又<text:span text:style-name="T3"><text:s/>"</text:span>不小心<text:span text:style-name="T3">" </text:span>剛好<text:span text:style-name="T3"><text:s/>"</text:span>湊巧<text:span text:style-name="T3">" </text:span>屢屢讓<text:span text:style-name="T3">ISIS</text:span>給接收了，然後又因為種種因素<text:span text:style-name="T3"><text:s/>"</text:span>不小心<text:span text:style-name="T3">" </text:span>評估錯誤<text:span text:style-name="T3">(</text:span>英國前首相布萊爾近日接受採訪所言<text:span text:style-name="T3">)</text:span>，於是<text:span text:style-name="T3">ISIS</text:span>就壯大了。政治如果曾經教給我什麼，那就是：政治裏頭不會有太多的偶然與湊巧。<text:span text:style-name="T3"><text:line-break/><text:line-break/></text:span>例如，美國緊鑼密鼓、從<text:span text:style-name="T3">1990</text:span>年起，藉著所謂保護庫德族，長達十數年無日無之地轟炸伊拉克，刻意破壞其公衛淨水設施，並且非法發動民生禁運，導致百萬人死亡；然後又接著緊鑼密鼓地策畫地面部隊入侵與佔領。<text:span text:style-name="T3"><text:line-break/><text:line-break/></text:span>就在一切策畫妥當之際，竟然表達<text:span text:style-name="T3"><text:s/>"</text:span>來一個珍珠港事件<text:span text:style-name="T3">" </text:span>的強烈渴望，以便大展侵略鴻圖。難道美國信奉的神明如此靈驗，當他們渴望<text:span text:style-name="T3"><text:s/>"</text:span>來一個珍珠港事件<text:span text:style-name="T3">" </text:span>時，神明就真的遂其所願，來一個<text:span text:style-name="T3">911</text:span>，好讓他們可以堂而皇之地展開一系列侵略行動，從阿富汗到伊拉克，從利比亞到敘利亞，又是一段長達十數年的血腥侵略，數百萬人死於烽火，數千萬人淪為難民，製造人類歷史上最大的一次人道災難。<text:span text:style-name="T3"><text:line-break/><text:line-break/></text:span>我不相信政治上會有這麼多、無數的偶然與湊巧，從而發展出如此龐大的一種湊巧遂其所願的一系列血腥發展。<text:span text:style-name="T3"><text:line-break/><text:line-break/></text:span>就如底下這位記者所說，美國促使了<text:span text:style-name="T3">ISIS</text:span>的壯大，重點是，我不相信這是一種偶然或什麼<text:span text:style-name="T3"><text:s/>"</text:span>不小心<text:span text:style-name="T3">" </text:span>所犯下的錯誤。<text:span text:style-name="T3"><text:line-break/><text:line-break/></text:span>同時，我還能完全確定的一點是：美國非常非常非常渴望把祖國大陸給捲入戰爭烽火，特別希望<text:span text:style-name="T3">ISIS</text:span>能夠和中國對幹起來。假設哪一天，<text:span text:style-name="T3">ISIS</text:span>對台灣發動恐怖攻擊<text:span text:style-name="T3">(</text:span>我相信<text:span text:style-name="T3">ISIS</text:span>若要在台灣瞬間殺死個幾千人應該是輕而易舉之事<text:span text:style-name="T3">)</text:span>，美國一定高興死了，因為這勢必會讓中國更進一步被拖進戰爭之中。<text:span text:style-name="T3"><text:line-break/><text:line-break/></text:span>中國的國家發展戰略不是像西方國家那樣靠著戰爭與軍事侵略來擴大地盤，而是靠鋪橋造路在全世界到處做生意賺大錢，非常不願意見到任何武裝衝突發生的可能，因為一旦捲入戰爭，中國的全盤經濟發展計劃將受到嚴重傷害，而這也恰恰是美國所衷心期望。<text:span text:style-name="T3"><text:line-break/><text:line-break/></text:span>明明白白的善惡是非，台灣人卻完全看不清楚，非常可悲且令人無奈，我也不知道該怎麼說或究竟要說幾千遍，然後人們才會開始質疑既有的一切政治設局。<text:span text:style-name="T3"><text:line-break/><text:line-break/></text:span>台灣人，不但整天極盡一切力量醜化對岸那善待自己的弟兄<text:span text:style-name="T3">--</text:span>祖國大陸，大小媒體以及那個綠油油的人渣黨及其一票無恥的混蛋走狗，更是對之鼓動無日無之的仇恨洗腦，反華反中，無所不用其極。<text:span text:style-name="T3"><text:line-break/><text:line-break/></text:span>反華反中之餘，同時卻又急於、樂於當美國人的狗，視之為一種榮耀，殊不知其美國主子養你這條狗，就是要你去咬自己的弟兄<text:span text:style-name="T3">--</text:span>祖國大陸，要你和自己的兄弟拼命，完全不把台灣人的命當命看。<text:span text:style-name="T3"><text:line-break/><text:line-break/></text:span>這回竟然還公開點名台灣是反<text:span text:style-name="T3">ISIS</text:span>的重要成員，希望世人不要忽略台灣的<text:span text:style-name="T3"><text:s/>"</text:span>貢獻<text:span text:style-name="T3">"</text:span>。你想想，一個真的會在乎你的生存福祉的人，會如此把你往火坑推嗎？會老是想把你推向恐怖戰火嗎？藉以充當滿足西方利益的一種犧牲品，就如美國在世界各地之所為，用各種堂皇名義、漂亮說詞，什麼民主啦，自由啦，人道介入啦，維護世界和平啦等等等，努力在世界各地挑起戰亂與烽火，藉以傷害敵國，從中漁利。<text:span text:style-name="T3"><text:line-break/><text:line-break/></text:span>台灣政府及台灣社會不但不生氣自己被推入火坑，反而還感謝美國的提拔，感謝美國政府公開點名台灣；謝謝主人，被主人點到名，真是十分榮耀。這樣一種荒唐與無知，真是世所罕見，不可思議。<text:span text:style-name="T3"><text:line-break/><text:line-break/></text:span>你還記得當年全世界是誰第一個對海珊下達最後通牒的攻擊令的嗎？就是阿扁當總統時之所為，以美國狗之姿，公開<text:span text:style-name="T3"><text:s/>"</text:span>命令<text:span text:style-name="T3">" </text:span>海珊在三天內下台自行流亡，否則<text:span text:style-name="T3">...<text:line-break/><text:line-break/></text:span>台灣人，我的兄弟姐妹，不要不見棺材不掉淚；很多時候，往下便是深淵；很多時候，錯誤是無法修正，回不了頭的。你可以統，可以獨，但不要為虎作倀，不要當美國人的狗；認清是非善惡，認清生存利益之所在，遠離戰爭，遠離惡徒，行公義，好憐憫，做良善之事。<text:span text:style-name="T3"><text:line-break/><text:line-break/></text:span>陳真<text:span text:style-name="T3"><text:line-break/>================<text:line-break/></text:span>誰一手催生<text:span text:style-name="T3">ISIS</text:span>？<text:span text:style-name="T3"><text:s/></text:span>美國記者說出真相<text:span text:style-name="T3"><text:line-break/><text:line-break/>2015-11-18<text:line-break/><text:line-break/></text:span>聯合新聞網<text:span text:style-name="T3"><text:s/></text:span>綜合報導<text:span text:style-name="T3"><text:line-break/><text:line-break/></text:span>「<text:span text:style-name="T3">ISIS</text:span>是誰？又是誰催生了<text:span text:style-name="T3">ISIS</text:span>的誕生？」近日在巴黎發生震驚全球的大規模恐怖攻擊行動，而<text:span text:style-name="T3">ISIS</text:span>（伊斯蘭國）似乎就是這一切的幕後元兇，令人不經開始思考這個惡名昭彰的恐怖組織到底是從何崛起。日前美國記者班‧史旺（<text:span text:style-name="T3">Ben Swann</text:span>）在網路上發佈了一段影片，內容直指「美國」其實就是一手催生<text:span text:style-name="T3">ISIS</text:span>的最大推手。<text:span text:style-name="T3"><text:line-break/><text:line-break/></text:span>班指出，<text:span text:style-name="T3">ISIS</text:span>起源其實是<text:span text:style-name="T3">2006</text:span>年一支伊拉克境內的叛軍組織，而這組織在<text:span text:style-name="T3">2009</text:span>年轉而參加了敘利亞的內戰。當時，由於另一支當地的叛軍「敘利亞自由軍」接受採訪時宣稱，若國際不再一個月內提供武力資源，反抗軍就會在一個月內全軍覆沒，失去推翻總統阿薩德的機會。<text:span text:style-name="T3"><text:line-break/><text:line-break/></text:span>此後，大量的資金與武器援助便開始從國際湧入敘利亞，這些資源還包括專業的軍事訓練，使得敘利亞自由軍在內的叛軍一夕之間壯大成訓練精良的部隊。然而，一切都在一年內變了調，敘利亞自由軍內部分的人組成<text:span text:style-name="T3">ISIS</text:span>，直接接收來自美國等國家的軍事資源，並在<text:span text:style-name="T3">2014</text:span>年<text:span text:style-name="T3">6</text:span>月時帶著這些資源回頭對伊拉克進行侵略，拿下大部分的北方領土。<text:span text:style-name="T3"><text:line-break/><text:line-break/></text:span>班表示，獲得國際軍援是大部分媒體在報導<text:span text:style-name="T3">ISIS</text:span>崛起時所忽略的重要因素。儘管美國總統歐巴馬（<text:span text:style-name="T3">Barack Obama</text:span>）在接受訪問時表示美國僅提供「非致命性」的武器，而參議員約翰‧麥肯（<text:span text:style-name="T3">John Mccain</text:span>）也表示提供武器只是為了平衡敘利亞叛軍與政府的火力，但他們仍無法否認美國已一手催生<text:span text:style-name="T3">ISIS</text:span>這個新興的恐怖組織。<text:span text:style-name="T3"><text:line-break/><text:line-break/></text:span>因此，班強調，<text:span text:style-name="T3">ISIS</text:span>並非如媒體所敘述的，是起因於美國的無作為，相反地，<text:span text:style-name="T3">ISIS</text:span>是美國的「直接行動」導致的。隨後，班更翻出過去歷史，表示，美國當初也是軍援了賓拉登，催生了基地組織（<text:span text:style-name="T3">AlQueda</text:span>），而在<text:span text:style-name="T3">1980-</text:span>年代甚至還曾提供伊拉克海珊政權生或武器對抗伊朗，接著在<text:span text:style-name="T3">2003</text:span>年推翻他，推翻後的權力真空期又提供了現在<text:span text:style-name="T3">ISIS</text:span>壯大的最好時機。<text:span text:style-name="T3"><text:line-break/><text:line-break/></text:span>「美國擅長破壞，不擅長復原」影片中班引用來自<text:span text:style-name="T3">Ron Paul</text:span>機構的丹尼爾‧麥克亞當（<text:span text:style-name="T3">Daniel McAdams</text:span>）的話，希望大眾思考，這些極端戰爭行為所造成的殘酷代價，是否值得先進國家如此花費人民的納稅錢。<text:span text:style-name="T3"><text:line-break/><text:line-break/>===============<text:line-break/></text:span>美反伊斯蘭國聯盟<text:span text:style-name="T3"><text:s/></text:span>歐巴馬提台灣<text:span text:style-name="T3"><text:line-break/><text:line-break/></text:span>中央社<text:span text:style-name="T3"><text:s/>– 2015</text:span>年<text:span text:style-name="T3">11</text:span>月<text:span text:style-name="T3">23</text:span>日<text:span text:style-name="T3"><text:line-break/><text:line-break/></text:span>（中央社記者廖漢原華盛頓<text:span text:style-name="T3">22</text:span>日專電）美國總統歐巴馬在馬來西亞吉隆坡記者會表示，出席美國與東協以及東協峰會可強化對抗伊斯蘭國聯盟的合作，當中的夥伴包括澳洲、日本與台灣等。<text:span text:style-name="T3"><text:line-break/><text:line-break/></text:span>前往吉隆坡出席美國與東南亞國家協會（<text:span text:style-name="T3">ASEAN</text:span>）以及東亞峰會的歐巴馬，<text:span text:style-name="T3">22</text:span>日在記者會談及國際反恐指出，過去幾年，美國的亞洲友邦也是恐怖主義受害者，當中許多國家是美國反恐行動的夥伴，出席峰會是和國際對抗伊斯蘭國聯盟中的亞太國家共同合作的機會。<text:span text:style-name="T3"><text:line-break/><text:line-break/></text:span>他表示，反伊斯蘭國聯盟在亞太地區包括澳洲、加拿大、日本、馬來西亞、紐西蘭、新加坡、南韓以及台灣。<text:span text:style-name="T3"><text:line-break/><text:line-break/></text:span>歐巴馬表示，過去<text:span text:style-name="T3">1</text:span>年多美國成立與領導對抗伊斯蘭國聯盟，約有<text:span text:style-name="T3">65</text:span>國參與，由於行動多聚焦在美國的領導，許多夥伴的貢獻因此被忽視。</text:p>
      <text:p text:style-name="P1"><text:span text:style-name="T1">陳真</text:span><text:s/>  |  2015.11.23 02:54   |   <text:a xlink:type="simple" xlink:href="http://palinfo.habago.org/Entry?Command=Information_PrintForum&amp;iPage=294#FORUM34115"><text:span text:style-name="T2">#</text:span></text:a></text:p>
      <text:p text:style-name="P3">所謂<text:span text:style-name="T3"><text:s/>"</text:span>如入鮑魚之肆，久而不聞其臭<text:span text:style-name="T3">"</text:span>。在一個發臭的房裏待久了，你往往是聞不出臭味的。因為曾經離開台灣十年，所以我能很清楚地感受到台灣前後的巨大變化。<text:span text:style-name="T3"><text:line-break/><text:line-break/></text:span>變化之一是：在一種藉以切割敵我的政治操弄下，所謂民主與自由成為一種根本無須思索、不許置疑的政治正確；在這樣一種刻意粗糙到爆的低能思想標籤底下，民主與自由同時也成為一種區隔敵我、打擊異己的廉價政治工具與藉口；哪個黨或個人，一旦被畫分到反方陣營，便成為全民公敵，成為反民主反改革的罪人，彷彿人人得而誅之。真的誅當然不敢啦，但人人得而辱之卻成為一種全民運動。<text:span text:style-name="T3"><text:line-break/><text:line-break/></text:span>西方世界當然也沒有好到哪去。<text:span text:style-name="T3">"</text:span>自由<text:span text:style-name="T3">" </text:span>一詞在西方世界討論了兩千多年，但至今仍然還是停留在第一課。我常想，人類究竟得流下多少無辜者的鮮血，灑下多少熱淚，才有可能翻開到第二課，讓思想與概念取得它應有的一點點深度。<text:span text:style-name="T3"><text:line-break/><text:line-break/></text:span>做為一個所謂民主與自由的受害者，飽受痛苦之餘，免不了偶而會想起羅蘭夫人。她走上斷頭台，向著所謂革命廣場上的自由雕像鞠躬，留下一句名言：<text:span text:style-name="T3">"</text:span>自由！自由！天下古今多少罪惡假汝之名以行之！<text:span text:style-name="T3">" </text:span>法國大革命兩百多年過去了，這話依然觸動人心，至少觸動我的心。<text:span text:style-name="T3"><text:line-break/><text:line-break/>"</text:span>羅蘭夫人<text:span text:style-name="T3">" </text:span>當然不是只有一個，而是千千萬萬。估計再過個兩百年，我看同樣的悲劇依然盛行於世；兩百年後，咱們的子孫的子孫，恐怕依然還是講自由的第一課而毫無進展。<text:span text:style-name="T3"><text:line-break/><text:line-break/></text:span>也許，在某個很重要的意義上，這倒也不是什麼壞事，甚至是一種福音。<text:span text:style-name="T3"><text:line-break/><text:line-break/></text:span>我不是很喜歡奇士勞斯基的電影，但他有句話卻深得我心，他說：「我唯一的優點是：我悲觀。」也許我的優點還比他要更為深刻一些，那就是，何止悲觀，事實上我是跡近完全絕望的。也許這也正是為什麼<text:span text:style-name="T3"><text:s/>"</text:span>不管我談什麼問題，我總是沒辦法不用宗教的眼光去看待<text:span text:style-name="T3">" (</text:span>維根斯坦語<text:span text:style-name="T3">)</text:span>。我如果對人的德性與智慧仍然還懷著一絲信心，我如何可能會去想到天上神明呢？我已經盡了一切力氣想改過向善，想認清真理，但我就是不可能做到；除了神，世上還能有什麼仰望？意義從何而來？<text:span text:style-name="T3"><text:line-break/><text:line-break/></text:span>當然，這是第二課以後的內容了，我們還是回到第一課吧。<text:span text:style-name="T3"><text:line-break/><text:line-break/></text:span>因為住在帝寶<text:span text:style-name="T3"><text:s/>(</text:span>我在台中租的三坪大的房間真的就叫帝寶<text:span text:style-name="T3">)</text:span>，地處荒郊野外，出入不便，下了診更是沒得吃，於是每周固定有兩天的時間總是得餓肚子。基本上，我就把它當成一種有益於靈魂的鍛煉。每次回到台南，幾乎都快累垮。若是隔天周六必須到台北靜站，那就更慘了。<text:span text:style-name="T3"><text:line-break/><text:line-break/></text:span>這回靜站大概是八年靜站以來最為艱難的一次，簡直度秒如年，幾乎要當場倒下。托爾斯泰鄙夷肉體，他說，<text:span text:style-name="T3">"</text:span>肉體只是靈魂的奴隸<text:span text:style-name="T3">"</text:span>。我的這個<text:span text:style-name="T3"><text:s/>"</text:span>奴隸<text:span text:style-name="T3">"</text:span>，經常被我虐待到一息尚求。<text:span text:style-name="T3"><text:line-break/><text:line-break/></text:span>長年忙碌，一兩星期之中很難得能有一天睡上五小時。這回靜站之所以如此艱難是因為之前幾天沒時間睡，周六凌晨兩點睡，三點又得起床趕搭四點多的統聯客運到台北，然後又趕去國際會議中心參加一年一度的精神醫學會大拜拜，簽個名，覷個空就趕緊溜出，趕早場十點的<text:span text:style-name="T3"><text:s/>"</text:span>包法利夫人<text:span text:style-name="T3">"</text:span>。它又被再度搬上銀幕，全台灣只有台北上映，所以只好如此拼命奔波。<text:span text:style-name="T3"><text:line-break/><text:line-break/></text:span>來到真善美電影院，它是台北極少數的所謂藝術電影院之一，或甚至唯一。上一回來<text:span text:style-name="T3"><text:s/>"</text:span>真善美<text:span text:style-name="T3">" </text:span>已經是好幾年前的事了。我原本以為台北應該文化水平會高一些，而且又是所謂藝術電影院，至少過去的經驗是你基本上可以在此安心安靜地看電影的一個地方，沒想到已經變得跟台南民主聖地一樣，也是<text:span text:style-name="T3"><text:s/>"</text:span>民主自由<text:span text:style-name="T3">"</text:span>，人民我最大，你爸我喜歡幹什麼就幹什麼。全場大概<text:span text:style-name="T3">20</text:span>人，竟然有一半的人手裏是提著一堆食物和飲料的，而且兩兩成群，不斷說話，簡直就是把電影院當成自家客廳。<text:span text:style-name="T3"><text:line-break/><text:line-break/></text:span>我不斷換座位以逃避一個又一個民主自由人士，逃避噪音以及人手一包的<text:span text:style-name="T3"><text:s/>"</text:span>老上海滷味<text:span text:style-name="T3">"</text:span>，根本沒法好好看電影。於是我就起身轉頭大聲對全場觀眾說，<text:span text:style-name="T3">"</text:span>你們吃東西能不能小聲一點？<text:span text:style-name="T3">" </text:span>我突如其來的怒吼，造成大約僅有幾秒鐘的寧靜。幾秒鐘過後，觀眾們也許立即判斷出<text:span text:style-name="T3"><text:s/>"</text:span>他們<text:span text:style-name="T3">" </text:span>是多數，而我呢，只是少數，甚至只是一個人，何必鳥我？於是裝食物的塑膠袋噪音比之前更大，而且是觀眾們刻意弄出更大的噪音。<text:span text:style-name="T3"><text:line-break/><text:line-break/></text:span>幾分鐘後，我忍不住又罵了一次。這回不但引起的噪音更大，而且竟然還引起一陣訕笑和噓聲。我沒辦法，手上沒刀沒槍，總不可能當場殲滅這些人渣，只好忍耐。忍耐到電影快要結束，當包法利夫人都已經服毒自殺的高潮戲來了時，一對坐在我旁邊的時髦女生，竟然開始互相吱吱喳喳地發表感想，像連珠炮一般，彼此激烈地交換八卦心得。其中一個說，<text:span text:style-name="T3">"</text:span>唉呀，她老公對她好一點就不會養小白臉了啦。<text:span text:style-name="T3">" </text:span>另一個說，<text:span text:style-name="T3">"</text:span>拜託哦，她老公這樣還不夠好啊？<text:span text:style-name="T3">"<text:line-break/><text:line-break/></text:span>我實在受不了，轉過頭去說：<text:span text:style-name="T3">"</text:span>媽的！<text:span text:style-name="T3">(</text:span>這句是心裏旁白，沒有說出來<text:span text:style-name="T3">) </text:span>妳們要講話，是不是到外面去講？<text:span text:style-name="T3">" </text:span>她們立即丟給我一個不爽的眼色，放低了八卦音量。<text:span text:style-name="T3"><text:line-break/><text:line-break/></text:span>片尾字幕一出現，全場幾乎跑光，最後只剩我一人還坐著聽片尾動人的音樂，但我同時也聽到場外有人在議論我，而且還在場外探頭探腦上下打量，一副好像準備等我出去就要讓我好看的口氣。<text:span text:style-name="T3"><text:line-break/><text:line-break/></text:span>這事還有下文，但略過不表，不是重點。我要說的重點是：多數一方其實是很難體會做為少數異類的痛苦的。當多數人都如此吃吃喝喝吵吵鬧鬧地看電影<text:span text:style-name="T3"><text:s/>(</text:span>這樣也能叫做看電影？<text:span text:style-name="T3">)</text:span>或對此不覺得有什麼問題時，他是很難把少數人之受害的痛苦當一回事的；彷彿只要人多，只要我屬多數，我便可為所欲為。但這是自由嗎？當然不是。自由是保障少數異類的一種權利設計，而不是讓多數人為所欲為。<text:span text:style-name="T3"><text:line-break/><text:line-break/></text:span>前一陣子不是有什麼<text:span text:style-name="T3"><text:s/>"</text:span>我是查理<text:span text:style-name="T3">" </text:span>的世界各地聲援活動嗎？一群號稱什麼碗糕理想、其實說穿了不過就是拼雜誌社銷售業績的所謂進步人士，口無遮攔，對異己宗教與少數族群長期任意羞辱糟蹋，便是以所謂言論自由為名。但我不相信這樣一種自由概念能夠成立。當多數一方擁有這樣一種可以對少數弱勢異己為所欲為的所謂<text:span text:style-name="T3"><text:s/>"</text:span>自由<text:span text:style-name="T3">" </text:span>時，總有一天，你勢必就得承受對方的報復或反抗，就連教宗也說，要是有人膽敢如此侮辱他的媽媽，他也勢必要揮拳頭揍人。<text:span text:style-name="T3"><text:line-break/><text:line-break/></text:span>同理，這幾年在台灣忍受這種痛苦到極點的電影院多數暴力之後，要不是我具有極其強大的理性，知道我若不克制自己的憤怒而採取以暴制暴的作法，我將會付出很大的代價，我恐怕也會如同所謂恐怖份子一般，做出傷人的激烈舉動，因為我知道不管我如何道德勸說，多數一方根本聽不見，根本不想聽；就算聽見了也只是噗嗤一笑，根本不會當成一回事進而克制自己的所謂<text:span text:style-name="T3"><text:s/>"</text:span>自由<text:span text:style-name="T3">"</text:span>。<text:span text:style-name="T3"><text:line-break/><text:line-break/></text:span>它媽的所謂<text:span text:style-name="T3"><text:s/>"</text:span>我是查理<text:span text:style-name="T3">" </text:span>的運動中，高舉一個大家向來朗朗上口的口號叫<text:span text:style-name="T3"><text:s/>"</text:span>筆比槍桿子更有力<text:span text:style-name="T3">"</text:span>。這話我是相信的。重點是，主流勢力所憑藉的從來都不是筆，而是槍桿子，而且是全世界最尖端最恐怖的各種殺人武器，毫無人性地長年四處燒殺擄掠，藉以建構其多數一方為所欲為傷害異己、傷害少數弱勢的所謂<text:span text:style-name="T3"><text:s/>"</text:span>自由<text:span text:style-name="T3">"</text:span>。至於<text:span text:style-name="T3"><text:s/>"</text:span>筆<text:span text:style-name="T3">" </text:span>呢，他們只是用來在別人的痛苦傷口上撒鹽，耍嘴皮，講風涼，唱高調，歪曲事實，抹黑異己，製造所謂輿論，從中取樂，從中謀利，然後說這是<text:span text:style-name="T3">x</text:span>它媽的什麼言論自由。<text:span text:style-name="T3"><text:line-break/><text:line-break/></text:span>這樣一種以自由為名所行使的罪惡與暴力，如果不受到眾人譴責，從而受到壓制與克制，那麼，少數與弱勢一方的報復與反抗，將會是一種必然而非偶然，而且勢必越演越烈，從而被另一群同樣信奉<text:span text:style-name="T3"><text:s/>"</text:span>拳頭就是真理<text:span text:style-name="T3">" </text:span>的人所利用，直到所有人都成為暴力的受害者。</text:p>
      <text:p text:style-name="P1"><text:span text:style-name="T1">陳真</text:span><text:s/>  |  2015.11.20 08:56   |   <text:a xlink:type="simple" xlink:href="http://palinfo.habago.org/Entry?Command=Information_PrintForum&amp;iPage=294#FORUM34114"><text:span text:style-name="T2">#</text:span></text:a></text:p>
      <text:p text:style-name="P4">Seconds later, she detonated a suicide vest, killing herself and causing the floor of the apartment to collapse. The explosion was so violent that her spine was later found lying in the street outside.<text:line-break/><text:line-break/>http://goo.gl/Lb2v6r</text:p>
      <text:p text:style-name="P1"><text:span text:style-name="T1">孫從輔</text:span><text:s/>  |  2015.11.20 04:45   |   <text:a xlink:type="simple" xlink:href="http://palinfo.habago.org/Entry?Command=Information_PrintForum&amp;iPage=294#FORUM34113"><text:span text:style-name="T2">#</text:span></text:a></text:p>
      <text:p text:style-name="P3"><text:span text:style-name="T3"><text:line-break/>10</text:span>月<text:span text:style-name="T3">13</text:span>日，衛報上刊登一篇文章，講述法國政客如何高舉世俗主義大旗，強迫穆斯林兒童吃豬肉。當時讀完覺得法國政客的作為完全符合恐怖攻擊的定義：<text:span text:style-name="T3">"</text:span>為達成宗教，政治或意識形態上的目的而故意攻擊平民<text:span text:style-name="T3">"</text:span>。更可惡的是，這些攻擊者非但沒有以自身性命為代價，反而處在安全的位置上特續獲取政治利益。然而這樣大規模持續性的恐怖活動竟沒有全世界的<text:span text:style-name="T3">"</text:span>主流媒體<text:span text:style-name="T3">"</text:span>爭相報導，直到一個月後發生了符合<text:span text:style-name="T3">"</text:span>主流<text:span text:style-name="T3">"</text:span>所定義的恐怖攻擊，新聞才大肆報導，廣博同情。原來在<text:span text:style-name="T3">"</text:span>主流<text:span text:style-name="T3">"</text:span>的眼裡，有些平民比其它平民更平民<text:span text:style-name="T3">! <text:line-break/><text:line-break/><text:line-break/>(</text:span>以下附原文網址及翻譯<text:span text:style-name="T3">)<text:line-break/><text:line-break/></text:span>衛報原文：<text:span text:style-name="T3">http://www.theguardian.com/world/2015/oct/13/pork-school-dinners-france-secularism-children-religious-intolerance<text:line-break/></text:span>觀察者網翻譯：<text:span text:style-name="T3">http://www.guancha.cn/AngeliqueChrisafis/2015_11_10_340699_s.shtml<text:line-break/><text:line-break/></text:span>作者：<text:span text:style-name="T3"><text:line-break/>Angelique Chrisafis<text:line-break/><text:line-break/><text:line-break/>Pork or nothing: how school dinners are dividing France<text:line-break/></text:span>豬肉餐撕裂法國<text:span text:style-name="T3"><text:line-break/><text:line-break/></text:span>住在巴黎附近小鎮上的法國護士<text:span text:style-name="T3">Aïcha Tabbakhe</text:span>給學校孩子們填寫就餐表時犯了難。原本標註誰是穆斯林因而不吃豬肉的小格子不見了。<text:span text:style-name="T3"><text:line-break/><text:line-break/></text:span>「我很困惑，給市政廳打電話，卻被告知從現在起，表格就是這樣的。」她說：「要麼吃豬肉，要麼餓肚子。」<text:span text:style-name="T3"><text:line-break/><text:line-break/></text:span>對女士能否戴頭巾的爭論在法國持續多年後，豬肉又成了這個國家關於國家形象和伊斯蘭教地位激烈爭論的新戰場。右翼政治家利用學校的「培根<text:span text:style-name="T3">+</text:span>肉腸」餐來教育孩子們如何做個法國人。<text:span text:style-name="T3"><text:line-break/><text:line-break/></text:span>法庭上鬥智慧鬥法，政壇上惡語相向。抗議者警告道，充滿爭議的菜譜改動向穆斯林和猶太孩子傳遞了這樣一個信息：要想成為一個真正的法國人，必須吃烤豬肉。<text:span text:style-name="T3"><text:line-break/><text:line-break/></text:span>政治家們圍繞學校餐盤裡的火腿打得不可開交，他們就法國世俗主義的真義和《查理週刊》恐怖襲擊後世俗主義是否被右翼綁架和歪曲而激烈爭吵。<text:span text:style-name="T3"><text:line-break/><text:line-break/>Tabbakhe</text:span>的家鄉<text:span text:style-name="T3">Chilly-Mazarin</text:span>是<text:span text:style-name="T3">L'Essonne</text:span>省一個只有兩萬人的小鎮，緊鄰巴黎南部奧利機場。右翼市長們以世俗之名宣佈在學校食堂取消無豬肉餐，這剛剛在小鎮推行。<text:span text:style-name="T3"><text:line-break/></text:span>三十年來，<text:span text:style-name="T3">Chilly-Mazarin</text:span>給穆斯林和猶太孩子提供無豬肉餐。<text:span text:style-name="T3"><text:line-break/><text:line-break/></text:span>可從<text:span text:style-name="T3">11</text:span>月起，事情開始起了變化。菜單上的餐食是芥末味烤豬肉和烤小胡瓜、斯特拉斯堡香腸和有機扁豆，或烤火腿意大利麵，於是那些出於宗教原因不吃豬肉的孩子們就只能吃配菜充飢了。<text:span text:style-name="T3"><text:line-break/><text:line-break/></text:span>新市長<text:span text:style-name="T3">Jean-Paul Beneytou</text:span>來自薩科奇的右翼共和黨，他表示這是依照常識讓公共部門保持「中立」的做法。但很多家長、老師和左翼反對黨政治家則稱這是蓄意侮辱伊斯蘭教，在學校午餐上玩弄政治，這對孩子太殘酷了。<text:span text:style-name="T3"><text:line-break/><text:line-break/></text:span>「對孩子的影響是最大的。」<text:span text:style-name="T3">Tabbakhe</text:span>說：「我的女兒才四歲，很難理解她是不吃豬肉的。她既沒有意識到這個，我們也不會談論它。我該怎麼告訴她呢？我努力直白地告訴她我們在家不吃豬肉。但她以為豬肉是一種甜點。」<text:span text:style-name="T3"><text:line-break/><text:line-break/></text:span>「她說：『是，我吃了，很好吃。』如果不是這種可怕的情形，這本該很搞笑。她完全迷惑了，也感覺到氣氛不對。她在學校哭，說不想吃套餐。」<text:span text:style-name="T3"><text:line-break/><text:line-break/></text:span>「我九歲的兒子和一個反對此舉的家長協會一起挨家挨戶請願，得到了很多憤怒的非穆斯林家長的簽名。他告訴我：『別擔心，媽媽。我不吃。』他本不用去擔心這些。學校就是一起學習生活的地方，和這些無關。現在我九歲的兒子開始問：『我為什麼與眾不同？』」<text:span text:style-name="T3"><text:line-break/><text:line-break/><text:line-break/>Tabbakhe</text:span>每天早晨摘掉頭巾再去工作。按律法國公共部門人員，包括醫院職工，必須看起來保持中立，不能有外在的標示顯露宗教信仰。「有法律，我就依法。可那不合法。」<text:span text:style-name="T3"><text:line-break/><text:line-break/></text:span>在過去八個月，一些右翼市長有關停止供應無豬肉校餐的決定受到了前總統薩科奇的大力支持，卻也激起了憤怒，導致民眾請願，甚至對簿公堂。<text:span text:style-name="T3"><text:line-break/><text:line-break/></text:span>法國的校餐由市政廳提供，他們可以隨意做決定。和英國不同，在法國，公立學校不提供伊斯蘭教和猶太教律法規定的食物。<text:span text:style-name="T3"><text:line-break/><text:line-break/></text:span>留下來吃午飯的穆斯林和猶太孩子和其他人吃一樣的肉。當某天有豬肉被端上餐桌，很多市政廳就會提供其他代替品，例如火雞香腸。<text:span text:style-name="T3"><text:line-break/><text:line-break/></text:span>其他城鎮會提供素食。法國從來沒有要求提供伊斯蘭教和猶太教律法所規定的肉類。只吃伊斯蘭或猶太教義規定食物的孩子們或者回家吃午飯，或者去私立宗教學校。但現在，爭論在法國蔓延。<text:span text:style-name="T3"><text:line-break/><text:line-break/></text:span>這場關於豬肉爭論的核心是法國的世俗主義原則是否被政治扭曲。法國是建立在教堂與國家嚴格分離的基礎上的，這一原則旨在讓所有個人信仰享有平等。<text:span text:style-name="T3"><text:line-break/><text:line-break/></text:span>理論上，國家在宗教面前是中立的。只要這對公共秩序無害，所有人有各自信仰的自由。<text:span text:style-name="T3"><text:line-break/><text:line-break/></text:span>自從一月的恐怖襲擊後，包括法國伊斯蘭極端分子槍擊諷刺雜誌《查理週刊》和一家巴黎猶太超市，造成<text:span text:style-name="T3">17</text:span>人身亡，於是世俗主義被政治集團頻頻用做應對社會頑疾的萬能答案。<text:span text:style-name="T3"><text:line-break/><text:line-break/></text:span>襲擊後，社會黨總理瓦爾斯說，世俗主義現在是唯一重要的。從那以後，這個詞語經常被政府和政治家頌揚，最近語言學家投票將這個詞選作年度熱詞。<text:span text:style-name="T3"><text:line-break/><text:line-break/></text:span>世俗主義曾經是左派的主張，如今在國民身份的辯論中，則受到右翼甚至是極右翼政黨國民陣線的推崇，他們批判任何被視為沒有法國性的事物，特別是用來針對伊斯蘭教，旨在將其從公共社會中驅逐出去。<text:span text:style-name="T3"><text:line-break/><text:line-break/></text:span>這是一個旨在保護多元化的原則，但社會學家<text:span text:style-name="T3">François Dubet</text:span>最近警告稱，現在談論起世俗主義成了一種宣稱白人基督教法國的方式，這裡每個人分享一樣的價值觀和傳統，是表達我們不想要穆斯林的方式。<text:span text:style-name="T3"><text:line-break/><text:line-break/>Jean-Louis Bianco</text:span>領導一個被稱為「世俗主義瞭望台」的全國諮詢機構。他警告說對無豬肉校餐開展的混戰是將世俗主義政治化的典型事例。「為什麼要在沒問題的地方製造問題？」<text:span text:style-name="T3"><text:line-break/><text:line-break/></text:span>「沒有其他地方像法國世俗主義一樣宣稱人們必須吃一樣的，穿一樣的，喝一樣的。」來自巴黎<text:span text:style-name="T3">École Pratique des Hautes Études</text:span>的宗教和國際關係歷史學家<text:span text:style-name="T3">Valentine Zuber</text:span>說：<text:span text:style-name="T3"><text:line-break/><text:line-break/></text:span>「這是對世俗主義原則的扭曲。」<text:span text:style-name="T3"><text:line-break/></text:span>她警告說，世俗主義被當成阻礙法國文化融合的手段，「當這一原則不再是其所指時。」<text:span text:style-name="T3"><text:line-break/><text:line-break/>Chilly-Mazarin</text:span>並未遭遇社會矛盾。它有漂亮的市政廳，安靜的街道，社會保障住房不足五分之一。二戰後法國放棄殖民地後，大量移民自北非來。小鎮被一條通往巴黎的公路一分為二，不少人在建造熱潮中找到了工作。<text:span text:style-name="T3"><text:line-break/><text:line-break/></text:span>居民們看重鄰里和睦。去年，社會黨市長被共和黨人取代。體育場外，公告欄裡張貼著國民陣線的海報<text:span text:style-name="T3">——</text:span>「這是我們的國家」。這提醒人們瑪麗娜‧勒龐的反移民政黨正在得勢。隨著其他政客爭取她的選民，她的論調開始強硬起來。<text:span text:style-name="T3"><text:line-break/><text:line-break/></text:span>一個不願具名的當地校長表示：「世俗主義不是講豬肉。這是尊重其他宗教，不是說不要其他宗教。禁止無豬肉餐對我和我們的老師來說太困難了。學校是教孩子們不論是否有不同，都要尊重他人的。這毀了我們在學校所教的。」<text:span text:style-name="T3"><text:line-break/><text:line-break/></text:span>「我八歲的兒子告訴我，媽媽，市長想要我吃豬肉。」<text:span text:style-name="T3">Amina Ben Bouzian</text:span>在托兒所工作。市長<text:span text:style-name="T3">Beneytou</text:span>說，這對孩子不會有壞處。「我們每個月提供三次豬肉，我不覺得這對孩子的健康有何影響。」<text:span text:style-name="T3"><text:line-break/><text:line-break/></text:span>他說這個決定是為了能「和諧相處」。提供給每個人一樣的食物而不因為提供不同的餐食而被孤立是很重要的。<text:span text:style-name="T3"><text:line-break/><text:line-break/></text:span>今年初，薩科奇支持的另一個市長<text:span text:style-name="T3">Gilles Platret</text:span>在勃艮第的<text:span text:style-name="T3">Chalon-sur-Saône</text:span>推翻無豬肉餐時，穆斯林司法防衛聯盟把他告上法院。<text:span text:style-name="T3"><text:line-break/></text:span>該團體的律師<text:span text:style-name="T3">Karim Achou</text:span>表示，一個孩子如果被提供了豬排還必須吃下的話，他會特別受傷。他從小就被千百遍提醒這是禁物。這個組織的第一個案子敗訴了，但它有發起了新的法律挑戰，<text:span text:style-name="T3">10</text:span>月<text:span text:style-name="T3">19</text:span>日將開庭。<text:span text:style-name="T3"><text:line-break/><text:line-break/></text:span>「我不是宗教敵人，但宗教信仰是私人的，公共服務應該是長期而中立的。」<text:span text:style-name="T3">Platret</text:span>表示。<text:span text:style-name="T3"><text:line-break/><text:line-break/></text:span>「我們歡迎所有孩子。我們不強迫他們吃不想吃的食物。我們不強迫穆斯林孩子吃豬肉。當一個孩子不吃飯，不論是不是宗教原因，食堂老師都會注意到並提供更多其他菜譜上的食物。前菜或者蔬菜，這樣他們就不會挨餓了。」<text:span text:style-name="T3"><text:line-break/><text:line-break/>Platret</text:span>在查理週刊襲擊後晉陞為法國市長協會世俗主義研究小組的副主席，他表示：「豬肉問題具有象徵性，它已經遠遠超越這些。」他認為世俗主義將成為<text:span text:style-name="T3">2017</text:span>年大選的主要話題。<text:span text:style-name="T3"><text:line-break/><text:line-break/></text:span>因為法國社會正在尋找它，質問它將如何整合移民群體。<text:span text:style-name="T3"><text:line-break/><text:line-break/></text:span>薩科奇正在爭取極右翼選民，以求在<text:span text:style-name="T3">2017</text:span>年重返總統寶座。他打著世俗主義的名號全力支持廢棄無豬肉校餐。他在法國電視台節目中說：「如果你希望孩子養成基於宗教信仰的飲食習慣，去私立的宗教學校吧。」<text:span text:style-name="T3"><text:line-break/><text:line-break/></text:span>他的政黨嚴重分裂。<text:span text:style-name="T3">Rachida Dati</text:span>，法國第一個在政府重要職位任職的穆斯林女士在<text:span text:style-name="T3">Chalon-sur-Saône</text:span>市郊長大，她譴責這種爭論，認為這是擾亂法國的空洞話題。<text:span text:style-name="T3"><text:line-break/><text:line-break/></text:span>右翼參議院<text:span text:style-name="T3">François Grosdidier</text:span>警告：「當你強迫一個孩子吃與他宗教或者文化信仰牴觸的食物，孩子不會吃的。因為政治原因，你剝奪了孩子的食物。」<text:span text:style-name="T3"><text:line-break/><text:line-break/></text:span>社會黨教育部長<text:span text:style-name="T3">Najat Vallaud-Belkacem</text:span>生在摩洛哥鄉下的一個穆斯林家庭，四歲搬家到法國。他公開指責取消無豬肉餐，稱這是一種禁止某些孩子走進食堂的法子。<text:span text:style-name="T3"><text:line-break/><text:line-break/></text:span>在法國，用豬肉傳達政治觀點，這並非第一次。<text:span text:style-name="T3">2010</text:span>年，極右翼團體故意計畫在靠近穆斯林祈禱地舉辦「豬肉和開胃酒」活動，這導致一場激辯，最終政府禁止了這個活動。<text:span text:style-name="T3"><text:line-break/></text:span>極右翼團體在巴黎市中心舉辦了叫做「共和國開胃酒」的活動，桌上堆滿了香腸和酒品，他們宣稱自己反對伊斯蘭教肉食，想捍衛世俗主義。<text:span text:style-name="T3"><text:line-break/><text:line-break/></text:span>上個月，當穆斯林歡慶宰牲節時，來自國民陣線的<text:span text:style-name="T3">Hayange en Moselle</text:span>市市長<text:span text:style-name="T3">Fabien Engelmann</text:span>在推特上發圖，照片上他撫摸著一隻羔羊，聲稱是從穆斯林慶典上解救出來的，要送去動物救助所。<text:span text:style-name="T3"><text:line-break/><text:line-break/></text:span>對法國右翼中的強硬派而言，肉就是政治。在上次<text:span text:style-name="T3">2012</text:span>年的大選上，薩科奇為連任總統而戰，最後輸給社會黨的奧朗德。他有意挑唆國民對餐盤伊斯蘭化的恐懼。<text:span text:style-name="T3"><text:line-break/><text:line-break/></text:span>勒龐開啟了伊斯蘭教肉食能否在很大的市場範圍內被賣給了非穆斯林顧客的激辯。他從勒龐手裡接過大旗。這次爭論始於勒龐錯誤地宣稱巴黎售賣的所有肉食都是符合伊斯蘭教律的種類。<text:span text:style-name="T3"><text:line-break/><text:line-break/></text:span>這不是薩科奇頭一次在分裂身份認同的政治上冒險。他最近說，應以世俗之名禁止學生在大學裡佩戴穆斯林頭巾，這一表態再次引起本黨內的批判。<text:span text:style-name="T3"><text:line-break/><text:line-break/>2004</text:span>年，法國禁止女孩在公立學校佩戴面紗及其他有宗教象徵的物品，如十字架和頭巾。但最近關於禁止女學生穿黑色長裙的事件揭露了涉及歧視和學校的緊張關係。<text:span text:style-name="T3"><text:line-break/><text:line-break/></text:span>今年早些時候，一個住在<text:span text:style-name="T3">Charleville-Mézières</text:span>的<text:span text:style-name="T3">15</text:span>歲女孩因為穿上黑色長裙而兩次被逐出學校，理由是太過顯著的宗教性。這激起了網上的標籤討論：「我穿裙子因為我喜歡。」<text:span text:style-name="T3"><text:line-break/><text:line-break/>CCIF</text:span>伊斯蘭恐懼症機構表示，自<text:span text:style-name="T3">2014</text:span>年以來，至少有<text:span text:style-name="T3">130</text:span>名學生因為穿著被認為太公開顯示其宗教性而給攆出了教室，主要都是黑色長裙。它的發言人<text:span text:style-name="T3">Yasser Louati</text:span>表示，這顯示了一種針對穆斯林的歇斯底里症，總體上這對社會沒有好處。<text:span text:style-name="T3"><text:line-break/><text:line-break/></text:span>他提到了豬肉校餐問題：「這是右翼故意採取的新政策，以便讓關於國家身份問題的公開討論在法國持續下去。我在這裡出生、這裡長大，之前我從未聽說過給不吃豬肉的穆斯林和猶太孩子提供不同校餐存在什麼問題。」<text:span text:style-name="T3"><text:line-break/><text:line-break/></text:span>回到<text:span text:style-name="T3">Chilly-Mazarin</text:span>，出生在尼斯的<text:span text:style-name="T3">Anouar Briki</text:span>從事建築業，他在考慮如何告訴六歲和九歲的女兒怎麼樣去應對學校食堂不再提供無豬肉餐。<text:span text:style-name="T3"><text:line-break/></text:span>「我只能用不會嚇到他們的方式來解釋這一切。」他說：「以前，他們和其他朋友一起正常就餐，但現在他們不得不舉手說，不，我們不要吃一樣的食物。我們甚至沒有要求吃穆斯林餐。父母們僅僅希望孩子們能吃不含豬肉的飯。」<text:span text:style-name="T3"><text:line-break/><text:line-break/></text:span>他為什麼會覺得這有點大驚小怪？「可能政治家覺得法國身份是和豬肉相連的。但法國身份的內涵遠遠不止這些。但是，根據調查，法國人最喜歡吃的是蒸粗麥粉。所以我們也別在本沒有分歧的廚房裡製造分歧了。」</text:p>
      <text:p text:style-name="P1"><text:span text:style-name="T1">陳真</text:span><text:s/>  |  2015.11.19 14:04   |   <text:a xlink:type="simple" xlink:href="http://palinfo.habago.org/Entry?Command=Information_PrintForum&amp;iPage=294#FORUM34112"><text:span text:style-name="T2">#</text:span></text:a></text:p>
      <text:p text:style-name="P2">我至今還不曾看過一個稱得上是藝術家或思想家的人會在現實問題上表現得像個智障。反之，無數從事所謂藝術工作或思想工作的蠢蛋俗蛋，通常就會像底下這位所謂<text:span text:style-name="T3"><text:s/>"</text:span>導演<text:span text:style-name="T3">" </text:span>這樣一種水平。天底下誰會那麼無聊會以一己性命去破壞大家的什麼自由與享樂的什麼碗糕美好價值？<text:span text:style-name="T3"><text:line-break/><text:line-break/></text:span>理解現實與藝術能力之密不可分，很容易理解；因為藝術不管再怎麼脫離地心引力，它終究還是關注血肉的；你的藝術水平跟你對現實血肉、對人事物的理解能力是完全一致的。<text:span text:style-name="T3"><text:line-break/><text:line-break/></text:span>今天，假設侯孝賢不是那個反對挑撥族群仇恨、睹爛反華反中的侯孝賢，而是一個綠油油的侯孝賢，那他便不可能拍出那樣人文深厚的電影，因為兩者是完全衝突的。<text:span text:style-name="T3"><text:line-break/><text:line-break/></text:span>同理，假設今天<text:span text:style-name="T3">Emir Kusturica</text:span>不是那樣一個反美反西方帝國侵略的導演，而是一個對於現實理解能力十分智障的導演，那他就不可能拍出那樣情感動人的電影，因為兩者是無法相容的。你不可能在現實血肉上對人對生命很智障，但卻又同時能成為一個藝術家或思想家。<text:span text:style-name="T3"><text:line-break/><text:line-break/></text:span>反之，你看島內那些帶點深綠或淺綠的導演，我至今還不曾看過一個不是藝術白癡；而且拍出來的東西，絕大多數低劣到真的會嚇死人<text:span text:style-name="T3">(</text:span>恕我不敢舉例<text:span text:style-name="T3">)</text:span>，根本就像國中生或小學生鬧著玩隨便交差了事的學校作業。<text:span text:style-name="T3"><text:line-break/><text:line-break/></text:span>維根斯坦經常關注自己或別人是不是一個好人，連他的學生畢了業，收到耶魯大學的聘書，他都反對學生去教書，因為維根斯坦覺得這位學生的道德水平恐怕不會比收音機裏頭每天胡說八道的名嘴更高明。<text:span text:style-name="T3"><text:line-break/><text:line-break/></text:span>有一天，羅素忍不住諷刺他說，把思想搞好就好了，當一個好人有那麼重要嗎？維根斯坦說，當然重要，<text:span text:style-name="T3">"</text:span>我若不是一個好人，我如何可能成為一個好的邏輯學家<text:span text:style-name="T3">?"<text:line-break/><text:line-break/></text:span>自從人類有了語言之後，概念與言說的技藝便誕生了，藉以理解原本無形無狀的世界，企圖掌握<text:span text:style-name="T3"><text:s/>"</text:span>真實<text:span text:style-name="T3">"(reality)</text:span>；久而久之，當概念變成一種裝飾品，一種意味著身份地位的表徵，概念便慢慢和生命隔開來，彷彿真理<text:span text:style-name="T3">(truth)</text:span>或真實是一回事，生命卻又是另一回事；彷彿概念不是概念，而只是一種作文比賽，一種像開車那樣的純技術。<text:span text:style-name="T3"><text:line-break/><text:line-break/></text:span>但這終究是不可能的事，沒有深厚血肉的理解為基礎，深邃動人的概念難道會憑空從天上掉下來？即便是極為抽象的思維例如數學與邏輯，尚且都脫離不了訴說者為人之良莠，脫離不了人對於血肉生命理解的深度，更何況是描述善惡悲歡的藝術工作。難道你能想像沈從文一方面寫出溫婉細膩的深情與憐憫，一方面卻又是個張牙舞爪、囂張跋扈的統獨人士或進步份子？<text:span text:style-name="T3"><text:line-break/><text:line-break/></text:span>陳真<text:span text:style-name="T3"><text:line-break/>=====================<text:line-break/></text:span>《大藝術家》金導斥恐攻：巴黎人不被擊潰<text:span text:style-name="T3"><text:line-break/><text:line-break/></text:span>中時電子報作者潘鈺楨╱綜合報導<text:span text:style-name="T3"><text:line-break/><text:line-break/>2015</text:span>年<text:span text:style-name="T3">11</text:span>月<text:span text:style-name="T3">19</text:span>日<text:span text:style-name="T3"><text:line-break/><text:line-break/></text:span>奧斯卡最佳導演米歇爾哈札納維西斯認為，恐怖分子打擊不了法國人的民族性。（資料照片）<text:span text:style-name="T3"><text:line-break/><text:line-break/></text:span>中國時報【潘鈺楨╱綜合報導】<text:span text:style-name="T3"><text:line-break/><text:line-break/></text:span>以《大藝術家》拿下２座小金人的法國導演米歇爾哈札納維西斯，<text:span text:style-name="T3">17</text:span>日也發表公開信，沉痛對伊斯蘭國（<text:span text:style-name="T3">IS</text:span>）喊話：「你們不可能贏，不可能擊潰巴黎人的享樂主義與價值觀。」<text:span text:style-name="T3"><text:line-break/><text:line-break/></text:span>他說恐怖分子滲入巴黎沒有表徵，讓人無招架之力：「或許死傷讓你們自以為是勝利者，但我們不可能被擊潰，無論發生什麼事，永遠改變不了法國人對生活的熱愛。」他認為崇尚自由是法國人的天性，斥責製造死傷的<text:span text:style-name="T3">IS</text:span>是病態意識的象徵。<text:span text:style-name="T3"><text:line-break/><text:line-break/></text:span>他為法國人打氣：「我們世代居住在此，現在我們的價值觀遭受迫害，需要守護。法國人會團結一致，朝友愛之路邁進。」</text:p>
      <text:p text:style-name="P1"><text:span text:style-name="T1">陳真</text:span><text:s/>  |  2015.11.18 13:54   |   <text:a xlink:type="simple" xlink:href="http://palinfo.habago.org/Entry?Command=Information_PrintForum&amp;iPage=294#FORUM34110"><text:span text:style-name="T2">#</text:span></text:a></text:p>
      <text:p text:style-name="P3">主流媒體及政客們經常喜歡在<text:span text:style-name="T3"><text:s/>"</text:span>他們<text:span text:style-name="T3">" </text:span>和<text:span text:style-name="T3"><text:s/>"</text:span>我們<text:span text:style-name="T3">" </text:span>之間以所謂<text:span text:style-name="T3"><text:s/>"</text:span>文明<text:span text:style-name="T3">" </text:span>畫下一道界線，表明<text:span text:style-name="T3"><text:s/>"</text:span>他們<text:span text:style-name="T3">" "</text:span>恐怖份子<text:span text:style-name="T3">" </text:span>企圖攻擊所謂<text:span text:style-name="T3"><text:s/>"</text:span>文明世界<text:span text:style-name="T3">"</text:span>，彷彿恐怖份子是心理變態，吃飽了沒事幹，一心就是想毀滅什麼文明世界。<text:span text:style-name="T3"><text:line-break/><text:line-break/></text:span>卡通片通常都是這麼演的，例如<text:span text:style-name="T3"><text:s/>"</text:span>科學小飛俠<text:span text:style-name="T3">" </text:span>我小時候常看，每一集都會有個壞蛋，沒事就只是想毀滅地球、毀滅大家的美好生活。卡通可以如此幼稚，現實社會有可能有這麼一大群病態的無聊人士嗎？前仆後繼，寧可犧牲自己的生命與大好前途，也要毀滅什麼文明世界？<text:span text:style-name="T3"><text:line-break/><text:line-break/></text:span>人似乎有這樣一種劣根性，當他成為多數，成為強勢時，他便會去糟蹋弱者與少數一方。遠的不說，你光看島內便能一清二楚，誰是主流，誰就囂張跋扈、暴民橫行無阻；所謂民主對他們來說，就是順我者昌，逆我者亡；所謂自由就是恁爸我有任意傷害你的自由。<text:span text:style-name="T3"><text:line-break/><text:line-break/></text:span>所謂自由，乃至言論自由，之所以值得尊敬，是因為它乃是要保障少數異類或異己能夠愉悅存在、自由生活而不會輕易受到打壓與歧視的一種道德態度；這樣一種態度，造就了文明，促使了文化多元發展的可能性。<text:span text:style-name="T3"><text:line-break/><text:line-break/></text:span>遠的不說，看看島內，這些高舉所謂民主自由大旗的所謂進步人士及其一票喊打喊殺的徒眾，每天是如何在傷害少數異己，甚至你連保持沉默都經常會被視為一種對主流政治思維的挑釁與不敬，進而受到暴民們的嚴懲。<text:span text:style-name="T3"><text:line-break/><text:line-break/></text:span>於是，打落水狗的暴民成為英雄，但你試著去批評一下他們的主子或神主牌試試，保證會讓你痛不欲生。<text:span text:style-name="T3"><text:line-break/><text:line-break/></text:span>應該是去年吧，成大歷史系一位教授王文霞，不是在校內會議上發言提到說鄭南榕自焚不可取，說他不愛惜生命，說他不能以生命來要脅一種政治主張云云，大約就是說了這樣幾句話，恐怖噩夣馬上降臨在她身上，暴民瘋狂鬥臭之，綠色政客及一大票綠油油的無恥學者辱罵之，要求把她解聘，逼她要向社會大眾、向鄭南榕家屬道歉認錯<text:span text:style-name="T3">...</text:span>等等等，種種瘋狂的攻擊、羞辱與威脅，讓她嚇得連走在成大校園都怕會有人身安全的危險。<text:span text:style-name="T3"><text:line-break/><text:line-break/></text:span>這樣一種事，五十幾年來，在這島上，始終是常態，甚至在最近十幾二十年更是變本加厲，差別只是在於以前你不能批評藍的，現在你不能批評綠的。<text:span text:style-name="T3"><text:line-break/><text:line-break/></text:span>可是，媽的鄭南榕、詹益樺是他媽的上帝不能碰嗎？就算是神，我們還是有褻瀆神明的自由。更何況對鄭南榕那樣一些批評，有一絲私什麼道德問題嗎？你就算不認同，頂多也就只能提出辯駁，而不是仗著人多勢眾便要置人於死。<text:span text:style-name="T3"><text:line-break/><text:line-break/></text:span>生命是不可能長久一直被糟蹋而不吭聲的，就算今天被糟蹋的不是一群人，而是一群貓狗，一旦急了，也必然會跟你拼命。<text:span text:style-name="T3"><text:line-break/><text:line-break/></text:span>自由這概念之所以可能存在，是因為它必然預設了一種界線，它的核心意義是限制，是容忍，而不是擴張。胡適有句名言：<text:span text:style-name="T3"><text:s/>"</text:span>容忍比自由更重要<text:span text:style-name="T3">"</text:span>。這話其實只是說出一個基本常識而已，但他當年說這話時，同樣受到各方暴民的攻擊，罵他說，你是看不慣文明世界嗎？看不慣民主自由嗎？為何要唱衰民主自由？<text:span text:style-name="T3"><text:line-break/><text:line-break/></text:span>暴民的自由不是自由。這就跟你開車在台南的馬路上一樣，只要你敢，只要你拳頭夠硬，勢力夠強，只要你能逮到各種機會，你可以做任何事，整條馬路就是你的，你有無限的自由，看你是要靠左行駛或靠右都可以，或是忽左忽右更棒；要正向或逆向當然也都沒關係，對於行人，你更是可以對他們任意做出各種威脅、驚嚇或逼迫動作，誰叫他們窮得買不起車呢。<text:span text:style-name="T3"><text:line-break/><text:line-break/></text:span>許多時候，我總是很想入境隨俗，很想在民主聖地當一個正港的台南人，於是一有機會，我就努力學著這樣開車，感受一下民主自由的偉大氣息。<text:span text:style-name="T3"><text:line-break/><text:line-break/></text:span>這樣一種氣息，我估計應該就像綠油油的網路上無日無之的那種撕咬少數異己的興奮快感。但這當然不是自由；暴民的自由不是自由，而是自由的極端反面。<text:span text:style-name="T3"><text:line-break/><text:line-break/></text:span>當主流人士有了這樣一種可以任意糟蹋人的<text:span text:style-name="T3"><text:s/>"</text:span>暴民的自由<text:span text:style-name="T3">" </text:span>時，難道你真以為少數一方會一直悶不吭聲、任你糟蹋？總有一天，暴力之樹就會結出更多的暴力果實，而這苦果，自然也必須由所有人所共享。這不需要預言能力，這只是一種事物之必然。<text:span text:style-name="T3"><text:line-break/><text:line-break/></text:span>西方社會表面民主自由，骨子裏卻不是這樣，對內對外更是完全不同。對內勉強還得受制於法律，不敢太亂來，對外可就完全<text:span text:style-name="T3"><text:s/>"</text:span>自由<text:span text:style-name="T3">" </text:span>了，燒殺擄掠，千萬生靈塗炭，他根本是不把你當人看的。<text:span text:style-name="T3"><text:line-break/><text:line-break/></text:span>今天在一片泥土上，我埋下櫻桃子，我知道若干時日後，它就會長出一棵櫻桃樹；埋下西瓜子，就長西瓜。這不需要預言能力，這只是事物之必然。眾人埋下什麼樣的種子，日後就會結出什麼樣的果實來；暴力總是會滋養出更多的暴力來，善惡是自我繁殖，生生不息的，就像一種輪迴那樣，除非埋下不同的種子，悲劇輪迴或許才有打破的一天。<text:span text:style-name="T3"><text:line-break/><text:line-break/></text:span>你知道嗎？你知道鄭南榕自焚前幾天在他自囚<text:span text:style-name="T3">71</text:span>天的雜誌社裏曾經說過什麼話嗎？他應該沒有受洗成為基督徒<text:span text:style-name="T3">(</text:span>我不確定<text:span text:style-name="T3">)</text:span>，但他說：<text:span text:style-name="T3">"</text:span>政治要清明，基督徒就要努力傳福音<text:span text:style-name="T3">"</text:span>。當年當我聽到這句話時，心裏十分感動<text:span text:style-name="T3"><text:s/>(</text:span>雖然我也不是基督徒<text:span text:style-name="T3">)</text:span>。<text:span text:style-name="T3"><text:line-break/><text:line-break/></text:span>然而，台灣的許多所謂基督徒，他們傳的卻不是上帝的福音，而是順我者昌、逆我者亡的台獨政治主張，並且藉此畫分敵我，區分善惡。只要是我方，統統都是好的，不管幹盡多少壞事醜事敗壞天良之事例如李登輝，一樣是偉人，一樣是台灣國國父；只要是敵方，即便是良善正直之士例如馬英九，當然就是壞人，不管怎麼做都是錯的，鳴鼓而攻之，人人得而誅之。<text:span text:style-name="T3"><text:line-break/><text:line-break/></text:span>倪匡說，悲劇就是盲人騎瞎馬，夜半臨深淵。人們不知道自己在幹什麼，都快墮入深淵了，卻還顧盼自雄，洋洋得意；旁人出於不忍而說破，眾人卻罵你唱衰。這時，墜毀將是必然。<text:span text:style-name="T3"><text:line-break/><text:line-break/></text:span>當我不管說什麼或做什麼都沒用時，我還有一個絕招，那就是盧貝松說的：「我的兄弟，讓我們一起哭泣吧」。<text:span text:style-name="T3"><text:line-break/><text:line-break/>======================<text:line-break/></text:span>恐攻引對立<text:span text:style-name="T3"><text:s/></text:span>盧貝松曾籲穆斯林「筆比槍更有力」<text:span text:style-name="T3"><text:line-break/><text:line-break/></text:span>法國巴黎恐攻，掀起民族間的緊張對立。（路透）<text:span text:style-name="T3"><text:line-break/><text:line-break/>2015-11-15<text:line-break/><text:line-break/></text:span>〔即時新聞／綜合報導〕法國巴黎恐攻，掀起民族間的緊張對立，法國名導盧貝松曾在查理周刊血案後撰寫給「穆斯林兄弟」的公開信，內容引起高度討論。<text:span text:style-name="T3"><text:line-break/><text:line-break/></text:span>伊斯蘭國承認犯下恐怖攻擊，引爆法國國內的種族、移民問題，使得查理周刊之後長期潛伏在法國的宗教與種族衝突加劇。近期反移民、反伊斯蘭的極右派在選舉中陸續得利，彰顯族群對立的嚴重性。在查理周刊事件時，名導盧貝松便針對族群對立撰文，如今恐攻後再度引發討論。<text:span text:style-name="T3"><text:line-break/><text:line-break/></text:span>《衛報》報導，盧貝松在信中一反社會大眾對於穆斯林的千夫所指，站在穆斯林的立場，反思其遭遇到的問題。盧貝松點出，我們熟悉的社會是建立在金錢、利益、隔離和種族歧視基礎之上，特定族群無法得到社會的關懷，生活處處被刁難。盧貝松向社會的既得利益者呼籲。幫助受到侮辱的年輕人，給他們一個公平的世界。<text:span text:style-name="T3"><text:line-break/><text:line-break/></text:span>反過來，盧貝松也像穆斯林年輕人喊話，他建議穆斯林年輕人：「要工作、要學習，用筆而不是<text:span text:style-name="T3">AK47</text:span>」。盧貝松點出「買一支槍要花<text:span text:style-name="T3">250</text:span>歐元，但買一支筆只要<text:span text:style-name="T3">3</text:span>歐元，而用筆的影響力要比槍大<text:span text:style-name="T3">1000</text:span>倍」。<text:span text:style-name="T3"><text:line-break/><text:line-break/></text:span>盧貝松認為，恐怖主義不會勝利，必須用民主方式把握權力，而非被別人用宗教信仰操控。最後，盧貝松感傷的說：「我的兄弟，讓我們一起哭泣吧」。</text:p>
      <text:p text:style-name="P1"><text:span text:style-name="T1">鑑慧</text:span><text:s/>  |  2015.11.18 10:57   |   <text:a xlink:type="simple" xlink:href="http://palinfo.habago.org/Entry?Command=Information_PrintForum&amp;iPage=294#FORUM34109"><text:span text:style-name="T2">#</text:span></text:a></text:p>
      <text:p text:style-name="P2">成大圖書館最近在舉辦<text:span text:style-name="T3">"</text:span>真人圖書館<text:span text:style-name="T3">"</text:span>的活動。主題是『東西南北之人：移民工及其他』。大家除了可以借閱<text:span text:style-name="T3">"</text:span>真人圖書<text:span text:style-name="T3">"</text:span>，還有一系列的演講、影展等活動可以參加。巴勒網的兩位朋友顧玉玲與張正，也是主要講者，歡迎有幸居住在台南的朋友參加。以下是活動網址：<text:span text:style-name="T3">http://eserver.lib.ncku.edu.tw/human/index.html</text:span></text:p>
      <text:p text:style-name="P5"/>
      <text:p text:style-name="P1"><text:span text:style-name="T1">良哲</text:span><text:s/>  |  2015.11.18 10:27   |   <text:a xlink:type="simple" xlink:href="http://palinfo.habago.org/Entry?Command=Information_PrintForum&amp;iPage=295#FORUM34108"><text:span text:style-name="T2">#</text:span></text:a></text:p>
      <text:p text:style-name="P2">豐遠別開玩笑了，那有啥高科技，只是<text:span text:style-name="T3">HTML </text:span>語法裡頭的<text:span text:style-name="T3">mailto </text:span>而已。</text:p>
      <text:p text:style-name="P1"><text:span text:style-name="T1">鄭豐遠</text:span><text:s/>  |  2015.11.18 10:20   |   <text:a xlink:type="simple" xlink:href="http://palinfo.habago.org/Entry?Command=Information_PrintForum&amp;iPage=295#FORUM34107"><text:span text:style-name="T2">#</text:span></text:a></text:p>
      <text:p text:style-name="P3">良哲的那個【請按此】真厲害，按下去可以直接寄信，連標題和內容格式都打好了，從沒見過這種高科技，謝謝良哲<text:span text:style-name="T3">!</text:span></text:p>
      <text:p text:style-name="P1"><text:span text:style-name="T1">良哲</text:span><text:s/>  |  2015.11.18 10:17   |   <text:a xlink:type="simple" xlink:href="http://palinfo.habago.org/Entry?Command=Information_PrintForum&amp;iPage=295#FORUM34106"><text:span text:style-name="T2">#</text:span></text:a></text:p>
      <text:p text:style-name="P2">我試著從「你可以作什麼」【<text:a xlink:type="simple" xlink:href="http://palinfo.habago.org/static_archives/donate/"><text:span text:style-name="T2">你可以作什麼</text:span></text:a><text:span text:style-name="T3">(</text:span>內含捐款徵信<text:span text:style-name="T3">)</text:span>】那邊貼過來，看看這樣行不行：<text:span text:style-name="T3"><text:line-break/><text:line-break/></text:span>請於捐款後<text:a xlink:type="simple" xlink:href="mailto:tobyche@gmail.com?subject=%E6%88%91%E5%B7%B2%E6%8D%90%E6%AC%BE%E7%B5%A6%E5%B7%B4%E5%8B%92%E7%B6%B2&amp;body=%E6%88%91%E7%9A%84%E5%A7%93%E5%90%8D______%E3%80%82%E5%8C%AF%E6%AC%BE%E9%87%91%E9%A1%8D%E6%98%AF______%E3%80%82%E5%8C%AF%E6%AC%BE%E6%99%82%E9%96%93%E6%98%AF______%E3%80%82%EF%BC%88%E4%BD%BF%E7%94%A8ATM%E8%BD%89%E5%B8%B3%E8%80%85%EF%BC%89%E5%B8%B3%E8%99%9F%E5%BE%8C%E4%BA%94%E7%A2%BC%E6%98%AF______%E3%80%82"><text:span text:style-name="T2">來信【請按此】</text:span></text:a>告知確認，以便公告徵信，感謝。</text:p>
      <text:p text:style-name="P1"><text:span text:style-name="T1">王修亮</text:span><text:s/>  |  2015.11.17 23:07   |   <text:a xlink:type="simple" xlink:href="http://palinfo.habago.org/Entry?Command=Information_PrintForum&amp;iPage=295#FORUM34104"><text:span text:style-name="T2">#</text:span></text:a></text:p>
      <text:p text:style-name="P3">良哲，麻煩您也傳給我郵址，我親人朋友需要。謝謝。</text:p>
      <text:p text:style-name="P1"><text:span text:style-name="T1">陳真</text:span><text:s/>  |  2015.11.17 22:22   |   <text:a xlink:type="simple" xlink:href="http://palinfo.habago.org/Entry?Command=Information_PrintForum&amp;iPage=295#FORUM34103"><text:span text:style-name="T2">#</text:span></text:a></text:p>
      <text:p text:style-name="P2">你好，良哲<text:span text:style-name="T3">email</text:span>有傳給你了。沒收到的話再跟我們說。</text:p>
      <text:p text:style-name="P1">Shasha Liao   |  2015.11.17 16:07   |   <text:a xlink:type="simple" xlink:href="http://palinfo.habago.org/Entry?Command=Information_PrintForum&amp;iPage=295#FORUM34101"><text:span text:style-name="T2">#</text:span></text:a></text:p>
      <text:p text:style-name="P3">陳真醫師您好<text:span text:style-name="T3"><text:line-break/><text:line-break/></text:span>可否告知良哲的<text:span text:style-name="T3">e-mail? </text:span>因我有匯款<text:span text:style-name="T3">,</text:span>所以想留匯款金額與時間、）帳戶後五碼給良哲<text:span text:style-name="T3">.<text:line-break/><text:line-break/></text:span>謝謝</text:p>
      <text:p text:style-name="P1"><text:span text:style-name="T1">隆誌</text:span><text:s/>  |  2015.11.17 08:51   |   <text:a xlink:type="simple" xlink:href="http://palinfo.habago.org/Entry?Command=Information_PrintForum&amp;iPage=295#FORUM34100"><text:span text:style-name="T2">#</text:span></text:a></text:p>
      <text:p text:style-name="P2">冷眼看著台灣的變化，只有一種雙重標準的感覺，尤其對於這兩年的社會運動，更是覺得好笑。<text:span text:style-name="T3"><text:line-break/></text:span>兩年前，許許多多的社運團體為了士林的文林苑（僅一戶不同意，且走完所有法律程序），發動各式各樣的抗爭。網路上，一堆賺人熱淚的論點，不斷地強調人與土地的感情或是反炒作之類。<text:span text:style-name="T3"><text:line-break/></text:span>上週柯市長希望永春都更（有四戶不同意參加），建商執行拆除，進行都更。那些兩年前說的天花亂墜的社運團體﹑學生團體、藝文人士團體們，卻沒有任何聲音。<text:span text:style-name="T3"><text:line-break/></text:span>好笑！！同樣的問題，卻出現兩套標準。這些發聲者，到底是為政治服務，還是真正擁有「愛護人與土地」的理想？<text:span text:style-name="T3"><text:line-break/></text:span>幾年看下來，好像一直都是這樣。好笑～～～</text:p>
      <text:p text:style-name="P1"><text:span text:style-name="T1">陳真</text:span><text:s/>  |  2015.11.17 00:34   |   <text:a xlink:type="simple" xlink:href="http://palinfo.habago.org/Entry?Command=Information_PrintForum&amp;iPage=295#FORUM34099"><text:span text:style-name="T2">#</text:span></text:a></text:p>
      <text:p text:style-name="P3"><text:span text:style-name="T3">Martin Scorsese </text:span>的<text:span text:style-name="T3"><text:s/>"Kundun" </text:span>裏頭那個<text:span text:style-name="T3"><text:s/>"</text:span>達賴<text:span text:style-name="T3">" </text:span>有點特異功能，逃亡前後，眼睛看看這裏看看那裏，便能說：<text:span text:style-name="T3">"I see a safe journey."</text:span>，<text:span text:style-name="T3">"I see a safe return." </text:span>我沒有特異功能，但照樣能預知未來，我能看到一個極其血腥恐怖的未來；千萬人伏屍，鮮血染紅的大地。許多時候，平靜愉悅的心，突然就會因此蒙上一層陰影，但我應該怎麼說或究竟要說幾百幾千次，大家才會相信我的預言呢？<text:span text:style-name="T3"><text:line-break/><text:line-break/></text:span>與其說預言，不如說是一種描述，描述已經發生的事。各位之所以不相信，只是因為災厄尚未降臨自己身上。我們的視野通常只及於周遭數人，及於島嶼一隅，更遠一點的世界就看不見了。我若告訴你一些血腥實況，數以千百萬人計，你聽了不痛不癢，千萬百萬彷彿只是一種有關微生物的數據，不足掛齒。但你難道真以為你始終都不會成為這千百萬個<text:span text:style-name="T3"><text:s/>"</text:span>微生物<text:span text:style-name="T3">" </text:span>之一？<text:span text:style-name="T3"><text:line-break/><text:line-break/></text:span>這個周六又要靜站了。就跟月經一樣，每個月折騰一次，實在很痛苦；一想到又要靜站，心裏就特別沉重。南北跋涉的疲憊純屬小事，麻煩的是心理上的重擔與抗拒。靜站總歸不是什麼令人愉悅的事，就像參加喪禮一樣，一種無言的沉重感；兩小時的靜站中，許多時候我是閉上眼睛的，就像一種逃避，眼不見為淨。靜站完更是想趕緊逃走，回到彷彿與世隔絕的一人世界自我療傷止痛。<text:span text:style-name="T3"><text:line-break/><text:line-break/></text:span>對這世界，我從來都沒什麼意見，有的只是一種描述，一種悲嘆，一種彷彿邏輯般的演繹而非歸納。巴勒網靜站的標語口號至少有十幾種，我最常用的是<text:span text:style-name="T3"><text:s/>"</text:span>以眼還眼，舉世皆盲<text:span text:style-name="T3">" </text:span>這一句。這話是我翻譯自甘地。這話當然不是想說給美國聽，而是說給那些跟我們一樣，站在跟主流世界對立面的人聽，說給那些跟我們一樣，對美國及主流社會心懷厭惡者或受害者聽。<text:span text:style-name="T3"><text:line-break/><text:line-break/>"</text:span>以眼還眼<text:span text:style-name="T3">" </text:span>是不可能解決問題的；暴力只會引來更多的暴力。以美國為首的西方國家之長年對外侵略與燒殺擄掠，套句甘地的話，其所作所為毫無疑問就是魔鬼，但你怎麼可能用魔鬼所最擅長的血腥手段去打敗它呢？當魔鬼看到你變得跟他一樣時，只會更開心，更壯大，正中其下懷。<text:span text:style-name="T3"><text:line-break/><text:line-break/></text:span>我能理解，無數受害者或厭惡者為了傷害魔鬼卻反而選擇了跟另一個魔鬼例如<text:span text:style-name="T3">ISIS </text:span>站在一起，選擇了同樣的血腥手段。但我不相信製造一個新仇能平息一個舊恨，血腥仇恨只會不斷快速自我繁殖，終而使所有人都成為受害者。<text:span text:style-name="T3"><text:line-break/><text:line-break/></text:span>因此，有些話更是想說給那些不痛不癢的旁觀者聽；毫無疑問，在這齣戲中，觀眾並不存在，所有人都是演員，所有人都將捲入烽火，捲入各種形式的暴力之中。<text:span text:style-name="T3"><text:line-break/><text:line-break/></text:span>紀伯倫說得對：<text:span text:style-name="T3">"</text:span>就像一片孤葉，不會未經整棵大樹的默許就枯黃，為惡者胡作非為的背後，並非沒有眾人潛藏的允諾。<text:span text:style-name="T3">" </text:span>魔鬼是不可能單獨行事的，你我就是他的助手；除非我們帶有強烈的警覺性並決心與之畫清界限。<text:span text:style-name="T3"><text:line-break/><text:line-break/></text:span>我能理解暴力，遠多於我對和平與良善的理解，就如同我深深了解疾病一樣，遠多於我對健康的理解。我能理解暴力，因為各種形式的暴力念頭經常不請自來，浮上心頭。我心裏的無數暴力念頭，如果一一付之實施，這個小地球恐怕不知道已經毀滅多少遍。<text:span text:style-name="T3"><text:line-break/><text:line-break/></text:span>我能理解暴力，我知道它怎麼來的，主要來源之一就是不公不義。西方世界，為了私利，每天侵略，每天丟無數炸彈，每天就是殺人殺人殺人，幾十年殺了數千萬人，眾人對之不但一點譴責也沒有，反而還歌頌他是維護世界和平的警察呢。明明就是天字第一號的恐怖暴徒，卻以和平天使的美麗形象出現，對於一個頭腦清醒者來說，對於一個受害者來說，對於一個容易被另一個魔鬼所煽動所利用的人來說，有可能不產生與之玉石俱焚或伸張所謂正義的暴力念頭嗎？<text:span text:style-name="T3"><text:line-break/><text:line-break/></text:span>殺人千萬竟然沒關係，絲毫不起一點漣漪，彷彿死的不是人，而只是幾千萬隻細菌微生物，可當自己死幾個時，便搞得普世如喪考妣，這樣合理嗎？這不會激怒人心更多的仇恨嗎？事實上，正是不痛不癢、彷彿事不干己的眾人製造了這樣一種極端不公不義、善惡是非極端扭曲的局面，提供暴力更多滋生的溫床。<text:span text:style-name="T3"><text:line-break/><text:line-break/></text:span>我很不喜歡把話講得這麼白，畢竟你們又不是三歲小孩，但有時似乎得這麼說白才行。<text:span text:style-name="T3"><text:line-break/><text:line-break/></text:span>再說，像我這樣一個對是非善惡極端敏感、很容易產生暴力念頭的人，其實也沒什麼資格對人們說教。也因此，甘地那句話<text:span text:style-name="T3"><text:s/>"</text:span>以眼還眼，舉世皆盲<text:span text:style-name="T3">"</text:span>，基本上也只是對我自己說，說給自己聽。<text:span text:style-name="T3"><text:line-break/><text:line-break/></text:span>但我不知道，哪一天，假若我也成為某種帝國血腥暴力的受害者而失去所有家人與朋友時，我是不是還能記住甘地這句話？但無論如何，我仍然相信這話是對的，問題只是在於我們究竟做不做得到。<text:span text:style-name="T3"><text:line-break/><text:line-break/></text:span>最好是要做到，要不然，這場早已蔓延至少半個多世紀的戰火血腥，遲早會燒到所有人身上來。賓拉登和一行禪師分別有個共同的見解挺有道理，他們說：<text:span text:style-name="T3">"</text:span>你不可能安全，除非所有人都安全。<text:span text:style-name="T3">" </text:span>你不可能一直不斷去踐踏、殺害別人，卻期待自己能夠永保安康。<text:span text:style-name="T3"><text:line-break/><text:line-break/></text:span>在一個世界裏，沒有人能成為旁觀者，所有這一切血腥與不公不義，都有你我的一份。魔鬼難道自身就能呼風喚雨？他總得要有各種信徒以及無數沉默的幫凶。<text:span text:style-name="T3"><text:line-break/><text:line-break/></text:span>你看媒體，哪一個不是魔鬼的幫凶？幾乎所有媒體都在反覆歌頌魔鬼的話語，不斷扭曲事實真相與是非善惡。我的描述性預言是：我們遲早會為自己打造的這樣一種卑鄙血腥世界付出恐怖代價。這無須分析，無須推論，這只是一種事物之必然。</text:p>
      <text:p text:style-name="P1"><text:span text:style-name="T1">良哲</text:span><text:s/>  |  2015.11.17 00:16   |   <text:a xlink:type="simple" xlink:href="http://palinfo.habago.org/Entry?Command=Information_PrintForum&amp;iPage=295#FORUM34098"><text:span text:style-name="T2">#</text:span></text:a></text:p>
      <text:p text:style-name="P2">目標<text:span text:style-name="T3">13</text:span>萬元：網站更新費用估計將支出<text:span text:style-name="T3">12</text:span>萬元，留下<text:span text:style-name="T3">1</text:span>萬元公款。目前還差<text:span text:style-name="T3">5</text:span>萬<text:span text:style-name="T3">7</text:span>千<text:span text:style-name="T3">4</text:span>百元左右。</text:p>
      <text:p text:style-name="P1"><text:span text:style-name="T1">陳真</text:span><text:s/>  |  2015.11.16 22:53   |   <text:a xlink:type="simple" xlink:href="http://palinfo.habago.org/Entry?Command=Information_PrintForum&amp;iPage=295#FORUM34097"><text:span text:style-name="T2">#</text:span></text:a></text:p>
      <text:p text:style-name="P3">我不知道差多少，是良哲在管帳。<text:span text:style-name="T3"><text:line-break/><text:line-break/></text:span>差多少都沒關係啦。阿遠說他要先墊，以後有了公款再還他。<text:span text:style-name="T3"><text:line-break/><text:line-break/></text:span>仍是一樣的規則：凡是跟巴勒網所有人認識的人<text:span text:style-name="T3">(</text:span>通過信、還沒見過面的也算<text:span text:style-name="T3">)</text:span>，或曾經來靜站的人，都在禁止捐款之列。其它人則歡迎掏腰包，兩三千元以內，勿大額捐款。<text:span text:style-name="T3"><text:line-break/><text:line-break/></text:span>當然，這可能有點不好定義，總之就是希望排除認識者或朋友；因為我不希望給任何人道德壓力。</text:p>
      <text:p text:style-name="P1"><text:span text:style-name="T1">良哲</text:span><text:s/>  |  2015.11.16 22:40   |   <text:a xlink:type="simple" xlink:href="http://palinfo.habago.org/Entry?Command=Information_PrintForum&amp;iPage=295#FORUM34096"><text:span text:style-name="T2">#</text:span></text:a></text:p>
      <text:p text:style-name="P2">煩請匯款贊助巴勒網的朋友轉帳後撥空發個電郵，留下您的大名、匯款金額與時間、（若用<text:span text:style-name="T3">ATM</text:span>轉帳）帳戶後五碼，以便徵信。麻煩各位了，謝謝！</text:p>
      <text:p text:style-name="P5"/>
      <text:p text:style-name="P1"><text:span text:style-name="T1">傅小鈞</text:span><text:s/>  |  2015.11.16 22:39   |   <text:a xlink:type="simple" xlink:href="http://palinfo.habago.org/Entry?Command=Information_PrintForum&amp;iPage=296#FORUM34095"><text:span text:style-name="T2">#</text:span></text:a></text:p>
      <text:p text:style-name="P2">陳大哥：<text:span text:style-name="T3"><text:line-break/></text:span>請問目前巴勒網電腦伺服器的更修費用，尚差多少呢<text:span text:style-name="T3">?</text:span></text:p>
      <text:p text:style-name="P1"><text:span text:style-name="T1">楊憲宗</text:span><text:s/>  |  2015.11.16 13:53   |   <text:a xlink:type="simple" xlink:href="http://palinfo.habago.org/Entry?Command=Information_PrintForum&amp;iPage=296#FORUM34094"><text:span text:style-name="T2">#</text:span></text:a></text:p>
      <text:p text:style-name="P3">老師，請您見到留言後，有空上網收<text:span text:style-name="T3">Email</text:span>一下，前幾天有寄了一封重要的信給您，想說您曾說過自己不太常收信，心急只好出此下策，跑來留言。</text:p>
      <text:p text:style-name="P1"><text:span text:style-name="T1">陳真</text:span><text:s/>  |  2015.11.16 11:10   |   <text:a xlink:type="simple" xlink:href="http://palinfo.habago.org/Entry?Command=Information_PrintForum&amp;iPage=296#FORUM34093"><text:span text:style-name="T2">#</text:span></text:a></text:p>
      <text:p text:style-name="P2">每隔幾年就會來上一次的電腦災難，一再摧毀了檔案裏的幾乎所有文字；底下這些碩果僅存的翻譯，已經是<text:span text:style-name="T3">12</text:span>年前的記憶了。也許是出於某種渴望，這些翻譯刻意挑在<text:span text:style-name="T3">12</text:span>年前的某一天，做為一種無言的註記。<text:span text:style-name="T3"><text:line-break/><text:line-break/></text:span>隨手翻譯這些文字，是在一種巨大災難之後的大約半年；悲劇非但沒有就此遠颺，卻只是剛要揭開序幕；我沒想到，在這之後又是另一個慘烈的十年生死。<text:span text:style-name="T3"><text:line-break/><text:line-break/></text:span>也許就像吸食鴉片一樣，馬龍白蘭度這本書，或多或少給了我一點安慰。他要是還活著，假若我倆彼此相識，也許他的孤獨也同樣會少一點，所謂物傷其類，我想我完全能了解他的無數悲歡。<text:span text:style-name="T3"><text:line-break/><text:line-break/></text:span>陳真<text:span text:style-name="T3"><text:s/>2015. 11.16.<text:line-break/>===============<text:line-break/></text:span>《前言》<text:span text:style-name="T3"><text:line-break/><text:line-break/></text:span>曾寫過一篇很長、有關馬龍白蘭度的文章，因為太<text:span text:style-name="T3"><text:s/>personal</text:span>，不打算面世；最近電腦中毒，這文章也跟著毀了，不過還好底下這篇一年前的翻譯還在。只翻了當時想翻的那兩章的一部份，還有另一部份沒翻。<text:span text:style-name="T3"><text:line-break/><text:line-break/></text:span>馬龍白蘭度這人太憂鬱，但也因為憂鬱，讓人感覺彷彿離他很近。極左的<text:span text:style-name="T3"><text:s/>WSWS </text:span>讚揚他是個「真正的反叛者」。這詞用得貼切，但我想死者大概也不會領情。<text:span text:style-name="T3"><text:line-break/><text:line-break/></text:span>馬龍白蘭度厭惡聲名和虛談，厭惡喧囂吵鬧。生前曾表示，希望骨灰能灑在大溪地群島一個叫<text:span text:style-name="T3"><text:s/>Tati’aroa </text:span>的小島上，那是一個很幽靜的地方，馬龍白蘭度長期就住在那裡。<text:span text:style-name="T3"><text:line-break/><text:line-break/></text:span>我仰慕他，就如同我仰慕維根斯坦一般，甚且仰慕之情或許還要更強烈一些。他們的片語隻字，往往讓我掩卷長嘆，悲從中來。維根斯坦說：「哲學的唯一價值就是：停止從事哲學。」遠離它，不再談論，才是哲學的最終歸宿。馬龍白蘭度也曾經說：「演戲是精神躁動不安的一種表達，是一種屬於流浪者的生命；停止演戲才是成熟的象徵。」（<text:span text:style-name="T3">Acting is the expression of a neurotic impulse. It’s a bum’s life. Quitting acting is a sign of maturity.</text:span>）單是這兩句話，就值得我們為生命的飄泊痛哭一場。<text:span text:style-name="T3"><text:line-break/><text:line-break/></text:span>陳真<text:span text:style-name="T3"><text:s/>2004. 7. 3.<text:line-break/><text:line-break/>=================<text:line-break/></text:span>媽媽教我唱的歌<text:span text:style-name="T3"><text:line-break/><text:line-break/></text:span>陳真<text:span text:style-name="T3"><text:s/>2003. 6. 18.<text:line-break/><text:line-break/><text:line-break/></text:span>我翻譯的是馬龍白蘭度在<text:span text:style-name="T3"><text:s/>1994 </text:span>年寫的一本自傳《媽媽教我唱的歌》（<text:span text:style-name="T3">Songs My Mother Taught Me</text:span>）。這自傳一共<text:span text:style-name="T3"><text:s/>60 </text:span>章。除了前面或中間偶而幾句話是從前面幾頁填進來之外，主要是從第<text:span text:style-name="T3"><text:s/>59 </text:span>章後面兩頁開始跳著翻譯。有一些轉折詞是我自己加上。<text:span text:style-name="T3"><text:line-break/><text:line-break/></text:span>至於把前面幾段話填進來，沒什麼特別意圖，那只是因為我隨手剛好翻閱到這些話，覺得有趣，所以就給填上。<text:span text:style-name="T3"><text:line-break/><text:line-break/></text:span>總之，不要誤以為我是經過一番什麼精心設計，從厚厚四、五百頁的書中挑選出這些話來，不是這樣，我沒有挑，無意呈現什麼樣貌，我只是剛好看到這些，而這些差不多就是我所讀到的全部。<text:span text:style-name="T3"><text:line-break/><text:line-break/></text:span>不管怎麼樣，經過翻譯，它總是或多或少失去原貌；而且，我甚至不花時間查英文單字，就像做筆記給自己看那樣，看不懂的單字就給它跳過去或努力猜一個。我並不是真的想翻譯<text:span text:style-name="T3">—</text:span>雖然我還是盡量使它「忠於原著」。<text:span text:style-name="T3"><text:line-break/><text:line-break/></text:span>今天是個特別的日子，所以我翻譯了這些似曾相識的感覺做為一個紀念，畢竟我們的媽媽也曾經教我們唱過這首歌。<text:span text:style-name="T3"><text:line-break/><text:line-break/>=========== <text:line-break/>(</text:span>以下為翻譯<text:span text:style-name="T3">)<text:line-break/><text:line-break/></text:span>九歲的時候，我奶媽離開了，我變成一個野孩子。我搗亂房子，射殺小鳥，而且還燒死一堆昆蟲。長大後，我妹妹<text:span text:style-name="T3"><text:s/>Tiddy—</text:span>我是這麼叫她<text:span text:style-name="T3">—</text:span>跟我說：<text:span text:style-name="T3"><text:line-break/><text:line-break/></text:span>「你老是從外面帶回一些挨餓的動物、生病的小鳥或是你覺得需要幫助的人；如果你能有所選擇，為什麼不帶個斜眼、全世界最胖的女生回來？你不是想要對別人好嗎？而這些女生往往被人忽略。」<text:span text:style-name="T3">…<text:line-break/><text:line-break/></text:span>某些東西對我的生命起了重要影響。以一種哲學的說法來說，我覺得我和美國印第安人最為接近。我同情他們，並且仰慕他們的文化。我也從他們那裏學到很多事。猶太人則打開我的心靈，教我懂得尊重知識和學習。至於黑人，同樣教我明白許多東西。但我想，在如何過活這一點上，玻里尼西亞人對我的影響最大。<text:span text:style-name="T3"><text:line-break/><text:line-break/></text:span>在大溪地那幾年，我學習怎麼度過這個生命，雖然我後來明白了，我終究不可能成為一個大溪地人。初抵那裏時，我有一種錯覺，以為我可以變成一個玻里尼西亞人；希望使自己融入他們的文化裏頭。後來我終於明白，不但我身上的基因跟他們不一樣，我的整個生命的血肉也使我無法變成除了我之外的任何一個人。於是我放棄了這個努力，而只是欣賞他們所擁有的。<text:span text:style-name="T3"><text:line-break/><text:line-break/></text:span>我想，我在猶太人、黑人或美國印第安人身上，也學到同樣的教訓：你可以仰慕或甚至熱愛某個文化，你甚至可以使自己和這個文化沾上那麼一點邊，但你就是不可能成為其中的一份子。你仍然必須成為你自己原本那樣的人。<text:span text:style-name="T3"><text:line-break/><text:line-break/></text:span>我是在<text:span text:style-name="T3"><text:s/>Shattuck </text:span>的一個圖書館的一本《國家地理雜誌》上看到大溪地，讓我印象最深的是，當地土著臉上寧靜的表情。那是一種快樂的臉，充滿知足安份的感覺。當我真的搬到那邊住之後，更使我確信，大溪地人是我所見過世上最快樂的民族。<text:span text:style-name="T3"><text:line-break/><text:line-break/></text:span>玻里尼西亞的文化和西方文化之間的差異在於「欺騙」。在美國，我們總以為可以控制一切。我更要指出一個不好的字眼，那就是「思考」。我們擁有轎車、豪宅，我們有良好的醫療，我們有火車電車、電腦，我們有良好的溝通方式，我們有各種享樂和便利設施。<text:span text:style-name="T3"><text:line-break/><text:line-break/></text:span>但是，這些東西究竟帶給了我們什麼？我們有非常豐富的物質，但卻無法產生一群快樂的人，而那才是一個成功社會所應有的。我想，我們製造出來的悲慘比全世界任何地方都要多。我環遊過世界各地，卻從未見過比住在美國更不快樂的人。我們什麼都有，但這也正好意味著我們什麼都沒有。然而，我們卻嫌不夠，而希望能擁有更多。<text:span text:style-name="T3"><text:line-break/><text:line-break/></text:span>為了追逐我們的社會所重視的「物質上的成功」，我們幾乎放棄了一切。美國這個社會，喪失了一種使人們感到快樂的能力。對物質的追逐，而不是生命本身的愉悅，反倒成為我們繼續活著的理由。<text:span text:style-name="T3"><text:line-break/><text:line-break/></text:span>在大溪地小小一個地方，帶著笑容的臉孔，都遠比我所去過的世界各地的歡笑都還要多。我們有能力把人送上月球，卻無能使人快樂，反而製造出許多充滿挫折和憤恨的人。<text:span text:style-name="T3"><text:line-break/><text:line-break/></text:span>我似乎聽到有讀者對我這麼說：「嘿！馬龍白蘭度啊！你為什麼要唱衰美國？難道美國對你還不夠好嗎？」<text:span text:style-name="T3"><text:line-break/><text:line-break/></text:span>是啊！美國對我是夠好了。但這從來都不是一種禮物，相反地，這些東西是我在流了許多血汗、努力謀生之後得來的。假設我不是剛好處於種種比別人優越的處境，然後加上許多好運，我不知道我會有什麼下場。我想我可能會變成一個騙子，然後被抓去坐牢；或許也可能我運氣不錯，連高中文憑也沒有，卻能當個高中老師。當然，我也可能整天待在工廠的生產線上，同時還得扶養三個小孩，並且有一天會像垃圾一樣被解僱；很多美國人的一生就是這麼過的不是嗎？<text:span text:style-name="T3"><text:line-break/><text:line-break/></text:span>但是，像這些事並沒有發生在大溪地，因為這地方顯然是個沒有階級區分的社會，而這是為什麼我在過去三十年之中、一有機會就往那邊跑的主要原因。在大溪地，我永遠可以自由自在地當我自己。在那裏，不會有人需要去跟那些自以為比別人「有名」或比別人「重要」的人卑躬屈膝地磕頭或奉承巴結。<text:span text:style-name="T3"><text:line-break/><text:line-break/></text:span>我在大溪地觀察到一件事，他們似乎有一種我在世界其它地區從沒見過的特質，那就是：他們不會去羨慕別人。當然，仍然會有一些自吹自擂的大溪地人，但我沒遇過幾個。<text:span text:style-name="T3"><text:line-break/><text:line-break/></text:span>我對大溪地人最仰慕的一點是，他們有辦法活在當下，享受當下的愉悅。在那裡，沒有所謂「名人」，沒有電影明星，沒有窮人和富人的差別。他們歡笑、跳舞、喝酒和做愛，他們知道怎麼放鬆自己。<text:span text:style-name="T3"><text:line-break/><text:line-break/></text:span>我記得當我們拍攝《<text:span text:style-name="T3">Mutiny on the Bounty</text:span>》這部電影時，一個大溪地女生在影片拍攝中途，突然想念起起她的男朋友，於是就說她不拍了，她想回家。製片人說：「這樣不行啊！妳不能走人啊！妳有跟我們簽合約。如果妳走了，我們會控告你。」那女孩說：「我有一隻狗和幾頭羊，我可以把牠們送給你。」那製片人說：「我們不要這些東西啊！妳這樣我們會叫人來逮捕妳。」那女孩聽了，就說「好啊好啊！」然後就轉頭走了。於是我們只好改寫劇本。所謂好萊塢的功成名就，對她來講，一文不值。<text:span text:style-name="T3"><text:line-break/><text:line-break/></text:span>我住在大溪地時，我的脈博通常在<text:span text:style-name="T3"><text:s/>48 </text:span>下左右，但是，當我住在美國，它就會升高到<text:span text:style-name="T3"><text:s/>60</text:span>。住在那個所謂「文明」社會，真的很不一樣。<text:span text:style-name="T3"><text:line-break/><text:line-break/></text:span>在大溪地，你也找不到無家可歸的流浪漢，因為人們總是會願意收留你。當然，那裏也會有犯罪、打架、疾病和家庭衝突，但是大致上來講，這裏的人，內在顯得寧靜，外在則顯得愉悅，充滿活力和樂觀；他們如此面對每一天的來臨。<text:span text:style-name="T3"><text:line-break/><text:line-break/></text:span>不幸的是，那裏現在已經改變很多，因為總是有許多外來勢力，強迫他們「改善」那些在外來者看來「落後」的文化；強迫「改善」之餘，也努力剝削他們。整個玻里尼西亞，人口不過二十萬，但他們的歷史上，卻持續遭到外來者入侵或攻擊。這些外來者包括自以為要拯救人、把別人當原始人看待的西方傳教士，也包括那些把他們當成笨蛋、從他們身上賺取不義之財的人。<text:span text:style-name="T3"><text:line-break/><text:line-break/></text:span>可是，事實上，他們一點都不笨，也不原始，他們只是以自己的方式，精緻而深刻地體驗生命的各種可能性。外來者如果認為他們落後，那只不過是出於一種種族上的傲慢與偏見，而這個傲慢與偏見，正是根深蒂固基於一種愚蠢的觀念，以為物質或科技上的進步就等同於文明。<text:span text:style-name="T3"><text:line-break/><text:line-break/></text:span>大溪地持續遭受外來勢力的入侵，包括西班牙、英法等國，包括傳教士、捕鯨的船員、觀光客、商人、騙子和剝削者；現在連電視都有了，我想這是其中最為隱匿不彰的一種影響。儘管如此，大溪地人仍然和過去幾百年來一樣，並沒有什麼改變。<text:span text:style-name="T3"><text:line-break/><text:line-break/></text:span>第<text:span text:style-name="T3"><text:s/>60 </text:span>章<text:span text:style-name="T3"><text:line-break/><text:line-break/></text:span>我沒辦法給自己一生做個結論，因為它仍然是個持續的過程。我不知道接下來會發生什麼事。在任何方面，我對過去的我比對現在的我更感到驚訝。我從不記得曾經想追求成功，我沒有過這樣的企圖，它只不過就這樣發生了。事實上，我只是想求得生存。<text:span text:style-name="T3"><text:line-break/><text:line-break/></text:span>就像看著一顆剛受孕的雞蛋，當我回顧過去生命裏的一些事，總是感到不可思議。五十年前，我們家開了一個派對，我從房間裏爬出窗外，在第七十二街上，我從七層樓高的地方，抓著欄杆，跟大家開玩笑。我無法想像我曾經幹過這樣的事，很難把當年那個男孩和現在的我給聯想在一起。<text:span text:style-name="T3"><text:line-break/><text:line-break/></text:span>我想，我這一生就是一個故事，一個尋找愛的故事，但不只這樣，我同時也尋找一些自我療傷止痛的方法，我的痛苦從很早就開始了；我也希望能搞清楚我對自己或我對同類的責任<text:span text:style-name="T3">—</text:span>如果我有著這樣一個責任的話。我到底是誰？為什麼我必須和我這個生命有所糾纏？雖然還沒找到答案，但它畢竟是一段痛苦的旅程，其中點綴著一些歡笑和愉悅。<text:span text:style-name="T3"><text:line-break/><text:line-break/></text:span>我在寫給父母的信上這麼說：<text:span text:style-name="T3"><text:line-break/><text:line-break/></text:span>「<text:span text:style-name="T3">Sophocles</text:span>（按：一位古希臘悲劇劇作家）寫了一齣戲，裏頭有一段話：『讓將來的事如其所是吧！我們只要在乎當下這一刻就好了，至於將來的事，就留給將來的人去操心。當下的事才值得關注，將來的造化自然會照它應有的樣子出現。』這些出現在兩千年前的話，應用到現代來，還是一樣。令人感到不可思議的是，人類自一萬五千年以來，似乎都沒什麼進展。」<text:span text:style-name="T3"><text:line-break/><text:line-break/></text:span>才<text:span text:style-name="T3"><text:s/>15 </text:span>歲時，我就明白了一個道理：我們從經驗裏頭並沒有學到多少東西；我們人類的個性，總是習慣把對於錯誤和不義的糾正給留到我們使不上力的所謂「將來」。於是，過去五十五年來大部份時間，我努力反其道而行。我企圖要照顧我媽，但遭到了一些挫折，於是我轉而想，也許我該試著去幫助印度人、黑人和猶太人。<text:span text:style-name="T3"><text:line-break/><text:line-break/></text:span>我過去以為，只要藉著愛、善意和正面的行動，我們就能克服不義、偏見、侵略和滅種一般的屠殺。我過去相信，只要我把事實呈現在世人眼前，就能喚醒人們跟我一起努力去減輕世上的痛苦。比方說，我自己曾拍了一部有關印度饑荒的記錄片。<text:span text:style-name="T3"><text:line-break/><text:line-break/></text:span>我過去覺得自己有一種責任，應該做點什麼去改善這個世界；同時我也確信，愛和憐憫可以解決這些問題。但我已經不再認為單單藉著某種行為就能給這世界帶來什麼深遠的影響。一直到晚年，我才明白那些困擾我的念頭：原來，我對別人所懷抱的痛苦，並不會減輕他們的痛苦。<text:span text:style-name="T3"><text:line-break/><text:line-break/></text:span>我至今仍然想竭盡所能去幫助別人，但我發現，我不需要因為他們而感到痛苦。過去，我總是很同情那些比較不幸的人，他們的痛苦，我總是能感同身受。這個感同身受的能力，至今沒有一絲消褪或減少，但卻以另一種方式呈現。藉著沉思和反省，我覺得我越來越能明白如何去當一個「人」；我也感受到一些每個人理應都會如此感受的事。總之，我們都有能力去愛，也有能力恨。<text:span text:style-name="T3"><text:line-break/><text:line-break/></text:span>我一生中有個不變的特質，我一直對人們為何對自己的所做所為深信不疑而感到納悶。一直到現在，我仍不認為有誰能確切知道我們為什麼要做這個、做那個，或是確切地知道，究竟我們的所做所為是出於基因或環境或兩者皆俱。這些問題似乎永遠不可能得到解答。我永遠都不可能聰明到明白自己為什麼活在這個世界上，但我對此之一無所知，已能釋懷。<text:span text:style-name="T3"><text:line-break/><text:line-break/></text:span>我不再覺得自己對拯救世界該負什麼使命，再說，這使命也不可能完成。我現在明白了，但我過去並不明白。我想，我的態度之轉變，始於我拍那部有關印度饑荒的影片。<text:span text:style-name="T3"><text:line-break/><text:line-break/></text:span>當我拍完準備回家時，我在加爾各答稍做停留，並且跑去找薩耶哲雷（<text:span text:style-name="T3">Satyajit Ray</text:span>），那是一位印度導演。我們一起去吃午餐。當我們離開餐廳時，一大群衣著襤褸的小孩，有的斷腿，有的眼睛瞎了，有的生了病，他們數量之多，幾乎要把我們淹沒，只為了向我們索取一點零錢。<text:span text:style-name="T3"><text:line-break/><text:line-break/></text:span>當我們努力穿過這一大群小孩時，我注意到薩耶哲雷對此毫無反應；他不但漠不關心，而且彷彿根本沒注意到這些傷殘病痛的小孩。他漫不經心地把他們推開，彷彿他只是經過一片麥田，把麥子推開。<text:span text:style-name="T3"><text:line-break/><text:line-break/></text:span>我問他說，你怎麼可能做得出來這樣的事？他說，「如果你住在印度，你每天都會接觸到這些事。就算我散盡家產去幫助這些小孩，也不過滄海一粟。他們明天還是會統統跑回街上來。對這問題，我幫不上忙，有些事是無法解決的。」<text:span text:style-name="T3"><text:line-break/><text:line-break/></text:span>我這一生，一直想做些好事，但我終究體認到，薩耶哲雷是對的，總有些問題不是我能解決。我過去花了數百萬美元想幫人，但我終於明白，它對於我想幫助的那些人，其實一點用處都沒有。<text:span text:style-name="T3"><text:line-break/><text:line-break/></text:span>過去五十年，美蘇冷戰就像狂風暴雨一樣，支配了我們的生命，而共產主義像惡魔那樣遭受譴責。現在冷戰結束了，世界卻更加分崩離析，種族戰爭在各地爆發。在美國的大街小巷，貧窮、暴力和謀殺，種種不公不義無所不在。我們對共產主義的偏見，掩蓋了我們所引以為傲的政治經濟體系中所存在的一切腐敗。<text:span text:style-name="T3"><text:line-break/><text:line-break/></text:span>人們有這麼一種幻想，以為當我們在科技上有所進展，彼此溝通更為方便時，我們就是在往前「進步」，以為就此克服了誤解和衝突。但現在媒體這麼發達，什麼衛星系統，全球媒體如<text:span text:style-name="T3"><text:s/>CNN</text:span>，還有各種立即溝通的高科技，設備越是先進，我們的處境卻比以往更為惡劣。<text:span text:style-name="T3"><text:line-break/><text:line-break/></text:span>我花了足足七十年，才克服不去做那些對我自己以及對別人有所傷害或毀滅的事，也許只有透過基因改造，我才有辦法解決我的情緒衝突，不再去做一些荒唐的事，也不再為情緒困擾所折磨。我這一生，大半時光陷入這樣的迷惘。<text:span text:style-name="T3"><text:line-break/><text:line-break/></text:span>我常想，如果我從小被愛和被照顧的方式有所不同，我也許就會成為一個不一樣的人。我常害怕被人拒絕，這使得我也常常拒絕那些愛我的人，因為我無法信任他們。當媒體對我造謠時，我總是努力表現出一副不在乎的形象，但私底下卻因此而受到深深的傷害。<text:span text:style-name="T3"><text:line-break/><text:line-break/></text:span>不過，這些事對我已經都不重要了，不管別人怎麼說我，我都不再在乎。除了那些我所愛或所尊敬的人之外，不管別人對我有什麼看法，我都無所謂。<text:span text:style-name="T3">Clifford Odets </text:span>曾經跟我說：「我一直到了四十歲，才真正聽見貝多芬在講些什麼。」人就是這樣，你之所以明白了很多事，只不過因為你已經活得夠久。<text:span text:style-name="T3"><text:line-break/><text:line-break/></text:span>在某個意義上，我一點也沒有改變。我仍然還是那麼敏感，仍然對我自己、對別人感到好奇，仍然想做一些對別人有益的事，仍然喜歡讀一些好書，仍然喜歡各種笑話<text:span text:style-name="T3">—</text:span>關於這一點，可能得自父母遺傳，因為他們也都是很幽默的人。但在另外一個意義上，我跟童年的我，恐怕已經大大不同。<text:span text:style-name="T3"><text:line-break/><text:line-break/></text:span>在過去，當我軟弱不堪時，我卻表現得很剛強；我想控制整個局面。當我被指出錯誤或被貶低時，我就想報復。但我現在都不再這樣了。我仍然鄙視權威以及各式各樣的馴服壓抑，因為那只是帶來一種俗不可耐的庸俗，但我不再覺得我有必要對此猛烈反擊。<text:span text:style-name="T3"><text:line-break/><text:line-break/></text:span>二十幾歲時，我總想成為第一，但現在我真的完全不在乎了。我不再拿自己和別人比較。我不再關心是否有人比我更聰明，也不在乎誰給我編造了什麼邪惡的謠言。我已能理解，這些人其實跟我沒兩樣，他們只是想賺點房租，於是對自己的下流行為視若無睹。當我寫這本書時，我覺得我也應該承認這一點，我過去用來鄙夷他人的理由，事實上我自己也一樣有著那些問題。<text:span text:style-name="T3"><text:line-break/><text:line-break/></text:span>我很慶幸我的父母在他們理應去世時去世了，要不然，我可能會毀了他們的餘生，直到我找到一個更好的生活方式。現在我比過去都更加快樂。我和我的兩個姐妹一起渡過這些風雨。<text:span text:style-name="T3"><text:line-break/><text:line-break/></text:span>這本書是一種自由宣言。我已七十歲，感覺自由自在。即便是一些微不足道的事，比方說拼裝或發明一些小玩意，都帶給我很大的快樂。我更喜歡跟小孩子或跟我的狗玩。提姆看見一隻螞蟻在浴室裏爬，他就笑了起來。我似乎回到了童年，而這樣的童年是我過去沒有機會經歷的。生命就像劃過一道圓圈，我終於有了一種完整的感覺。<text:span text:style-name="T3"><text:line-break/><text:line-break/></text:span>我明白我應原諒父親，否則我的餘生將陷入憤恨之中。而且，我若不能原諒他對我們所做的一切，我又如何能原諒自己？但我也明白，心理上的原諒跟心靈上的原諒畢竟不一樣。<text:span text:style-name="T3"><text:line-break/><text:line-break/></text:span>我的故事並沒有個結局。如果有的話，我倒很樂意告訴你。我記得在第三十二街尾端，我坐在榆樹底下，努力開張雙手想去碰觸那些豆莢，那感覺太神奇了，我簡直無法想像當時自己身在何處。同樣地，我之於我自己，也依然是個神奇的謎，身在這樣一個讓我困惑迷惘的世界。<text:span text:style-name="T3"><text:line-break/><text:line-break/></text:span>生命既不可解，那麼，我一直努力想知道在那不可解的時光盡頭我究竟會在哪裡，自然也沒什麼意義。但我相信，當我嚥下最後一口氣，不管什麼改變即將發生，都不會比榆樹下那一刻更讓我感到驚奇。<text:span text:style-name="T3"><text:line-break/><text:line-break/></text:span>每當我想像自己坐在南海的小島上，那夜裏溫柔的海風，讓我的心感受到一種安慰。我張大嘴巴，頭往後仰，等待那些古怪而寧靜的光芒閃過黑夜的天空。我不再像榆樹下那樣張開手臂去追求一些什麼，但我也從未對下一個輪迴的神奇失去興趣。</text:p>
      <text:p text:style-name="P1"><text:span text:style-name="T1">甄力民</text:span><text:s/>  |  2015.11.15 20:31   |   <text:a xlink:type="simple" xlink:href="http://palinfo.habago.org/Entry?Command=Information_PrintForum&amp;iPage=296#FORUM34092"><text:span text:style-name="T2">#</text:span></text:a></text:p>
      <text:p text:style-name="P3">留言板用手機瀏覽時排版顯示變得怪怪的，一行的字數變超級多，以致於整頁顯示時字變超小，或手機放大時無法顯示完整字句，需要一直拖曳網頁，在猜測是不是因為<text:span text:style-name="T3"><text:line-break/>"</text:span>何能贊<text:span text:style-name="T3"><text:s/>| 2015.11.13 07:34 | #"<text:line-break/></text:span>這篇留言裡面網址太長導致的？</text:p>
      <text:p text:style-name="P1"><text:span text:style-name="T1">陳真</text:span><text:s/>  |  2015.11.14 23:41   |   <text:a xlink:type="simple" xlink:href="http://palinfo.habago.org/Entry?Command=Information_PrintForum&amp;iPage=296#FORUM34091"><text:span text:style-name="T2">#</text:span></text:a></text:p>
      <text:p text:style-name="P2"><text:span text:style-name="T3">MOD </text:span>上就有這部紀錄片。</text:p>
      <text:p text:style-name="P1"><text:span text:style-name="T1">張紀庠</text:span><text:s/>  |  2015.11.14 23:30   |   <text:a xlink:type="simple" xlink:href="http://palinfo.habago.org/Entry?Command=Information_PrintForum&amp;iPage=296#FORUM34090"><text:span text:style-name="T2">#</text:span></text:a></text:p>
      <text:p text:style-name="P3">這次金馬影展有上映一部，馬龍白蘭度的自傳紀錄片，非常好看，還有兩場，推薦大家去看！<text:span text:style-name="T3"><text:line-break/><text:line-break/></text:span>＿＿＿＿＿＿＿＿＿＿＿＿＿＿＿＿<text:span text:style-name="T3"><text:line-break/></text:span>馬龍白蘭度過世十年後，導演透過拼湊、剪輯他私人錄製的數百小時錄音帶，搭配演出的片段、訪問現場、甚至心理治療受催眠的錄音。從他對演戲的謙卑和執著，對虛榮浮華的睥睨，對黑人民權和原住民歷史正義的發聲，到晚年子女慘絕的悲劇<text:span text:style-name="T4">⋯⋯</text:span>。永遠的「教父」用自己的聲音，娓娓道來他的人生故事。<text:span text:style-name="T3"><text:line-break/><text:line-break/></text:span>場次詳見連結<text:span text:style-name="T3"><text:line-break/>http://goo.gl/s6QO31</text:span></text:p>
      <text:p text:style-name="P1"><text:span text:style-name="T1">陳真</text:span><text:s/>  |  2015.11.13 12:17   |   <text:a xlink:type="simple" xlink:href="http://palinfo.habago.org/Entry?Command=Information_PrintForum&amp;iPage=296#FORUM34089"><text:span text:style-name="T2">#</text:span></text:a></text:p>
      <text:p text:style-name="P2">謝謝根浩，如果是真的被駭，那真的很慘。因為我寫東西沒有備份的習慣。生命親系譜很多文章我還把它改成隱藏，原本是一篇一篇全部要弄成隱藏，不想公開了，但沒時間弄，只弄了一部份。希望能及時搶救。謝謝告知。</text:p>
      <text:p text:style-name="P1"><text:span text:style-name="T1">陳真</text:span><text:s/>  |  2015.11.13 12:00   |   <text:a xlink:type="simple" xlink:href="http://palinfo.habago.org/Entry?Command=Information_PrintForum&amp;iPage=296#FORUM34088"><text:span text:style-name="T2">#</text:span></text:a></text:p>
      <text:p text:style-name="P3">這肯定是<text:span text:style-name="T3"><text:s/>"</text:span>自我做賤<text:span text:style-name="T3">" </text:span>裏頭最大的一個因素了，那就是糟蹋自己，做一些與自己心志氣味相違背之事；極度厭惡公眾化的，卻引來眾人注意，進而招惹無數的極端誤解與嘲弄鄙夷或錯誤的仰慕稱讚。簡單說，我根本不是那樣的人，卻總是被當成那樣的人看待。我是海裏游的，天上飛的，卻老被當成爬蟲類，彷彿我志在地面匍匐。<text:span text:style-name="T3"><text:line-break/><text:line-break/></text:span>好意叫我趕緊去哪裏投稿，就好像叫我趕緊去找哪個單位弄個一官半職或選個立委什麼的，就好像叫我趕緊去哪塊空地挖一點泥巴吃或去廁所弄一點屎來吃是一樣的意思。我知道，這世上沒有幾個人會相信我說的，不過，這只是一個基本事實。逃都來不及了，我怎麼會想要去幹那樣一些事呢？別人喜歡幹，我沒意見，但我不是那種人，而且恰恰是那種人的反面。我若真是那種人，我若如同大多數人一般，有著這樣那樣的一種心志和想法，早已是什麼社會賢達、成功人士或意見領袖，當院長，當部長，當社長，當主席，當主委<text:span text:style-name="T3">...</text:span>等等等；我的各方面能力會輸給市面上那一堆巍峨做態、無才無德的阿西嗎？<text:span text:style-name="T3"><text:line-break/><text:line-break/></text:span>你若跟我同類，你就會信。至於我究竟有多少同類，我不知道。但至少有兩個人我相信他們一定能明白我的心，一個是維根斯坦，一個就是最近剛過世的林弘宣。<text:span text:style-name="T3"><text:line-break/><text:line-break/></text:span>在我大學都還沒畢業時，就有兩次機會成為立委；在那個恐怖年代，哪來像我這樣存心不要命卻又能言善道能文能武的大學生？只要我點個頭，接受黨與派系的說服，我就是立委，馬上脫離貧窮，馬上吃香喝辣，馬上成為大家仰慕與媒體追逐的對象。<text:span text:style-name="T3"><text:line-break/><text:line-break/></text:span>過去常有人嘲弄我說，比你晚出道十幾二十年的晚輩或學弟妹，人家都已經當部長、當縣市長、當院長、當立委，當各行各界的主管了，你怎麼還在寫什麼巴勒網？怎麼還在跟毫無意義的匿名網友起糾紛？怎麼還在批評一些<text:span text:style-name="T3"><text:s/>"</text:span>小事<text:span text:style-name="T3">"</text:span>？真是一點進步都沒有，笑死人了。甚至還經常有一些在過去對我非常崇拜的人<text:span text:style-name="T3"><text:s/>(</text:span>但我當然一開始就知道這些人對我純粹是一種錯誤崇拜<text:span text:style-name="T3">)</text:span>，當他們有了所謂社會地位之後，對我非常鄙夷輕衊，對此我也只能無言，畢竟你不可能讓不同物種者相信你跟他們追求不一樣的夢，吃截然不同的糧食；你不可能讓一隻狗相信你根本沒有意思想跟牠搶牠碗裏的骨頭吃。<text:span text:style-name="T3"><text:line-break/><text:line-break/></text:span>我若願意，我若如同大多數人一般，有著這樣那樣的一種心志和想法，我會至今連一本書也不曾出版，連一篇論文也不曾發表嗎？我會連一個醫院主管的職務也當不上、連個教授也當不成嗎？參與黨外那麼深那麼久那麼慘烈，創立那麼多所謂社運團體，我會連個縣市長、連個什麼部長、局長、立委甚至縣市議員都當不上，有可能嗎？<text:span text:style-name="T3"><text:line-break/><text:line-break/></text:span>有個維根斯坦的好朋友，如此描述維根斯坦，說他一生最在意之事就是<text:span text:style-name="T3"><text:s/>"</text:span>盡一切可能避免公眾化<text:span text:style-name="T3">"</text:span>。而我自認也是這樣的人，雖然我不知道為什麼我始終就是這樣的人，我只知道自己仰慕美麗而純粹的東西，希望活在那樣一種世界，而那樣的一種世界，一匹馬拉著一輛車，跟公眾化的世界是徹底牴觸的。每當有人說他看過我的文章，或是聽過我的名字，我就覺得痛苦不堪。<text:span text:style-name="T3"><text:line-break/><text:line-break/></text:span>我是需要朋友的，但我完全不需要讀者，不需要觀眾，不需要任何只是想看好戲的陌生人的關注。不但不需要，我還非常希望盡量遠離那樣一種被眾人所知的極度痛苦。我甚至因此常想要停止參加每個月的靜站活動，很想徹徹底底當個隱士，因為我很害怕也很不喜歡那樣一種公眾化的感覺，覺得跟自己的真實模樣好不搭調。<text:span text:style-name="T3"><text:line-break/><text:line-break/></text:span>這樣一種厭惡公眾化的感覺，從小就有，沒想到長大之後依舊如此。比方說，一個社運團體，一個機構，乃至一家醫院或一所學校，你要我幹點什麼，我不排斥，沒錢沒薪水照樣幹，但你若要當我當主管，當會長，當主委，當院長，要我站到公眾處巍巍峨峨地管理眾人，那我就寧死不屈了。我這一生，只希望當到<text:span text:style-name="T3"><text:s/>"</text:span>家長<text:span text:style-name="T3">" </text:span>這個層級，再往上我就得逃了，因為太痛苦，太猥褻，太窩囊，太沒美感。<text:span text:style-name="T3"><text:line-break/><text:line-break/></text:span>講這些，不會信的，永遠也不會信；曾有一秒鐘不信的，便一輩子也不可能信。你越解釋，他只是越看扁你，越誤解你，以為你弦外有音，言外有意，以為你只是企圖掩飾什麼或另有所圖，以為你吃不到葡萄便說葡萄酸。至於會信的人，一秒鐘就會信，一句話、一個字就會信，根本不需要解釋，就如同我第一次僅僅讀到維根斯坦寫的幾行字便馬上認定同類而生死相許一般。<text:span text:style-name="T3"><text:line-break/><text:line-break/></text:span>也許你會說，如果不喜歡公眾化，不喜歡影響他人，那何必寫東西？這其實就好像我常舉的一個例子，當一個債主拉住你，想要你還錢時，你罵說，<text:span text:style-name="T3">"</text:span>哭爸啊，叢啥曉啦，閃啦，不要拉啦。<text:span text:style-name="T3">" </text:span>然後一邊罵一邊想掙脫自由。旁人聽到你對自由的吶喊，難道你就因此成為一個自由主義者？難道你是在呼籲社會大眾有關自由的重要性？<text:span text:style-name="T3"><text:line-break/><text:line-break/></text:span>當你看到一群惡棍，無惡不作，好說話盡，壞事做絕，行事非常無恥卑劣，整天愛台灣啥小的，你忍不住跳出來罵兩句，難道這樣就代表你喜歡被公眾所注意到？<text:span text:style-name="T3"><text:line-break/><text:line-break/></text:span>一隻鳥，也許開心，也許心裏不痛快，也許心裏想念起另一隻小鳥，於是飛上樹梢，望著天空唱起歌來，難道這隻小鳥是想要獲得公眾的矚目？想成為一隻名鳥或公眾鳥？<text:span text:style-name="T3"><text:line-break/><text:line-break/></text:span>我從國中就開始大量寫東西，有幾次還被老師拿去投稿在報章雜誌上，曾有一篇<text:span text:style-name="T3"><text:s/>"</text:span>我的媽媽<text:span text:style-name="T3">" </text:span>感動許多人。我寫她怎麼教我為人處世，教我看到窮同學沒飯吃或沒吃飽時，就應該把自己的便當給對方吃，而且還要假裝是自己今天沒胃口，不想吃，<text:span text:style-name="T3">"</text:span>拜託<text:span text:style-name="T3">" </text:span>對方幫忙吃。但這並不意味著我希望大家來討論或關注我家的事，也不是想闡揚母愛或孝道。<text:span text:style-name="T3"><text:line-break/><text:line-break/></text:span>如此寫了三十幾年，特別是最近<text:span text:style-name="T3">20</text:span>年寫最多，寫了至少一兩千萬字，大多是哲學筆記，寫給自己看；少部份大家能看懂的，才會貼出來。<text:span text:style-name="T3"><text:line-break/><text:line-break/></text:span>但我也只是想讓它貼在這裏而已，非常不想要看到文章被四處轉貼、流傳<text:span text:style-name="T3"><text:s/>(</text:span>特別是在台灣這樣一個讓我很厭惡的地方<text:span text:style-name="T3">)</text:span>。即便我通常都不會禁止別人轉貼，但我基本上還是非常不開心。文字這種東西，就三五好友看一看就好，何必弄得天下皆知？我的極度忍耐與巨大痛苦，並不意味著我很喜歡看到這種四處流傳的公眾化局面。<text:span text:style-name="T3"><text:line-break/><text:line-break/></text:span>就如同每個月的靜站一般，我對某些事有感覺，忍不住就會想表達這樣一種感覺，就好像小鳥忍不住想唱歌一樣，但牠並非想要獲得一群聽眾，牠只是自然就會唱歌而已。每當那樣一種公眾化的強烈厭惡感襲上心頭，我就很想停止這一切自我做賤之事，盡一切可能避免公眾化。</text:p>
      <text:p text:style-name="P1"><text:span text:style-name="T1">王根浩</text:span><text:s/>  |  2015.11.13 11:29   |   <text:a xlink:type="simple" xlink:href="http://palinfo.habago.org/Entry?Command=Information_PrintForum&amp;iPage=296#FORUM34087"><text:span text:style-name="T2">#</text:span></text:a></text:p>
      <text:p text:style-name="P2">你好，我是大一學生，<text:span text:style-name="T3">2</text:span>個月前發現這個網站，今天第一次來這裡留言<text:span text:style-name="T3"><text:line-break/></text:span>我發現另一網站<text:span text:style-name="T3">"</text:span>生命親系譜<text:span text:style-name="T3">"</text:span>也遭到入侵了<text:span text:style-name="T3">?<text:line-break/>goole</text:span>搜尋時，得到的標題變成<text:span text:style-name="T3">"KAIHOU Navia TNK-7422FDTNavia TNK-7422FDT"</text:span></text:p>
      <text:p text:style-name="P1"><text:span text:style-name="T1">陳真</text:span><text:s/>  |  2015.11.13 09:22   |   <text:a xlink:type="simple" xlink:href="http://palinfo.habago.org/Entry?Command=Information_PrintForum&amp;iPage=296#FORUM34086"><text:span text:style-name="T2">#</text:span></text:a></text:p>
      <text:p text:style-name="P3">謝謝大家對於巴勒網被駭客入侵的提醒。我是完全不懂這些，只知道咱們內部已經打算委託專家處理。過去都是巴勒網裏頭的電腦天才們自己弄，現在決定斥重資找專家，而且好像要換什麼伺服器<text:span text:style-name="T3">(</text:span>？<text:span text:style-name="T3">)</text:span>。我其實聽不懂<text:span text:style-name="T3">(</text:span>也不打算弄懂<text:span text:style-name="T3">)</text:span>什麼是伺服器以及一大堆電腦術語，總之就是這樣，巴勒網會找外面的專家更新網站的意思就是了。<text:span text:style-name="T3"><text:line-break/><text:line-break/></text:span>過去自己弄不用花錢，現在找專家，需要<text:span text:style-name="T3">12</text:span>萬。巴勒網目前一共只有<text:span text:style-name="T3">5</text:span>萬元經費。為了應急，我先墊<text:span text:style-name="T3">8</text:span>萬，過兩天<text:span text:style-name="T3">15</text:span>號醫院發薪日<text:span text:style-name="T3">(</text:span>我的薪水剛好就是<text:span text:style-name="T3">8</text:span>萬<text:span text:style-name="T3">)</text:span>，我就會把錢匯給負責找專家的阿遠，剩下的<text:span text:style-name="T3">4</text:span>萬就由巴勒網現有的公款支付，留下一萬元公款。<text:span text:style-name="T3"><text:line-break/><text:line-break/></text:span>我這<text:span text:style-name="T3">8</text:span>萬只是先墊，等巴勒網有了經費之後就得還我。因此，在此順便對外說這事，希望大家捐款。但我有個想法，我非常不願意給朋友道德壓力，因此，禁止跟巴勒網基本成員認識的人<text:span text:style-name="T3">(</text:span>寫過信、通過<text:span text:style-name="T3">email</text:span>的都算認識<text:span text:style-name="T3">) </text:span>捐款，或是曾經有來參加靜站的人，也是在禁止捐款之列。<text:span text:style-name="T3"><text:line-break/><text:line-break/></text:span>至於其他跟我們不認識的人，則請趕緊掏腰包，但請不要超過台幣三千元。匯款方式是：<text:span text:style-name="T3"><text:line-break/><text:line-break/></text:span>郵政劃撥帳號：<text:span text:style-name="T3">50141017</text:span>　戶名：陳良哲<text:span text:style-name="T3"><text:line-break/><text:line-break/>ATM</text:span>轉帳<text:span text:style-name="T3"><text:line-break/></text:span>玉山銀行<text:span text:style-name="T3">(</text:span>代號<text:span text:style-name="T3">808)</text:span>　帳號：<text:span text:style-name="T3">1241-968-047966</text:span>　<text:span text:style-name="T3"><text:line-break/></text:span>戶名：陳良哲</text:p>
      <text:p text:style-name="P1"><text:span text:style-name="T1">何能贊</text:span><text:s/>  |  2015.11.13 07:34   |   <text:a xlink:type="simple" xlink:href="http://palinfo.habago.org/Entry?Command=Information_PrintForum&amp;iPage=296#FORUM34084"><text:span text:style-name="T2">#</text:span></text:a></text:p>
      <text:p text:style-name="P2">陳醫生您好，貴網在<text:span text:style-name="T3">google</text:span>結果會顯示「這個網站可能已遭入侵」：<text:span text:style-name="T3"><text:line-break/><text:line-break/>https://goo.gl/I3Cx1Y<text:line-break/><text:line-break/></text:span>意思是<text:span text:style-name="T3">google</text:span>認為「當我們認為駭客可能已變更網站上的某些網頁，或新增了垃圾網頁，就會顯示「這個網站可能已遭入侵」訊息。如果您造訪該網站，可能會被重新導向至垃圾內容或惡意軟體。」，<text:span text:style-name="T3"><text:line-break/><text:line-break/>https://goo.gl/eNtazP<text:line-break/><text:line-break/></text:span>您的網站有可能已被攻擊，建議修復一下，「參考<text:span text:style-name="T3">Google</text:span>九步驟<text:span text:style-name="T3"><text:s/></text:span>處理網站被駭自己來」<text:span text:style-name="T3"><text:line-break/><text:line-break/>http://www.ithome.com.tw/tech/86174</text:span></text:p>
      <text:p text:style-name="P5"/>
      <text:p text:style-name="P1"><text:span text:style-name="T1">中国人</text:span><text:s/>  |  2015.11.13 03:34   |   <text:a xlink:type="simple" xlink:href="http://palinfo.habago.org/Entry?Command=Information_PrintForum&amp;iPage=297#FORUM34083"><text:span text:style-name="T2">#</text:span></text:a></text:p>
      <text:p text:style-name="P2">陈真你好，看过的你的留言，你怎么不往大陆网络媒体投稿？比如观察者网，观察者网比较关注台湾！<text:span text:style-name="T3"><text:line-break/>http://www.guancha.cn/</text:span></text:p>
      <text:p text:style-name="P1"><text:span text:style-name="T1">陳真</text:span><text:s/>  |  2015.11.13 00:48   |   <text:a xlink:type="simple" xlink:href="http://palinfo.habago.org/Entry?Command=Information_PrintForum&amp;iPage=297#FORUM34082"><text:span text:style-name="T2">#</text:span></text:a></text:p>
      <text:p text:style-name="P3">自我做賤的第三點就是知跟行分離，概念閹割了生命；知道是一回事，做卻又是另一回事，知道得很多，但是做呢？卻是零。別說做啦，連在乎也不會在乎，只是說來炫，說來爽的，說來掉兩滴清淚然後便沒事了，說來噴口水打發時間的。人們基本上就是這樣，空洞概念講一堆，很喜歡講，彷彿會講概念講理論很厲害似的，但生命呢？生命在哪？概念本身難道會憑空獲得意義？一個人難道會因為把聖經背得很熟或闡述得很流利，然後就成為一個教徒？一個人難道會因為知道很多政治黑幕，然後政治就清明了？一個人難道會因為看了一些有關反戰的電影或報導，然後世界就因此和平了？一個人難道會因為熟讀了愛情心理學便等於陷入熱戀，成為新一代的羅密歐與茱麗葉？<text:span text:style-name="T3"><text:line-break/><text:line-break/></text:span>我常心裏有個納悶：<text:span text:style-name="T3">x</text:span>它媽的各位的修養與家教怎麼那麼好？究竟是怎麼練的？這樣也不生氣，那樣也不生氣，不管政客人渣們如何胡作非為你都不會生氣；飯照吃，電影照看，網路照樣搜尋個不停，生活完全不動分毫，更不用說什麼以命相許了。<text:span text:style-name="T3"><text:line-break/><text:line-break/></text:span>當然，我不是說你在<text:span text:style-name="T3"><text:s/>"</text:span>情緒<text:span text:style-name="T3">" </text:span>上必須生氣發怒，而是說，在做為一個<text:span text:style-name="T3"><text:s/>"</text:span>人<text:span text:style-name="T3">" </text:span>的<text:span text:style-name="T3"><text:s/>"</text:span>基本精神態度<text:span text:style-name="T3">" </text:span>上，你怎麼能對之完全無所謂，連眉頭都不皺一個？我們在街上如果看到一群流氓欺負人，也許你不敢挺身相救，但你總該對此有點感覺吧？！它總該在你心裏頭打下一點傷痕、留下一點痛苦吧？還是它根本不影響你的一根汗毛？難道我們不是人，不是生命？即便一滴水灑落汪洋，也該激起一絲漣漪不是嗎？<text:span text:style-name="T3"><text:line-break/><text:line-break/></text:span>柏格曼小時候很喜歡看馬戲團。他說，每當馬戲團收工準備離開時，他的心便也隨它一同離去。我知道什麼是藝術家、思想家與革命家，他們就是那些隨著馬戲團一道離去的人。但一般人不是這樣，馬戲團散場，他便也馬上拍拍屁股回家吃飯；戲歸戲，實歸實，分得清清楚楚，絕不會為戲捨命。我所仰慕的王爾德曾經如此說道：<text:span text:style-name="T3">"</text:span>如果你可以一秒鐘不需要藝術，那你其實根本不需要藝術。<text:span text:style-name="T3">" </text:span>一個東西或一個人，如果你可以有一秒鐘的時間同他切割，暫且拋諸腦後，那也意味著其實你根本不需要他；他跟你的生命是沒有瓜葛的。<text:span text:style-name="T3"><text:line-break/><text:line-break/></text:span>一個人不一定要很聰明才能<text:span text:style-name="T3"><text:s/>"</text:span>知道<text:span text:style-name="T3">" </text:span>許多事。<text:span text:style-name="T3">Chomsky</text:span>常說，即便是國際政治，你若想理解它，其實也比不上理解一場足球賽的規則那般困難與複雜。在我看來，<text:span text:style-name="T3">"</text:span>知道<text:span text:style-name="T3">" </text:span>什麼是一點困難都沒有的，只有很低能的人，才會以概念為炫，以思想為傲；困難的不是知不知道，而是在不在乎。<text:span text:style-name="T3"><text:line-break/><text:line-break/></text:span>別說國際，光是島內每天就有一大堆混帳透頂之事。比方說，柯大帥選前所說的一切漂亮口號，選前用來攻擊對手的那些漂亮理想，什麼打房啦、打權貴啦、捍衛這個正義、捍衛那個理想啦等等等，選後才沒幾個月，居然馬上完全換成相反的說法。重點是，你看他的選民會不會生氣？當然不會。不但不會，而且看起來一點感覺也沒有，甚至很可能完全沒注意到這些事。就算知道這些事也絕不會生氣。因為主流媒體沒有要他生氣，他當然就不會生氣。<text:span text:style-name="T3"><text:line-break/><text:line-break/></text:span>這還不夠可惡，你看他選前指控的那些什麼竊聽案、水門案，原來根本就是自導自演，藉以抹黑對手，栽贓對手，如今真相大白，他根本也不怕你知道這一切原來都是自導自演，但人們會生氣嗎？當然不會。不但不會，而且看起來一點感覺也沒有，甚至很可能完全沒注意到這些事。就算知道這些事也絕不會生氣。因為主流媒體沒有要他生氣，他當然就不會生氣。<text:span text:style-name="T3"><text:line-break/><text:line-break/></text:span>最近那個姓蔡的女士，要選總統的那一個，突然說什麼她的網站被幾萬個大陸網友留言辱罵<text:span text:style-name="T3"><text:s/></text:span>，藉此挑起兩岸網友之對抗。你相信這種鬼話嗎？有可能嗎？大陸如果開放臉書，人家就只會去妳看妳的臉書，卻完全不去其他人的臉書留言？有可能嗎？騙小孩也不該是這種騙法。目的無非是希望藉此挑起台灣人<text:span text:style-name="T3"><text:s/>(</text:span>特別是台灣年輕人<text:span text:style-name="T3">) </text:span>對於大陸人的厭惡與憤怒，進而轉移馬習會對其極為不利的焦點，同時為自己囊括更多仇視大陸的選票。她大概是以為台灣人都是白癡。其實也差不多是這樣沒錯，向來不管怎麼騙都會很有效，蠢到極點。或者應該說，台灣人是不會在乎什麼是非對錯的，即便知道是用騙的，原來全是自導自演，人們也絕對不會生氣，因為主流媒體沒有要他生氣，他當然就不會生氣。<text:span text:style-name="T3"><text:line-break/><text:line-break/></text:span>總之，我不是要寫來給大家長什麼知識或生什麼智慧的。我絕不想如此做賤自己，但我知道事實上我就是在自我做賤，毫無意義。</text:p>
      <text:p text:style-name="P1"><text:span text:style-name="T1">林淑芬</text:span><text:s/>  |  2015.11.12 14:22   |   <text:a xlink:type="simple" xlink:href="http://palinfo.habago.org/Entry?Command=Information_PrintForum&amp;iPage=297#FORUM34080"><text:span text:style-name="T2">#</text:span></text:a></text:p>
      <text:p text:style-name="P2">所以您就應該多張貼您所知道的相關事實，讓我等長知識、生智慧，然後用來教育下一代。德不孤，必有鄰。</text:p>
      <text:p text:style-name="P1"><text:span text:style-name="T1">陳真</text:span><text:s/>  |  2015.11.12 13:28   |   <text:a xlink:type="simple" xlink:href="http://palinfo.habago.org/Entry?Command=Information_PrintForum&amp;iPage=297#FORUM34079"><text:span text:style-name="T2">#</text:span></text:a></text:p>
      <text:p text:style-name="P3">黨外時，如果有人跟我說，你拋頭顱灑熱血所從事的所謂民主運動及台獨運動，背後其實是美國在操盤，民主為名，台獨為實，旨在反中，旨在確保兩岸的持續敵對與分離，如果當時有人跟我這麼說，我是不會信的。這麼簡單的一個事實，而我居然在十多年之後，來到海外，才終於恍然大悟，明白自己過去的單純<text:span text:style-name="T3"><text:s/>(</text:span>或說愚蠢<text:span text:style-name="T3">)</text:span>，若要說不後悔不自責是騙人的。付出青春血淚，乃至家破人亡，到頭來卻發現，原來這一切只是某種龐大政治操作的一著棋；你的犧牲與努力，只是造就無數齷齪文人與政客，對社會大眾卻反而造成傷害。單純的個人善意，反倒成為一種邪惡的工具。我常想，我是不是應該<text:span text:style-name="T3">(</text:span>像達賴的哥哥那樣<text:span text:style-name="T3">)</text:span>也來寫個懺悔錄或現形記，給可悲歷史再添一筆。<text:span text:style-name="T3"><text:line-break/><text:line-break/></text:span>在英國十年，在西方的各種反戰運動或社會運動中，除了我和學姐外，很少有華人<text:span text:style-name="T3"><text:s/>(</text:span>更沒有台灣人<text:span text:style-name="T3">)</text:span>，因此經常顯得目標顯著。每當有西方人走近想問我問題，我差不多就能預知他打算問我些什麼了，不外就是問我為何台灣如此心甘情願充當美國走狗。曾經有個支持反戰的英國女生，從我嘴裏聽到我對中共的批評，驚訝地對著蒼天一連大聲吶喊了<text:span text:style-name="T3"><text:s/>why</text:span>？<text:span text:style-name="T3">why</text:span>？<text:span text:style-name="T3">why</text:span>？三個<text:span text:style-name="T3"><text:s/>why</text:span>字，彷彿我的愚蠢讓她心碎了似的。一開始，我不太能理解，為何西方反戰人士總是支持中國，甚至往往對之充滿好感。後來我逐漸明白並且相信也許他們才是對的，至少，在相對意義上來說，美國<text:span text:style-name="T3"><text:s/>vs.</text:span>中國，一善一惡，對比極為明顯。你當然不需要二擇一，但你沒有理由只見中國之秋毫，卻不見美國之輿薪。<text:span text:style-name="T3"><text:line-break/><text:line-break/></text:span>當然，<text:span text:style-name="T3">"</text:span>挺中抗美<text:span text:style-name="T3">" </text:span>這樣一種認知與聲音，在西方世界依然是極少數，整個話語權仍然完全掌握在西方媒體手裏，翻雲覆雨，任意顛倒黑白。<text:span text:style-name="T3"><text:line-break/><text:line-break/></text:span>應該差不多是<text:span text:style-name="T3">1998</text:span>年吧，剛到英國的頭兩年，有個英國老師在課堂上稱讚美國發動第一次波斯灣戰爭、修理海珊云云。我表示異議，發言反駁，他很驚訝，立即很智障卻自以為幽默地告訴全班同學說我一定是每天閱讀海珊發行的<text:span text:style-name="T3"><text:s/>"</text:span>伊拉克日報<text:span text:style-name="T3">"</text:span>，被海珊騙了。這樣一種智障的聲音，始終才是所謂<text:span text:style-name="T3"><text:s/>"</text:span>輿論<text:span text:style-name="T3">" </text:span>主流。這世界其實就像個大電視，<text:span text:style-name="T3">"</text:span>電視<text:span text:style-name="T3">" </text:span>告訴世人世界長什麼樣，它就長什麼樣，很少人能逃脫這樣一種鋪天蓋地、無孔不入、無日無之的洗腦。<text:span text:style-name="T3"><text:line-break/><text:line-break/></text:span>最近不是有個<text:span text:style-name="T3"><text:s/>BBC </text:span>的白癡女記者叫<text:span text:style-name="T3"><text:s/>Laura Kuenssberg</text:span>嗎<text:span text:style-name="T3"><text:s/>(</text:span>照片在此：<text:span text:style-name="T3">http://www.storm.mg/article/69924)</text:span>，在歡迎習近平訪英的記者會上，非常傲慢地質問英國首相卡麥隆說：「如果你是昨天剛失業的鋼鐵業員工，看見中國主席乘坐皇家馬車前往白廳，你做何感想？為了促進我們與中國的商貿利益，這是值得的嗎？」類似這類沒有大腦的蠢話，卻是這個世界的主流<text:span text:style-name="T3"><text:s/>"</text:span>輿論<text:span text:style-name="T3">"</text:span>。這種蠢話如果說得通，這種大帽子如果能成立，豈不是可以套用在所有國家所有社會的所有事物上。這樣一個毫無認知能力的蠢蛋，卻以擔任記者維生，你自然能想像她會寫出何種品質的所謂報導。<text:span text:style-name="T3"><text:line-break/><text:line-break/></text:span>這個女記者罵完英國首相還不夠，接著就去罵習近平，罵說：「你為什麼會認為英國大眾會樂於跟中國這樣一個不民主、不透明、且人權紀錄極差的國家有更密切的商業往來？」看了這一幕，聽到這樣一種蠢話，你也只能無語問蒼天，畢竟蠢話不管多麼蠢，不管多麼違反基本事實，一旦透過綿綿密密無日無之的洗腦，成為一種主流論述，它便會以這樣一種<text:span text:style-name="T3"><text:s/>"</text:span>蠢者無敵<text:span text:style-name="T3">" </text:span>的大無畏傲慢姿態展現，就好像那個嘲笑說我一定每天閱讀伊拉克日報的老師那樣。我相信他們的真心，相信他們的善意，但真心善意仍然還是需要大腦與基本理性做支撐，愚蠢話語並不會因為出發點之良善而成為智慧；謠言也不會因為訴說者之真心相信而成為事實。<text:span text:style-name="T3"><text:line-break/><text:line-break/></text:span>中國崛起以來，不曾侵略它國，不曾派出一兵一卒，不曾發射一彈一炮，所謂影響力之擴張，無非就是提供各國經援，協助開發民生設施，鑿井開路，建水庫設電廠，方便以後大家互相往來做生意。然而，英國和美國卻不是這樣，半個多世紀來，不斷在世界各地燒殺擄掠殺害數千萬生命。惡行不奇怪，奇怪的是：人們居然完全看不見血流成河，卻能看見一點皮毛之傷，並且為之<text:span text:style-name="T3"><text:s/>"</text:span>義憤填膺<text:span text:style-name="T3">"</text:span>？<text:span text:style-name="T3"><text:line-break/><text:line-break/></text:span>對於這位女記者的智障質問，習近平回答得蠻好，於我心有戚戚焉。他說：跟其他國家一樣，中國也很重視人權議題，但中方堅持結合「人權的普遍性原則和中國的實際情況」，採取一條「適合中國國情的人權發展道路」。習近平並表示，中國已準備好與英國及其他國家共同合作，面對人權議題，「人權保障沒有最好，只有更好，任何國家都需要不斷加強及改進人權工作。」<text:span text:style-name="T3"><text:line-break/><text:line-break/></text:span>今年四月，過去長期擔任達賴特使的達賴的哥哥嘉樂頓珠，出版了回憶錄<text:span text:style-name="T3"><text:s/>"The Untold Story of My Struggle for Tibet"</text:span>。嘉樂頓珠說，他<text:span text:style-name="T3"><text:s/>"</text:span>一生中最大的悔恨<text:span text:style-name="T3">" </text:span>就是跟美國中情局合作，接受來自中情局的各種援助及代為訓練西藏武裝人員與游擊隊。中情局為藏人設立的武裝訓練基地，最初選在印巴邊境附近，後來轉移到尼泊爾木斯塘及美國科羅拉多等地；接受訓練後的大批西藏武裝份子，透過美國的協助，潛入西藏發動攻擊，並且從中奪取中共一些重要情報給美國。<text:span text:style-name="T3"><text:line-break/><text:line-break/></text:span>多年之後，嘉樂頓珠才知道自己上當，並且自認因此錯失西藏問題和平解決的最佳時機。他說，美國事實上不但絲毫無意於減緩西藏與中國之間的緊張關係，反倒盡力擴大之，目的無非就是要藉此傷害中國。嘉樂頓珠說，問題是，傷害了中國的同時，也傷害了西藏；唯一獲利的是從中翻雲覆雨的美國。嘉樂頓珠還強調，美國提供給藏人的各種武器從來都不是美國製，他認為這是因為美國不願留下任何暗中協助藏人進行武裝組織與攻擊的證據。<text:span text:style-name="T3"><text:line-break/><text:line-break/></text:span>對於這整個經過，達賴的哥哥嘉樂頓珠是這麼說的：<text:span text:style-name="T3"><text:line-break/><text:line-break/><text:line-break/>“</text:span>終我一生，只有一件可堪悔恨之事：那就是與中情局發生關聯。最初，我真的相信，美國人想要幫助我們為獨立而戰，最後我意識到，事情並非如此單純，這只是我的一廂情願。中情局的目標從來都不是西藏獨立，事實上，我不認為美國真的想施以援手，他們只是想引起衝突，用西藏人來製造中國和印度之間的誤解與不和。最終他們成功了，<text:span text:style-name="T3">1962</text:span>年的中印邊境戰爭就是一場悲劇。<text:span text:style-name="T3">”<text:line-break/><text:line-break/>“</text:span>我們與中情局的合作，惹惱了中國人，給了他們進行大規模鎮壓的藉口。結果是，數萬西藏人因此而死。<text:span text:style-name="T3">”“</text:span>我與美國中情局的關係，沈甸甸地壓在我心上，我已經保持了幾十年的沈默，但是現在我必須說出真相。我們與中情局的合作是錯誤的。我們不應當收取中情局的援助。如果我們不與中情局合作，如果我們不貪圖中情局所給予的那些極為有限的好處，中共就沒有藉口殺掉那麽多西藏人。我們與中情局的合作，導致了那麽多無辜者的死亡。他們殺死的不僅是我們的人民，同時也試圖扼殺我們的文化。我與中情局一起完成的那些事，促成了西藏文化的徹底毀滅。這給我帶來了巨大痛苦，在許多年裏使我備受困擾。我不能忘卻這一切，我是有罪的。這是我一生最大的悔恨。<text:span text:style-name="T3">"<text:line-break/><text:line-break/></text:span>美國的這類作為，不斷反覆施行至今，在世界各地以所謂民主自由及人權為藉口，盡一切力量挑起血腥動亂與衝突，藉以顛覆、攻擊乃至入侵與佔領所有不聽話或敵對的各國政權；方法之一就是藉著提供經援與武器給所謂反對勢力，藉以挑起各種抗爭與動亂，從中坐收漁利。毫無疑問，今天要不是中共國力強大，整個大陸早已成為伊拉克及阿富汗那般的血腥人間煉獄，八國聯軍及軍閥割據和大饑荒等等恐怖歷史，老早重演。<text:span text:style-name="T3"><text:line-break/><text:line-break/></text:span>我常想，今天我若是中共領導人，面對這樣一個無惡不作、無所不用其極、信奉極端暴力與恐怖主義的美國政府，用盡一切手段想在中國製造動亂與分裂，我有可能不實施某種鎮壓或管制嗎？恐怕不可能。除非我想讓整個中國十幾億人民陷於水火、墮入猶如伊拉克、敘利亞、利比亞及阿富汗等等等等等那樣一種永不見天日的人間煉獄。這就好像當美國以大量金錢和各種先進武器支援敘利亞所謂熱愛自由與民主的武裝勢力，四處在敘利亞製造動亂時，你做為一個敘利亞領導人，有可能啥事也不做而任其四處破壞、任其壯大嗎？<text:span text:style-name="T3"><text:line-break/><text:line-break/></text:span>時至今日，應該不會再有人稱讚美國發動侵略伊拉克戰爭了吧？應該也不會有人相信什麼海珊擁有大規模毀滅武器準備毀滅人類的鬼話。而且恰恰相反，這幾年來許多機密文件紛紛清楚地顯示：美國不但不是因為<text:span text:style-name="T3"><text:s/>"</text:span>懷疑<text:span text:style-name="T3">" </text:span>海珊<text:span text:style-name="T3"><text:s/>"</text:span>可能擁有<text:span text:style-name="T3">" </text:span>大規模毀滅武器而入侵伊拉克，而是因為美國<text:span text:style-name="T3"><text:s/>"</text:span>確切知道<text:span text:style-name="T3">" </text:span>海珊根本沒有任何大規模毀滅武器，所以才肆無忌憚地派出地面部隊入侵佔領伊拉克。<text:span text:style-name="T3"><text:line-break/><text:line-break/></text:span>邪惡之事，總是出之以冠冕堂皇光鮮亮麗之名。例如，隨手舉個例好了。美國從事這一切齷齪勾當的偉大說詞之一就是透過所謂民主輸出與人權輸出。美國有個<text:span text:style-name="T3"><text:s/>"</text:span>假民營真官方<text:span text:style-name="T3">" </text:span>的所謂人權機構就叫做<text:span text:style-name="T3"><text:s/>"</text:span>美國國家民主輸出基金會<text:span text:style-name="T3">" (National Endowment for Democracy</text:span>，縮寫：<text:span text:style-name="T3">NED</text:span>，一般翻譯做美國民主基金會<text:span text:style-name="T3">)</text:span>，它是美國中情局底下一個負責顛覆與攻擊敵對政權或製造各種所謂<text:span text:style-name="T3"><text:s/>"</text:span>民主抗爭<text:span text:style-name="T3">" </text:span>的經援單位。在兩岸三地方面，凡是反中反華者，都是他們所要表揚與鉅額金錢贊助的對象，包括法輪功及王丹等一票所謂民運人士，獎勵他們繼續打擊中國，捍衛所謂民主自由。台灣方面，扁嫂吳淑珍也曾經是美國民主基金會<text:span text:style-name="T3">2002</text:span>年的獲獎者，獎勵她對所謂民主與人權所做出的巨大貢獻。<text:span text:style-name="T3"><text:line-break/><text:line-break/></text:span>前一陣子，由屠圖、華勒沙和達賴以及那位強烈支持以色列、布希還曾在書中表揚說是因為受到他的鼓動與催促因此才決定發動伊拉克戰爭的<text:span text:style-name="T3"><text:s/>Elie Wiesel</text:span>等<text:span text:style-name="T3">12</text:span>名諾貝爾和平獎得主領軍，針對習近平的出訪各國，聯名發表一封給歐巴馬的公開信。這些在政治上向來一點都不清純卻總是故做清純中立狀的和平獎得主，在信裏熱切地央請歐巴馬，懇請他做為同樣是諾貝爾和平獎得主，做為一個捍衛人權與民主的世界領袖，務必義無反顧地出面譴責習近平，務必發起緊急救援，要求釋放<text:span text:style-name="T3"><text:s/>(</text:span>只不過被判幾年徒刑的<text:span text:style-name="T3">) </text:span>劉曉波，否則中國將會以為他們可以繼續傷害人權而不會受到世人制裁。信件大意如此，非常無恥。<text:span text:style-name="T3"><text:line-break/><text:line-break/></text:span>西方媒體毫無例外地一致刊登了這條<text:span text:style-name="T3"><text:s/>"</text:span>大<text:span text:style-name="T3">" </text:span>新聞。起初看到這新聞時，我原本以為這些什麼碗糕和平獎得主只是腦袋不清，心眼並不壞。<text:span text:style-name="T3">(</text:span>可是，這些人，長期參與政治如此之深，有可能<text:span text:style-name="T3"><text:s/>"</text:span>單純<text:span text:style-name="T3">" </text:span>得像個三歲小孩嗎？<text:span text:style-name="T3">) </text:span>後來看到運作發起這封聯名公開信的所謂<text:span text:style-name="T3"><text:s/>"</text:span>人權團體<text:span text:style-name="T3">"</text:span>叫做<text:span text:style-name="T3"><text:s/>Freedom Now</text:span>，我才知道這不但不是腦袋不清，而是老謀深算、心機極深的一種政治動作。<text:span text:style-name="T3"><text:line-break/><text:line-break/></text:span>這些事，說來滿紙污穢，實在很不想談。政治之陰暗複雜，難以三言兩語說清。<text:span text:style-name="T3"><text:line-break/><text:line-break/></text:span>還記得發生在去年奈及利亞的博科聖地<text:span text:style-name="T3"><text:s/>(Boko Haram) </text:span>綁架事件嗎？數百名女學生被武裝份子衝入校園抓走，充當性奴隸販賣。面對選舉，奈及利亞總統<text:span text:style-name="T3">Goodluck Jonathan</text:span>為了改善形象，竟然偷偷摸摸和美國華盛頓一家公關公司叫做<text:span text:style-name="T3"><text:s/>Levick </text:span>以及一家提供法律服務的所謂<text:span text:style-name="T3"><text:s/>"</text:span>人權公司<text:span text:style-name="T3">" </text:span>叫做<text:span text:style-name="T3">Perseus Strategies</text:span>，簽下大約四千多萬台幣的合約；合約內容表明將協助奈及利亞政府<text:span text:style-name="T3"><text:s/>"</text:span>在國際與國內媒體上，改變對其不利的論述<text:span text:style-name="T3">"</text:span>，同時<text:span text:style-name="T3"><text:s/>"</text:span>促進其政府運作之民主與透明<text:span text:style-name="T3">"</text:span>。<text:span text:style-name="T3"><text:line-break/><text:line-break/></text:span>這是不是很好笑，我偷偷摸摸花大錢買通公關公司，請他幫我在國內外媒體塑造美好形象，消除對我不利之輿論，幫我的政府變得更透明更民主。<text:span text:style-name="T3"><text:line-break/><text:line-break/>Perseus Strategies </text:span>的老闆是誰呢，是歐巴馬的一個金主叫做<text:span text:style-name="T3">Jared Genser</text:span>，<text:span text:style-name="T3">Jared Genser</text:span>是誰呢？就是所謂人權組織<text:span text:style-name="T3">Freedom Now</text:span>的創辦者，也就是這次這<text:span text:style-name="T3">12</text:span>位諾貝爾和平獎得主砲轟習近平的聯名信的策畫人。這位<text:span text:style-name="T3"><text:s/>Jared Genser</text:span>很有生意頭腦，他以及他的所謂人權組織向來毫不諱言地表明，聲援所謂政治犯必須具有高度附加價值，能見度要夠，殺傷力要大，好處要多；劉曉波及翁山蘇姬等人，就是在這樣一種<text:span text:style-name="T3"><text:s/>"</text:span>具有高度附加價值<text:span text:style-name="T3">" </text:span>的思維下所挑選出來的聲援對象。所謂人權、民主與自由等等，背後目的不外就是政治鬥爭與利益；而且，連人權都能搞成一種投資，搞成一家國際大公司來經營，真是不簡單。<text:span text:style-name="T3"><text:line-break/><text:line-break/></text:span>我只是要說，政治之複雜與陰暗，遠遠不是媒體或政客及其一票走狗與幫凶們所呈現的那樣冠冕堂皇，光鮮亮麗。平常生活中詐騙集團的騙術往往日新月異，推陳出新，令人防不勝防；不過只是為了一點蠅頭小利，人家詐騙集團尚且如此用心複雜，更何況是具有億億萬萬倍暴利的政治事務與權力。掛的全是漂亮羊頭，賣的卻是狗肉。<text:span text:style-name="T3"><text:line-break/><text:line-break/></text:span>還記得英國真實世界的<text:span text:style-name="T3">007-- "</text:span>睹注之刀<text:span text:style-name="T3">" (Stakeknife)</text:span>嗎？<text:span text:style-name="T3"><text:s/></text:span>本名叫<text:span text:style-name="T3"><text:s/>Freddie Scappaticci </text:span>，十多年前我曾寫過幾篇文字談他。在他的真實身份曝光之前，二、三十年來，此人一直被英國政府廣為描繪成殺人魔頭，所謂恐怖組織<text:span text:style-name="T3"><text:s/>"</text:span>愛爾蘭共和軍<text:span text:style-name="T3">" (IRA)</text:span>的軍事首領，曾經一手策畫英國境內半數以上的恐怖攻擊事件，至少四十幾名英國警察和士兵遭其殺害，數百人傷殘。後來，因為英國情治單位內部發生私人爭執，有人憤而報復，他的真實身份才被揭穿，原來他是英國在<text:span text:style-name="T3">IRA</text:span>臥底的情治人員，足足臥底了<text:span text:style-name="T3">25</text:span>年，代號就叫做賭注之刀，在英國政府的允許下，策畫無數恐怖攻擊事件，也因為表現如此<text:span text:style-name="T3"><text:s/>"</text:span>優異<text:span text:style-name="T3">"</text:span>，戰功彪炳，一路攀昇到<text:span text:style-name="T3">IRA</text:span>的領導階層。<text:span text:style-name="T3"><text:line-break/><text:line-break/></text:span>我對政治真是很無言，知一百，知一萬，卻僅能說其一。我若有一絲寫小說的衝動，其實不需要什麼想像力，只要稍微就地取材，恐怕就能寫出不可思議的爾虞我詐與物慾橫流。遠的不說，光從島內一片綠油油的政治勢力幾乎無日無之的各種無恥陰暗作為，就能看見一種普及於世、擅於操弄的政治文化。島內如此，島外亦然。政治之陰暗與複雜，實難想像，但卻往往以天使般、救世主般的清新理想主義者形象出現。<text:span text:style-name="T3"><text:line-break/><text:line-break/></text:span>比方說，上述這位所謂人權組織<text:span text:style-name="T3"><text:s/>"Freedom Now" </text:span>的創辦人<text:span text:style-name="T3"><text:s/>Jared Genser</text:span>，在美國政界相當具有影響力，他在<text:span text:style-name="T3">2011</text:span>年更是大力鼓吹軍事侵略利比亞，原因當然又說是為了人權，為了民主自由。被強迫<text:span text:style-name="T3"><text:s/>"</text:span>民主輸入<text:span text:style-name="T3">" </text:span>的利比亞，如今就跟伊拉克、阿富汗及敘利亞一樣，陷入恐怖內戰，屍橫遍野，宛如人間煉獄。<text:span text:style-name="T3"><text:line-break/><text:line-break/></text:span>寫這麼多，你會憤怒嗎？我看不會。會憤怒的人請舉手。我看鳳毛鱗角，少之又少。憤怒猶不可得，更不用說因此捨身奉獻。<text:span text:style-name="T3"><text:line-break/><text:line-break/></text:span>紀伯倫曾如此說道：<text:span text:style-name="T3"><text:line-break/><text:line-break/>"</text:span>就像一片孤葉，不會未經整棵大樹的默許就枯黃；為惡者胡作非為的背後，並非沒有眾人潛藏的允諾。<text:span text:style-name="T3">"<text:line-break/><text:line-break/></text:span>說穿了，我們都是幫凶。當然我也是，差別也許只是在於我可能稍微比一般人有點病識感，知道自己是幫凶。常覺得這樣活著很窩囊，很不應該，但我該怎麼活才像樣？</text:p>
      <text:p text:style-name="P1"><text:span text:style-name="T1">蘇秀慧</text:span><text:s/>  |  2015.11.11 23:34   |   <text:a xlink:type="simple" xlink:href="http://palinfo.habago.org/Entry?Command=Information_PrintForum&amp;iPage=297#FORUM34078"><text:span text:style-name="T2">#</text:span></text:a></text:p>
      <text:p text:style-name="P2">人類若有善良，亦是存在於對他人的痛苦，能有動於衷。<text:span text:style-name="T3"><text:line-break/></text:span>不是為受難者哭，因為人類的情感，有時失敗到僅能給予一種短暫的注意力，痛，卻不入心。<text:span text:style-name="T3"><text:line-break/></text:span>因為睜開眼關注，所以不斷心碎，而能同意我們應該為自己哭。</text:p>
      <text:p text:style-name="P1"><text:span text:style-name="T1">王修亮</text:span><text:s/>  |  2015.11.11 16:43   |   <text:a xlink:type="simple" xlink:href="http://palinfo.habago.org/Entry?Command=Information_PrintForum&amp;iPage=297#FORUM34077"><text:span text:style-name="T2">#</text:span></text:a></text:p>
      <text:p text:style-name="P3">烽火在外，恬靜在心。<text:span text:style-name="T3"><text:line-break/></text:span>我若是處在這樣的環境大概很難恬靜，大概感受到的幾乎都是痛苦與擔憂。<text:span text:style-name="T3"><text:line-break/></text:span>但是看到我的孩子、丈夫、朋友，以及我自己，能在音樂中歌唱，在音樂中微笑，我會很慶幸這個世界還有美存留。很慶幸我的孩子能在痛苦擔憂的生活中，發現了人生還有這麼美好的事物。<text:span text:style-name="T3"><text:line-break/></text:span>我會告訴自己的孩子，我們沒有辦法免除戰爭與身體的痛苦，但是我們可以使自己的心留存美感的記憶。<text:span text:style-name="T3"><text:line-break/><text:line-break/></text:span>我有一點明白了。這些年來，我對學生們的教育，原來只是為他們存留美感的記憶與創造能力。</text:p>
      <text:p text:style-name="P1"><text:span text:style-name="T1">陳真</text:span><text:s/>  |  2015.11.11 15:29   |   <text:a xlink:type="simple" xlink:href="http://palinfo.habago.org/Entry?Command=Information_PrintForum&amp;iPage=297#FORUM34076"><text:span text:style-name="T2">#</text:span></text:a></text:p>
      <text:p text:style-name="P2">你說，底下這兩種力量，哪個比較強大？哪個會<text:span text:style-name="T3"><text:s/>"</text:span>贏<text:span text:style-name="T3">"</text:span>？你說，我們的人生應該怎麼活？<text:span text:style-name="T3"><text:line-break/><text:line-break/>http://goo.gl/rxUYrW<text:line-break/><text:line-break/>https://goo.gl/FJC9js (</text:span>請特別看倒數第二段和倒數第三段影片<text:span text:style-name="T3">)</text:span></text:p>
      <text:p text:style-name="P1"><text:span text:style-name="T1">陳真</text:span><text:s/>  |  2015.11.11 00:16   |   <text:a xlink:type="simple" xlink:href="http://palinfo.habago.org/Entry?Command=Information_PrintForum&amp;iPage=297#FORUM34075"><text:span text:style-name="T2">#</text:span></text:a></text:p>
      <text:p text:style-name="P3">我的年少歲月，曾經參與創立三個政黨。第一個叫台灣民主黨，約莫是在<text:span text:style-name="T3">1986</text:span>年的春天創立於美國。它其實是個虛擬的黨，一個空殼子；但在<text:span text:style-name="T3"><text:s/>"</text:span>組黨者足以判死刑<text:span text:style-name="T3">" </text:span>的戒嚴令下，一個僅有黨名而無黨實的黨，卻讓當時的國民黨如臨大敵。<text:span text:style-name="T3"><text:line-break/><text:line-break/></text:span>這個空有其名的黨之成立，只有一個目的，就是突破長達四十多年的黨禁。許信良在美國發起組黨後，企圖遷黨回台，希望能造成島內組黨的既成事實，挑戰國民黨的戒嚴禁令。<text:span text:style-name="T3"><text:line-break/><text:line-break/></text:span>這個黨，隔海在台召募黨員。據我所知，在台黨員好像只有三個，一個是我的入黨介紹人<text:span text:style-name="T3">--</text:span>鄭南榕，一個好像叫什麼福的黨外志工。幾個月後，<text:span text:style-name="T3">1986</text:span>年的<text:span text:style-name="T3">9</text:span>月<text:span text:style-name="T3">28</text:span>號，民進唬爛黨就順勢成立了。<text:span text:style-name="T3"><text:line-break/><text:line-break/></text:span>我參與創立的第三個黨叫做綠黨，印象中，約莫成立於<text:span text:style-name="T3">1996</text:span>年。我和學姐都是創黨黨員。不過，一年後我們就退黨了，原因是：掛羊頭賣狗肉。<text:span text:style-name="T3"><text:line-break/><text:line-break/></text:span>這個黨，雖然以西方國家的綠黨為宗旨，甚至還強調甘地的什麼非暴力精神，漂亮口號講得天花亂墜滿坑滿谷十幾條，但我很快地發現，它骨子裏仍然是反共愛<text:span text:style-name="T3">(</text:span>台灣<text:span text:style-name="T3">)</text:span>國的黨，掛德國綠黨的羊頭，賣反中反華愛台灣國的狗肉，於是我們就退出了。<text:span text:style-name="T3"><text:line-break/><text:line-break/></text:span>不只政黨，所有社運團體也一樣，從環保到人權，從農運到工運，一個個創立，一個個退出。有時回顧自己青春歲月的這一切作為，難免失落；原來所謂<text:span text:style-name="T3"><text:s/>"</text:span>理想<text:span text:style-name="T3">"</text:span>，只不過是一種鬥爭敵人的武器，抹黑異己的工具，更是一種藉以掠奪個人名位暴利的晉身階與敲門磚。可以這麼說，幾乎所有我個人有關現實事物方面的努力一概失敗，虛擲青春血汗，禍延家人；不但一事無成，甚且貽害社會；似乎只有在一種純粹思維的抽象世界裏，或許才能保有一點也許微不足道的意義與純粹。<text:span text:style-name="T3"><text:line-break/><text:line-break/></text:span>這個島，離我越來越遠。十多年前寫過一篇文章叫<text:span text:style-name="T3"><text:s/>"</text:span>家鄉如異鄉<text:span text:style-name="T3">"</text:span>，內容寫些什麼忘了，但異鄉感卻一天比一天沉重。屈原曾如此說道：<text:span text:style-name="T3">"</text:span>世溷濁而不清，蟬翼為重，千鈞為輕；黃鐘毀棄，瓦釜雷鳴；讒人高張，賢士無名。<text:span text:style-name="T3">" </text:span>翻成白話文就是說：混蛋們整天惡搞瞎搞，價值崩盤，豺狼當道；馬文才被捧成天才，小癟三竟成了大英雄；千斤重的遭輕薄，鼻屎般大的人事物卻一個個儼然泰山。古往今來，似乎盡皆如此。<text:span text:style-name="T3"><text:line-break/><text:line-break/></text:span>不過，屈原心聲離我甚為遙遠，我倒是常覺得自己是<text:span text:style-name="T3"><text:s/>"</text:span>等待果陀<text:span text:style-name="T3">" </text:span>裏面那兩個阿西，特別是其中比較會胡思亂想、比較阿<text:span text:style-name="T3"><text:s/>Q </text:span>的那一個，連名字跟我都很像，叫什麼<text:span text:style-name="T3">mir</text:span>。另一個比較務實，常常打瞌睡。兩人在路邊一棵沒有葉子的樹下，一搭一唱，一直在等待果陀的到來。<text:span text:style-name="T3"><text:line-break/><text:line-break/></text:span>果陀是誰呢？不知道。等他來要幹嘛呢？什麼也沒打算幹。那麼，幹嘛要等他呢？不知道。反正就是要等。<text:span text:style-name="T3"><text:line-break/><text:line-break/></text:span>等啊等的，等到打瞌睡，果陀還是沒有來。隔天繼續等，等來了一個小朋友，說是果陀的什麼人，說果陀有事耽擱了，晚點才會來。於是又等啊等的，等得實在是他媽的很無聊，要不然講個笑話來聽聽，解解悶吧。<text:span text:style-name="T3"><text:line-break/><text:line-break/>emir</text:span>就開始講笑話了，說有個口吃先生，口很渴，想喝水，來到一家飲料店，就問老板說：<text:span text:style-name="T3">"</text:span>老老<text:span text:style-name="T3">...</text:span>老榜榜榜<text:span text:style-name="T3">...</text:span>，請<text:span text:style-name="T3">...</text:span>請請<text:span text:style-name="T3">...</text:span>請問汽汽汽<text:span text:style-name="T3">...</text:span>水一罐多多多<text:span text:style-name="T3">....</text:span>少少錢啊？<text:span text:style-name="T3">" </text:span>老闆說，<text:span text:style-name="T3">"</text:span>一罐五百塊啦。<text:span text:style-name="T3">" </text:span>口吃先生說：<text:span text:style-name="T3">"</text:span>開<text:span text:style-name="T3">...</text:span>開<text:span text:style-name="T3">...</text:span>開開<text:span text:style-name="T3">..."</text:span>，話還沒說完，老板就開了一瓶汽水遞給他。口吃先生說：<text:span text:style-name="T3">"</text:span>開開<text:span text:style-name="T3">....</text:span>開<text:span text:style-name="T3">...</text:span>開什麼<text:span text:style-name="T3">...</text:span>玩笑<text:span text:style-name="T3">?!"<text:line-break/><text:line-break/></text:span>務實的那一個，覺得一點都不好笑，還罵<text:span text:style-name="T3"><text:s/>emir</text:span>說他涉嫌歧視口吃，應當反省。<text:span text:style-name="T3">emir</text:span>倒是覺得這個自己瞎掰的笑話很好笑，一邊說，一邊自己笑到尿褲子，還跑了一趟廁所。<text:span text:style-name="T3"><text:line-break/><text:line-break/></text:span>一天又過去了，果陀還是沒有來。會不會是咱們走錯地方了？要不要換個地方繼續等？務實的那一個說，<text:span text:style-name="T3">"</text:span>不用啦，一定是這裏沒錯。<text:span text:style-name="T3">" </text:span>就在等待果陀的同時，他心裏卻老想著柴米油鹽、上下班的事，覺得人生很無聊，很絕望，於是就跟<text:span text:style-name="T3">emir</text:span>提議說，<text:span text:style-name="T3">"</text:span>我看不要等了，果陀不會來了，咱們上吊自殺算了。<text:span text:style-name="T3">" emir</text:span>說，<text:span text:style-name="T3">"</text:span>不行啦，沒來也是要等到他來。<text:span text:style-name="T3">" "</text:span>等他來之後，你打算要對他說什麼？<text:span text:style-name="T3">" emir </text:span>說，<text:span text:style-name="T3">"</text:span>我也不知道，應該是什麼事也不會發生吧。<text:span text:style-name="T3">"<text:line-break/><text:line-break/></text:span>等待過程中，原本樂觀幽默、優點多如天上繁星的<text:span text:style-name="T3">emir</text:span>，不知何故，一時悲從中來，於是大展歌喉，唱起了一首同樣經過他加油添醋的改編歌曲，歌詞是這麼唱的：<text:span text:style-name="T3"><text:line-break/><text:line-break/>"</text:span>有一天我們誕生，有一天我們死去，同樣的一天，同樣的一秒鐘，他們讓新生命誕生在墳墓上，光明只閃現了一刹那，緊接著又是黑夜。<text:span text:style-name="T3">"<text:line-break/><text:line-break/><text:line-break/></text:span>陳真<text:span text:style-name="T3"><text:line-break/>===============<text:line-break/></text:span>告發外患罪<text:span text:style-name="T3"><text:s/></text:span>綠社盟籲限制馬英九出境<text:span text:style-name="T3"><text:line-break/><text:line-break/></text:span>風傳媒<text:span text:style-name="T3"><text:line-break/>2015</text:span>年<text:span text:style-name="T3">11</text:span>月<text:span text:style-name="T3">05</text:span>日<text:span text:style-name="T3"><text:line-break/><text:line-break/></text:span>綠黨社會民主黨聯盟不滿馬英九總統突然宣布馬習會，今日上午由共同召集人范雲代表向最高檢、台高檢，告發馬英九涉犯「私與外國訂約罪」、「違反委任損害民國罪」、「通謀喪失領土罪」等<text:span text:style-name="T3">3</text:span>條外患罪與違反《國家安全法》，呼籲最高檢應依法限制馬英九出境，若馬不從更應在機場以現行犯將他逮捕。<text:span text:style-name="T3"><text:line-break/><text:line-break/></text:span>綠社盟委任律師李晏榕指出，綠社盟不反對兩岸領導人會面，但程序正義必須維護，而馬習會會談內容涉及高度政治性，屬「應經政府允許」的重要事項，程序上應先經國會事前監督，但馬英九擅自與習近平約定見面，已違反刑法<text:span text:style-name="T3">113</text:span>條「私與外國訂約罪」。<text:span text:style-name="T3"><text:line-break/><text:line-break/></text:span>李晏榕說，馬英九未做到「善良管理人之注意義務」的任務，傷害台灣主權利益。<text:span text:style-name="T3"><text:line-break/><text:line-break/></text:span>律師詹順貴質疑，馬習會究竟涉及多少公務秘密，危害國家安全與社會安定？呼籲特偵組應勇敢查辦，確保台灣人民的公共利益。<text:span text:style-name="T3"><text:line-break/><text:line-break/>----------<text:line-break/></text:span>總統府<text:span text:style-name="T3">:</text:span>難道「蔡習會」也拒絕國情報告<text:span text:style-name="T3"><text:line-break/><text:line-break/></text:span>風傳媒<text:span text:style-name="T3"><text:line-break/></text:span>仇佩芬<text:span text:style-name="T3"><text:line-break/>2015</text:span>年<text:span text:style-name="T3">11</text:span>月<text:span text:style-name="T3">10</text:span>日<text:span text:style-name="T3"><text:line-break/><text:line-break/></text:span>針對民進黨團持續杯葛馬英九總統依法赴立法院進行國情報告，總統府發言人陳以信今（<text:span text:style-name="T3">10</text:span>）日重申，馬總統基於「尊重國會」與「臺灣民主價值」的原則，願以最「公開透明」的方式，親赴立法院說明「馬習會」各項議題，民進黨實在不該以「拒絕國會背書」的荒謬理由恣意杯葛。</text:p>
      <text:p text:style-name="P1"><text:span text:style-name="T1">江修</text:span><text:s/>  |  2015.11.10 20:11   |   <text:a xlink:type="simple" xlink:href="http://palinfo.habago.org/Entry?Command=Information_PrintForum&amp;iPage=297#FORUM34074"><text:span text:style-name="T2">#</text:span></text:a></text:p>
      <text:p text:style-name="P2">想選擇走一條實實在在光明正大的路注定是崎嶇難行而且孤獨的<text:span text:style-name="T3"><text:line-break/></text:span>在中國是如此<text:span text:style-name="T3">,</text:span>在台灣也一樣<text:span text:style-name="T3"><text:line-break/></text:span>無關乎專制或民主<text:span text:style-name="T3"><text:line-break/></text:span></text:p>
      <text:p text:style-name="P1"><text:span text:style-name="T1">陳真</text:span><text:s/>  |  2015.11.10 10:51   |   <text:a xlink:type="simple" xlink:href="http://palinfo.habago.org/Entry?Command=Information_PrintForum&amp;iPage=297#FORUM34073"><text:span text:style-name="T2">#</text:span></text:a></text:p>
      <text:p text:style-name="P3">一片綠油油的台灣社會，對之堵爛者極其稀少，或縮頭噤聲不語做烏龜狀。這不足為奇，這只是把歷史再從頭走一遍而已。早期的黨外，方方面面何嘗不是如此，不管任何一個議題，甚至連兒童人權這樣一種理應找不到反對理由的想法，依然是極少數；這個社會的絕大多數人就站在你的對立面，視你為寇讎。誰掌握了媒體，誰就能操控絕大多數人的腦子。<text:span text:style-name="T3"><text:line-break/><text:line-break/></text:span>這些都不稀奇。比較稀奇的是，今天即便是一個極為堵爛綠者，他對綠所理解之惡，事實上仍然遠遠遠遠遠遠少於真實狀況，恐怕得乘上一萬倍才足以形容。綠之惡，哪裏是你所以為的那麼簡單而平淡，但你根本無從理解真實，除非你年紀夠大，並且更重要的是，你得<text:span text:style-name="T3"><text:s/>"</text:span>真的在乎<text:span text:style-name="T3">" </text:span>是非善惡<text:span text:style-name="T3"><text:s/>(</text:span>而非在乎某種顏色或政治主張<text:span text:style-name="T3">)</text:span>。<text:span text:style-name="T3"><text:line-break/><text:line-break/></text:span>面對一個謊言，你可以努力戳破；兩個謊言，你就加倍努力再戳破。但是，如果你面對的是一個不管是來自媒體或來自個人、幾乎沒有一句話是真的那樣一種局面呢？你只能無言了，任它去死算了。一個屋子，只有一隻蟑螂，打死就行了，兩隻三隻照打不誤，但如果全屋子都是蟑螂，成千上萬，而且更稀奇的是，人們根本見怪不怪呢，這意味著，這地方已經不適合正常人類居住。<text:span text:style-name="T3"><text:line-break/><text:line-break/></text:span>我極少上網，除了做研究查查圖書資料，看看巴勒網，聽聽音樂，或是花五分鐘瀏覽國內外新聞標題，除此之外，我不知道網路有何其它用途可言。電腦對我而言，基本上只是取代了我出國留學時花六千元買的那台打字機。特別是繁體中文世界，更是毫無閱讀價值，不是毫無營養的低能蠢話一堆，就是謊言。<text:span text:style-name="T3"><text:line-break/><text:line-break/></text:span>為了避免讓我對人性進一步失去信心，我總是盡量避免接觸。有時不小心看到<text:span text:style-name="T3">yahoo</text:span>新聞裏頭的一些報導，真是會讓我對人性、對人這種動物完全喪失信心。柏楊常用<text:span text:style-name="T3"><text:s/>"</text:span>廉價小說的情節<text:span text:style-name="T3">" </text:span>來形容人事物之過於典型且誇張，但我發現，真實世界的荒謬無恥之誇張離譜程度，比之廉價小說的情節，恐怕遠遠遠遠遠遠有過之而無不及。<text:span text:style-name="T3"><text:line-break/><text:line-break/></text:span>舊國民黨時期，以中時和聯合報及中視和華視為首，遇有特定事件便造造謠，歪曲扭曲一下事實，<text:span text:style-name="T3">"</text:span>塑造<text:span text:style-name="T3">" </text:span>一下<text:span text:style-name="T3"><text:s/>"</text:span>輿論<text:span text:style-name="T3">"</text:span>；人手一報，不是中時就是聯合，不是華視就是台視中視，媒體上怎麼講，人們就怎麼信。李登輝鬥垮郝柏村等所謂非主流勢力之後，過去二十年來，主流媒體逐漸轉綠，進而一面倒地綠油油一片。<text:span text:style-name="T3"><text:line-break/><text:line-break/></text:span>過去藍的媒體只是偶而造造謠，其它言論基本上還是有一定的水平和可信度與參考價值；面對一個、兩個謠言，你比較容易戳破。但綠的媒體可不是這樣，以自由時報和易主經營之後的蘋果日報為首的平面媒體，加上絕大多數電視台，特別是什麼壹電視和民視、三立等，幾乎沒有一句話可信，造謠、扭曲、挑撥族群仇恨，醜化大陸人，攻擊政治異己，成為它唯一的言論內涵。<text:span text:style-name="T3"><text:line-break/><text:line-break/></text:span>政治人物也一樣，除了永不停止的反中反華、指控賣台的言論之外，你說這些綠色人渣究竟幹過什麼正經事。<text:span text:style-name="T3"><text:line-break/><text:line-break/></text:span>火車站前經常會有一些騙子，看你慈眉善目，或看你呆頭呆腦，智商不高，他就會來跑過來跟你說他錢包遺失，需要買車票返家，要你借點錢給他。我有時明知對方是騙子<text:span text:style-name="T3"><text:s/>(</text:span>因為這些人經常在原地出沒<text:span text:style-name="T3">)</text:span>，仍然故意假裝上當，給對方三百五百。原因無它，畢竟對方的生活如果過得很好，如果他有著家人與朋友照料，也許就犯不著這麼辛苦瞎掰騙錢了。再說，這樣的騙法其實也挺累，說起來也差不多像在<text:span text:style-name="T3"><text:s/>"</text:span>上班<text:span text:style-name="T3">" </text:span>一樣。當然，更重要的是，如果這三五百是我自願給你，那也就無所謂騙不騙了，就當做是一種微不足道的祝福吧。<text:span text:style-name="T3"><text:line-break/><text:line-break/></text:span>但是，天底下肯定找不到像台灣政治人物這樣一種超級輕鬆又好賺的詐騙工作了，什麼正經事都不用幹，只須罵罵賣台、罵罵對岸共匪，三不五時醜化一下大陸人，然後就能名利雙收、坐享暴利了。這也難怪那麼多人爭先恐後想要<text:span text:style-name="T3"><text:s/>"</text:span>犧牲奉獻<text:span text:style-name="T3">" </text:span>去當立委當議員當縣市長，因為全世界絕對找不到比這更輕鬆更好賺的工作了。<text:span text:style-name="T3"><text:line-break/><text:line-break/></text:span>在過去，詐騙是可恥的，即便是主流媒體也很怕被拆穿謊言。高醫校園就曾經抓到由教官指派的散發黑函學生，當時即便是一般學生都很忠黨愛國，依然對此感到不屑與可恥。這學生，要不是我當時出面保護，掩護他趕緊逃走，恐怕會挨眾人一頓揍。<text:span text:style-name="T3"><text:line-break/><text:line-break/></text:span>但這個綠油油的年代，詐騙或造謠，藉此為己謀利或傷害異己，卻已經變成一種基本的國民生活方式；任何一個人，隨時都能上網胡扯瞎掰、造謠抹黑，傷害異己；不但絲毫不以為恥，甚至變成一種英雄行為，媒體還會把你捧成名人，捧成意見領袖。<text:span text:style-name="T3"><text:line-break/><text:line-break/></text:span>雖然我向來刻意盡一切可能避免接觸台灣社會的政治訊息，但免不了還是會看到或聽到一些，經常讓我對人性的陰暗醜陋感到觸目驚心，瞠目結舌，非常不可思議，怎麼會有人這麼不要臉，怎麼會有這麼誇張離譜的事，難道我是在做夢？<text:span text:style-name="T3"><text:line-break/><text:line-break/></text:span>比方說，明明過去是他所謂的賣台集團國民黨的打手、幫凶與走狗，或是乖得跟龜孫子一樣，如今卻一個個由藍轉綠，並且竄改個人歷史，把自己裝扮成自古以來就是站在反抗國民黨的一方。<text:span text:style-name="T3"><text:line-break/><text:line-break/></text:span>當國民黨囂張跋扈，無惡不作時，他堅定地與之結合，忠貞愛國，享受社會美名與稱讚，正義凜然地充當打手，攻擊異己不遺餘力；二十年來，國民黨早已痛改前非，並且奄奄一息之際，這些混蛋人渣卻一個個換了旗子，居然又是忠貞愛<text:span text:style-name="T3">(</text:span>台灣<text:span text:style-name="T3">)</text:span>國，照樣享受社會美名與稱讚，儼然什麼進步、理想份子與時代的力量，正義凜然地充當打手，攻擊異己不遺餘力，而且面對改過向善、奄奄一息的國民黨，卻一個個都很<text:span text:style-name="T3"><text:s/>“</text:span>勇敢<text:span text:style-name="T3">” </text:span>地誓言要消滅萬惡的國民黨。<text:span text:style-name="T3"><text:line-break/><text:line-break/></text:span>這樣的名人，我至少可以舉出<text:span text:style-name="T3">100</text:span>個顯著的例子，遍布醫界、學界、文化界與社運界等等等；而且，越是激進者，往往越是齷齪無恥。我若寫小說這麼寫，寫出這樣一些極為典型的戲劇化人物，你一定會覺得我寫得很爛，怎麼可能會有人這麼誇張？但是，事實真相就是這麼離譜。<text:span text:style-name="T3"><text:line-break/><text:line-break/></text:span>人性有好有壞有善有惡，人性之陰暗醜陋自然也就不足為奇。比較稀奇的是，這個島對於最基本的是非善惡居然普遍完全不在乎，只在乎敵我；只要顏色對了，只要立場一致，只要你同我一起站在主流的一方，那你就是好人，就是英雄；反之則是敵人，而敵人就等於壞人，對於壞人就不擇手段去傷害他都沒關係。<text:span text:style-name="T3"><text:line-break/><text:line-break/></text:span>任何處境，就算再怎麼艱難，只要你在乎，那個美好的東西總有一天就會恢復它應有的美好；但如果根本沒有人在乎，它就永遠消失了。</text:p>
      <text:p text:style-name="P1"><text:span text:style-name="T1">隆誌</text:span><text:s/>  |  2015.11.10 08:05   |   <text:a xlink:type="simple" xlink:href="http://palinfo.habago.org/Entry?Command=Information_PrintForum&amp;iPage=297#FORUM34072"><text:span text:style-name="T2">#</text:span></text:a></text:p>
      <text:p text:style-name="P4"><text:line-break/><text:span text:style-name="T1">台灣的綠色媒體開始打出這個報導</text:span><text:line-break/>http://goo.gl/NicJuB<text:line-break/><text:span text:style-name="T1">「世紀之握」德媒打臉：只有笨蛋才相信北京</text:span><text:line-break/>================================================<text:line-break/><text:span text:style-name="T1">可是上個月，梅克爾才去北京簽約賣了</text:span>130<text:span text:style-name="T1">架空巴。梅克爾怎麼會相信北京會履約，不是只有笨蛋才會相信北京。</text:span><text:line-break/>http://goo.gl/aIU2EA<text:line-break/><text:span text:style-name="T1">梅克爾訪陸</text:span><text:s/><text:span text:style-name="T1">空巴大單促進德陸經貿</text:span><text:line-break/>================================================</text:p>
      <text:p text:style-name="P5"/>
      <text:p text:style-name="P1"><text:span text:style-name="T1">陳真</text:span><text:s/>  |  2015.11.09 01:31   |   <text:a xlink:type="simple" xlink:href="http://palinfo.habago.org/Entry?Command=Information_PrintForum&amp;iPage=298#FORUM34071"><text:span text:style-name="T2">#</text:span></text:a></text:p>
      <text:p text:style-name="P2">自我做賤的原因之二是：程度的完全不對等，熱情的不對等，誠信的不對等，品格的不對等，智能的不對等；大的對小的，高的對低的，明的對暗的，唐伯虎對馬文才，以命相許對<text:span text:style-name="T3"><text:s/>"</text:span>出一張嘴<text:span text:style-name="T3">"</text:span>。<text:span text:style-name="T3"><text:line-break/><text:line-break/></text:span>造個謠，撒個謊，不經大腦、不經良心地隨便信口開河道聽塗說兩句很容易，輕易就能把一個活生生的人名聲弄臭，弄成彷彿具有什麼爭議性、病態性或可鄙性的人格特質；糟蹋活人之餘，更能輕易蹧蹋死者。<text:span text:style-name="T3"><text:line-break/><text:line-break/></text:span>胡扯、瞎掰、造謠及信口開河隨口說說很容易，但你要反駁他卻得長篇大論；絕大多數時候根本不可能澄清，因為你不是神，你不可能說出整個人生，不可能說完整個人事物的所有情節所有遭遇與所有來龍去脈，更不可能證明你的心；你只能啞巴吃黃蓮，任人長短，任人糟蹋，任人扭曲與抹黑。<text:span text:style-name="T3"><text:line-break/><text:line-break/></text:span>回到這話題。黨外或早期的綠營裡頭，絕對沒有這樣一個所謂<text:span text:style-name="T3"><text:s/>"</text:span>重要人物<text:span text:style-name="T3">" </text:span>叫王啟煌。擔任阿扁的一些什麼碗糕基金會的幕僚，其<text:span text:style-name="T3"><text:s/>"</text:span>重要性<text:span text:style-name="T3">" </text:span>其實就跟一家公司裏頭的接線生或祕書小姐沒兩樣。<text:span text:style-name="T3"><text:line-break/><text:line-break/></text:span>詹益樺不是偷偷自焚，他是在群眾的眼前自焚，哪來什麼兩名壯漢給他包棉被、扶著他像喝醉酒一般、搖搖晃晃地走路，胡說八道也該有點基本常識。<text:span text:style-name="T3"><text:line-break/><text:line-break/></text:span>那天遊行，我一路和詹益樺走在一起，因為我們來自高雄橋頭<text:span text:style-name="T3"><text:s/>"</text:span>芭樂園<text:span text:style-name="T3">" (</text:span>內行人自然能聽懂什麼是橋頭芭樂園<text:span text:style-name="T3">) </text:span>的一群朋友是一塊從高雄上來台北的。數萬遊行群眾，我們芭樂園來的，就走在遊行隊伍的最前頭。<text:span text:style-name="T3"><text:line-break/><text:line-break/></text:span>當遊行隊伍快要走到總統府時，阿樺突然脫隊，把手上拿的一些雜物，交給一輛宣傳車上的人，然後就迅速快步走向總統府。我不以為意，自然也沒刻意跟上腳步，大約十幾秒鐘後，就看到他在不遠的前方成為一團火球，撲倒在鐵蒺藜上。鐵蒺藜俗稱滾地龍，一團一團的鐵絲網藉以阻隔群眾，鐵絲網上密布鋼鐵倒鉤，一旦被鉤到，能鉤得你皮開肉綻，無法脫身。<text:span text:style-name="T3"><text:line-break/><text:line-break/></text:span>這時候，有人拿著擴音器對著後面隊伍大喊<text:span text:style-name="T3"><text:s/>“</text:span>阿華自焚了！<text:span text:style-name="T3">“</text:span>，隊伍後面的人聽到，開始群起騷動，以為阿華指的是當時剛出獄不久、十分著名的政治犯黃華。黃華怕群眾失控，衝上宣傳車拿起麥克風，反覆大喊說<text:span text:style-name="T3"><text:s/>“</text:span>阿華在這裡<text:span text:style-name="T3">” </text:span>、<text:span text:style-name="T3">“</text:span>阿華在這裡<text:span text:style-name="T3">”</text:span>、<text:span text:style-name="T3">“</text:span>大家冷靜<text:span text:style-name="T3">”</text:span>、<text:span text:style-name="T3"><text:s/>“</text:span>大家冷靜<text:span text:style-name="T3">”</text:span>。<text:span text:style-name="T3"><text:line-break/><text:line-break/></text:span>阿樺身上著火的當下，其實還是有時間滅火的，因為當時滾地龍的另一頭至少有兩輛鎮暴噴水車在現場待命，準備對付群眾。那種鎮暴用的強大水柱，瞬間就能滅火。群眾之中有人大喊快噴水，但鎮暴車完全不為所動。<text:span text:style-name="T3"><text:line-break/><text:line-break/></text:span>在那極為混亂的當下，大家想辦法要撲滅阿樺身上的火，於是當我們把他從滾地龍裏拖出來時，有人就從宣傳車上拿起一條棉被，企圖撲滅他身上殘餘的火苗。大約在這時候，鎮暴車才開始噴水，但它不是噴在阿樺身上，而是噴往空中，像在澆花灑水那樣，戲謔式地灑下翩翩水珠，頓時引起許多群眾的憤怒，破口大罵。<text:span text:style-name="T3"><text:line-break/><text:line-break/></text:span>我不敢說我百分之百確定那條企圖滅火的棉被就是從芭樂園<text:span text:style-name="T3"><text:s/>(</text:span>高雄縣環境生態保護會<text:span text:style-name="T3">) </text:span>的宣傳車上拿下來，但我知道，我們芭樂園的宣傳車上就常放著一條棉被，因為我自己蓋過。比方說，差不多是<text:span text:style-name="T3">1987</text:span>年底或<text:span text:style-name="T3">1988</text:span>年初吧，那肯定是台灣史上第一次的反核示威遊行<text:span text:style-name="T3">(</text:span>台灣大小媒體向來只會注意台北或台大發生的事，至今依然<text:span text:style-name="T3">)</text:span>，地點就在恆春核三廠。那次示威遊行，就是由戴振耀帶頭的芭樂園所發起。<text:span text:style-name="T3"><text:line-break/><text:line-break/></text:span>為了動員當地民眾，我們芭樂園從遊行的前兩天，就開始在恆春當地大街小巷開著宣傳車，拿著麥克風四處宣傳。芭樂園還為此做了一份印刷相當精緻、打算長久使用的傳單，傳單上寫了一篇簡短聲明，聲明中引用十九世紀西雅圖一位印第安酋長對於土地、河流與森林不應為了金錢而任意破壞的宣言。<text:span text:style-name="T3"><text:line-break/><text:line-break/></text:span>遊行前兩天，我跟著戴振耀等人，拿著麥克風在恆春的大街小巷繞來繞去，喊到喉嚨沙啞。而且，因為恆春地處偏遠，來回路途過於遙遠，於是決定乾脆在宣傳車上睡一夜，隔天醒來再繼續宣傳。除了拿麥克風之外，那次的文宣內容，從頭到尾每個字就是我寫的。<text:span text:style-name="T3"><text:line-break/><text:line-break/></text:span>我社會化程度低，與三歲小孩無異，向來極為害羞公開說話，更不用說如此大街小巷地搖旗吶喊，與我本性相違，但我還是硬著頭皮做了。我坐在宣傳車上，拿著麥克風，尷尬地唸著自己寫的文章，對著根本無人理睬的恆春大街小巷大聲說：<text:span text:style-name="T3">"</text:span>難道我們要等到所有河流污染，等到天空滿佈致命的烏雲，然後才會發現，金錢買不到藍天，買不到綠水長流。<text:span text:style-name="T3">"<text:line-break/><text:line-break/></text:span>在此我只是要說，在黨外時，宣傳車上有棉被是很正常的基本配備，因為你經常會回不了家，得在路邊車上過夜。但是，國民黨隨後卻對此大作文章說，詹益樺是被民進黨活活燒死的，而且還是預謀殺害。<text:span text:style-name="T3"><text:line-break/><text:line-break/></text:span>國民黨及當時的主流媒體說，若非預謀，現場怎麼會出現棉被<text:span text:style-name="T3"><text:s/>(</text:span>假裝滅火<text:span text:style-name="T3">)</text:span>？同時國民黨及其主流媒體還動員詹益樺家人出面痛哭，指控民進黨燒死詹益樺。我這時方才理解，為何詹益樺自焚前幾天一直說什麼如果他家人有做出一些不好的事，希望我們能諒解，當時大家都不知道他到底是在暗示什麼。<text:span text:style-name="T3"><text:line-break/><text:line-break/></text:span>阿樺被拖出滾地龍之後，一些芭樂園的朋友例如尤宏<text:span text:style-name="T3"><text:s/>(</text:span>尤清的弟弟<text:span text:style-name="T3">) </text:span>等人，激動地在自焚現場跪地對天膜拜痛哭。那時阿樺實際上還有一口氣。自焚時，從他身上掉落一個上面印有裸女圖案的千輝牌打火機，我順手把它放進口袋裏想留個紀念。<text:span text:style-name="T3"><text:line-break/><text:line-break/></text:span>但是，當天深夜，當我從台大醫院太平間回到總統府現場之後，決定把打火機丟回原處，因為我估計國民黨很可能會以此大作文章搞抹黑與栽贓，搞不好會指控說是我點燃打火機燒死詹益樺。<text:span text:style-name="T3"><text:line-break/><text:line-break/></text:span>阿樺遺體其實相當完整，並沒有太多焚燒的傷口，而且面容安祥，完全就像一個極其疲憊的人陷入沉沉的安睡之中，你甚至可以用<text:span text:style-name="T3"><text:s/>"</text:span>甜美<text:span text:style-name="T3">" </text:span>的睡夢來形容。但就在搬動遺體時，他的後腦勺頭皮破裂，頓時湧出大量黏稠帶著濃濃暗黑色的<text:span text:style-name="T3"><text:s/>"</text:span>血泥<text:span text:style-name="T3">"</text:span>，同時在他身上掉出一張戴振耀的照片。阿樺仰慕阿耀之深，由此可以想見。<text:span text:style-name="T3"><text:line-break/><text:line-break/></text:span>我是詹益樺從一開始踏入黨外的好朋友，一起在高雄和戴振耀等人共事多年，情同手足。他打算自焚前幾天就開始講些奇怪的話，例如說什麼如果發生什麼事，希望我們不要怪罪他的家人，同時還跟他戴振耀要照片。每天都碰面的朋友幹啥要照片留念？直到他自焚後，這些奇怪的話和要求，大夥方才恍然大悟。<text:span text:style-name="T3"><text:line-break/><text:line-break/>1986</text:span>年的<text:span text:style-name="T3">519</text:span>反戒嚴運動，因為是台灣史上第一次群眾運動，而且又是在戒嚴令規定<text:span text:style-name="T3"><text:s/>"</text:span>聚眾抗議乃惟一死刑罪<text:span text:style-name="T3">" </text:span>的恐怖壓力下發動<text:span text:style-name="T3"><text:s/>(</text:span>戒嚴令下，光是聚眾示威就是唯一死罪，更不用說打算跑到蔣經國仍然在世的總統府聚眾抗議<text:span text:style-name="T3">)</text:span>，當時不但所有媒體封殺、醜化，台灣人更是一致表示痛恨與反感的氛圍下，就算是同情黨外的記者其實也不敢輕易拍照或攝影，所以，你大概很難找到很多<text:span text:style-name="T3">1986</text:span>年那一次由鄭南榕發起的<text:span text:style-name="T3"><text:s/>"519</text:span>反戒嚴綠色行動<text:span text:style-name="T3">" </text:span>的相關影像。<text:span text:style-name="T3"><text:line-break/><text:line-break/></text:span>但是，<text:span text:style-name="T3">1989</text:span>年的<text:span text:style-name="T3">519</text:span>，台灣政治氣氛已開始明顯鬆動，詹益樺自焚的相關影像肯定不少，這位王啟煌先生這樣一種什麼兩名壯漢包裹棉被攙扶詹益樺、搖搖晃晃像喝醉酒的意圖暗示詹是被人燒死的說法，若非存心造謠就是有意瞎掰，要不然就是把當年國民黨透過主流媒體所大量散播的<text:span text:style-name="T3"><text:s/>"</text:span>棉被謠言<text:span text:style-name="T3">" </text:span>當成是自己的親身目擊記憶。<text:span text:style-name="T3"><text:line-break/><text:line-break/></text:span>各位喜歡造謠、抹黑、信口開河儘管請便，但請到別處去，不要來污染巴勒網。而且，人們不要總是喜歡在這類卑劣低能無恥下流、充滿台灣藍綠政治的所謂<text:span text:style-name="T3"><text:s/>"</text:span>討論<text:span text:style-name="T3">" </text:span>中，欣賞並享受一種藍綠八卦式的衝突快感及口舌宣洩與挑撥。我<text:span text:style-name="T3"><text:s/>(</text:span>們<text:span text:style-name="T3">)</text:span>不可能回應、更無意願回應充斥台灣社會無數的謠言及抹黑，我只希望盡量眼不見為淨，盡量遠離台灣人與台灣社會。一個人自我做賤，真的是應該要有個結束。<text:span text:style-name="T3"><text:line-break/><text:line-break/></text:span>我自己是這樣看待自己的輕重，各位的生命與人格難道不也應該一樣尊貴？一個人，總是沉溺在這樣一些毫無營養的藍綠口舌中，不會太做賤自己嗎？什麼論壇啦，或是哪個白癡人渣的臉書又說了些什麼無恥無聊的蠢話被主流媒體廣為報導啦，或是幹它媽的什麼<text:span text:style-name="T3">PTT </text:span>或<text:span text:style-name="T3">PPT</text:span>或<text:span text:style-name="T3">DTT</text:span>我實在搞不清那是什麼東西的什麼網友又在幹些什麼齷齪下流的醜事啦，一個人，把生命和寶貴時光大量耗在這些絕對有害身心的東西上頭，不會太做賤自己嗎？<text:span text:style-name="T3"><text:line-break/><text:line-break/></text:span>總之，希望這類東西不要再轉載來此。各位對任何問題若有什麼意見或心聲，就請自己寫自己說，盡量不要轉載他人文字，特別是那些非常沒有營養、沒有半點品格、沒有大腦的陰暗人事物，就請讓他們留在陰暗的世界裏，盡量不要污染這個地方。對於現行台灣社會，我<text:span text:style-name="T3"><text:s/>(</text:span>們<text:span text:style-name="T3">) </text:span>早已沒有任何期望與期許，沒有一絲信任與尊敬；唯一能做的就是：只求生前死後都能盡量遠離。<text:span text:style-name="T3"><text:line-break/><text:line-break/></text:span>至於<text:span text:style-name="T3">1989</text:span>年<text:span text:style-name="T3">5</text:span>月<text:span text:style-name="T3">19</text:span>日給鄭南榕送葬的活動中詹益樺的自焚，<text:span text:style-name="T3">26</text:span>年來，我總是很刻意地避免接觸任何相關影像或照片，我希望它就像一場悲傷的夢那樣，永遠留在記憶深處而不想觸及。<text:span text:style-name="T3"><text:line-break/><text:line-break/></text:span>這<text:span text:style-name="T3">26</text:span>年來，我得了一種醫學肯定治不好的<text:span text:style-name="T3"><text:s/>"</text:span>病<text:span text:style-name="T3">"</text:span>：平常煮飯作菜時，打開烤箱或瓦斯爐，望著高溫火燄，經常很想把手伸進火燄或烤箱裏，試試看是什麼感覺；心裏似乎總是有著這樣一種揮之不去的渴望，很想體會一下究竟我的好朋友承受了什麼樣的痛苦？<text:span text:style-name="T3"><text:line-break/><text:line-break/></text:span>有時不小心燙到，覺得很痛，心裏更是一陣酸楚，悲從中來，難以言喻；就只是這麼一點燙傷就如此疼痛，全身著火將是何等痛苦？而我那個外表粗獷內心柔軟、講話輕聲細語、偷偷愛慕著某個女孩但對方根本不知道其心意的朋友，竟是在這樣一種劇痛中死去。難道你真能刻意遺忘？<text:span text:style-name="T3"><text:line-break/><text:line-break/></text:span>這種難以言喻的傷痛，也許並不特殊，想必在各位的一生中也將或多或少嚐到同樣揮之不去的酸楚，就如同在我生命中曾經有長達十年的時間，照顧臥病在床的父親，目睹發生在他身上的一切極其恐怖的各種病痛以及充滿痛苦的無數治療。<text:span text:style-name="T3"><text:line-break/><text:line-break/></text:span>前些日子我去拔智齒，事後發燒酸痛，血流不止，折騰了一星期，事後心有餘悸。醫生說，另一顆也要拔，否則上下不對稱，會長出僵屍牙。我說算了，等僵屍牙出現再說，拔牙太難受了。但是，這麼一點拔牙的痛，也能稱得上疼痛嗎？千萬倍於此的十年臥床之苦與劇痛，卻發生在你的至親身上，難道你真能忘懷？也許某個時刻，某個下雨的清晨，也許某個美麗夜晚窗外不經意飄來的一點微風，都能頓時打破你所刻意築下的一切心防。</text:p>
      <text:p text:style-name="P1"><text:span text:style-name="T1">良哲</text:span><text:s/>  |  2015.11.08 18:24   |   <text:a xlink:type="simple" xlink:href="http://palinfo.habago.org/Entry?Command=Information_PrintForum&amp;iPage=298#FORUM34070"><text:span text:style-name="T2">#</text:span></text:a></text:p>
      <text:p text:style-name="P3">有當時的圖片，有綠色小組的影像紀錄，這都是找得到的，你可以不認同詹益樺的主張或作為，也可以反感於重新將詹益樺炒作成台獨建國烈士，但把一個人嚴肅的最為極致的抗議，講成被人利用的醉漢，這是對詹益樺的汙辱。</text:p>
      <text:p text:style-name="P1"><text:span text:style-name="T1">姚富康</text:span><text:s/>  |  2015.11.08 04:22   |   <text:a xlink:type="simple" xlink:href="http://palinfo.habago.org/Entry?Command=Information_PrintForum&amp;iPage=298#FORUM34069"><text:span text:style-name="T2">#</text:span></text:a></text:p>
      <text:p text:style-name="P2">給陳真先生<text:span text:style-name="T3"><text:line-break/></text:span>臥底小蔡<text:span text:style-name="T3"><text:s/></text:span>對<text:span text:style-name="T3"><text:s/></text:span>詹益樺<text:span text:style-name="T3"><text:s/></text:span>死亡事件<text:span text:style-name="T3"><text:s/></text:span>有不同的看法<text:span text:style-name="T3"><text:line-break/><text:line-break/><text:line-break/>http://www.i-undercover.com/2012/05/1989519-30.html#comment-form<text:line-break/><text:line-break/></text:span>那天<text:span text:style-name="T3"><text:s/></text:span>我們在群眾運動的現場<text:span text:style-name="T3"><text:line-break/>23</text:span>年前的<text:span text:style-name="T3">5</text:span>月<text:span text:style-name="T3">19</text:span>日，我是在台北興德里基地整訓的憲兵<text:span text:style-name="T3">315</text:span>營第一連預官排長，同營第四連還有一位預官排長王啟煌，我們距離退伍不到兩星期，那天我們的任務就是衛戌博愛特區。<text:span text:style-name="T3"><text:line-break/></text:span>還記得中午我們第一連借北一女的體育館整備休息，對面的一群小綠站起來一起高聲喊著：「憲兵哥哥辛苦了，請多保重！」<text:span text:style-name="T3"><text:line-break/></text:span>衝突現場不在我們連上防衛的路口，透過弟兄們盾牌的縫隙，看到漆黑的拒馬與圈圈的蛇籠銳刺外面，行人與學生仍忙碌的穿梭在斑馬線上<text:span text:style-name="T3">……<text:line-break/></text:span>回憶起詹益樺自焚前的時刻<text:span text:style-name="T3">……<text:line-break/>519</text:span>群眾運動遠不及前一年的<text:span text:style-name="T3">520</text:span>事件劇烈，傍晚回到營區後，王啟煌排長來串門子，他說：<text:span text:style-name="T3"><text:line-break/></text:span>「我們那連前面有發生自焚事件！」「有一個男的好像喝醉酒般搖搖晃晃的，蓋著棉被，兩個壯漢攙扶著他走過來<text:span text:style-name="T3">……</text:span>」「點燃火後，兩個壯漢就跑了<text:span text:style-name="T3">……</text:span>」<text:span text:style-name="T3"><text:line-break/></text:span>王啟煌說得驚險，我聽了也感到震撼！<text:span text:style-name="T3"><text:line-break/></text:span>當時，不知道這就是詹益樺自焚事件，在我直覺中，有人想借這個群眾集會中製造衝突事端！<text:span text:style-name="T3"><text:line-break/></text:span>所有參加集會的群眾目光都是向著拒馬另一端的憲警，直到熊熊火光才注意到詹益樺身上的烈燄<text:span text:style-name="T3">……</text:span>沒人發現那一段點火的過程，可是在對面的一個憲兵排長卻目擊了最關鍵的前<text:span text:style-name="T3">30</text:span>秒！<text:span text:style-name="T3"><text:line-break/></text:span>王啟煌在印象中是相當耿直的人，我相信他的話；這不是黨派的政治操作，王啟煌當年只是個二十幾歲的少尉預官，何況他日後成了綠營相當重要的人物──<text:span text:style-name="T3"><text:line-break/></text:span>王啟煌退伍後進入福爾摩沙基金會，<text:span text:style-name="T3">2000</text:span>年後更成為總統府參事；他曾是陳水扁九人幕僚之一，<text:span text:style-name="T3">2003</text:span>年轉任遊戲橘子當處長。<text:span text:style-name="T3"><text:line-break/></text:span></text:p>
      <text:p text:style-name="P1"><text:span text:style-name="T1">隆誌</text:span><text:s/>  |  2015.11.07 10:56   |   <text:a xlink:type="simple" xlink:href="http://palinfo.habago.org/Entry?Command=Information_PrintForum&amp;iPage=298#FORUM34068"><text:span text:style-name="T2">#</text:span></text:a></text:p>
      <text:p text:style-name="P3">這週大概是台灣最佔國際媒體政治版面的一週，台灣的媒體一樣湊熱鬧。按慣例台灣媒體仍然無能力評論國際政治問題，仍鎖在國內的小圈圈，猛往選舉﹑藍綠等立場鑽。看看香港媒體「大公網」的評論，直接點出國際政治問題。不管喜不喜歡這件事情，看看外國的評論深度，台灣的新聞媒體真只能在旁邊湊熱鬧。<text:span text:style-name="T3"><text:line-break/><text:line-break/>=============================================<text:line-break/></text:span>独家评论：<text:span text:style-name="T3">“</text:span>习马会<text:span text:style-name="T3">”</text:span>登场<text:span text:style-name="T3"><text:s/></text:span>握手之外该看什么<text:span text:style-name="T3"><text:line-break/>http://goo.gl/fLdf0V<text:line-break/><text:line-break/></text:span>新华社北京<text:span text:style-name="T3">11</text:span>月<text:span text:style-name="T3">4</text:span>日电<text:span text:style-name="T3"><text:s/></text:span>中共中央台湾工作办公室、国务院台湾事务办公室主任张志军<text:span text:style-name="T3">4</text:span>日宣布，经两岸有关方面协商，两岸领导人习近平、马英九将于<text:span text:style-name="T3">11</text:span>月<text:span text:style-name="T3">7</text:span>日在新加坡会面，就推进两岸关系和平发展交换意见。<text:span text:style-name="T3"><text:line-break/><text:line-break/></text:span>　　张志军强调指出，此次会面双方以两岸领导人身份和名义举行，是双方商定的。这是在两岸政治分歧尚未解决情况下根据一个中国原则作出的务实安排。<text:span text:style-name="T3"><text:line-break/><text:line-break/></text:span>　　大公网评论员<text:span text:style-name="T3"><text:s/></text:span>李柏涛<text:span text:style-name="T3"><text:line-break/><text:line-break/></text:span>　　<text:span text:style-name="T3">3</text:span>日深夜，一则<text:span text:style-name="T3">“</text:span>习马会<text:span text:style-name="T3">”</text:span>在新加坡登场的消息刷爆中文媒体圈，台湾媒体率先披露，马英九将于<text:span text:style-name="T3">7</text:span>日在新加坡与习近平见面。台<text:span text:style-name="T3">“</text:span>总统府<text:span text:style-name="T3">”3</text:span>日晚间对外证实消息属实，据其发言人称，马英九此行目的是<text:span text:style-name="T3">“</text:span>巩固两岸和平，维持台海现状<text:span text:style-name="T3">”</text:span>，不会签署任何协议，不会发表联合声明。习近平是受新加坡方面邀请，于<text:span text:style-name="T3">6</text:span>、<text:span text:style-name="T3">7</text:span>日对新进行国事访问。报道称，<text:span text:style-name="T3">“</text:span>习马会<text:span text:style-name="T3">”</text:span>很可能以<text:span text:style-name="T3">“</text:span>不期而遇<text:span text:style-name="T3">”</text:span>的方式上演。国台办发言人马晓光表示，对于两岸领导人会面的态度是积极开放、一贯的。<text:span text:style-name="T3">“</text:span>如有这方面的消息，我们会及时发布。<text:span text:style-name="T3">”<text:line-break/><text:line-break/></text:span>　　习马新加坡<text:span text:style-name="T3">“</text:span>不期而遇<text:span text:style-name="T3">” </text:span>不签协议、不发声明<text:span text:style-name="T3"><text:line-break/><text:line-break/></text:span>　　<text:span text:style-name="T3">“</text:span>习马会<text:span text:style-name="T3">”</text:span>的消息由台湾亲绿媒体率先揭露，该媒体以所谓独家发布报道称，据其权威消息管道证实，马英九将于本周六<text:span text:style-name="T3">(7</text:span>日<text:span text:style-name="T3">)</text:span>前往新加坡，与在新加坡进行国事访问的习近平会面。该报道还称，马英九极有可能在李显龙<text:span text:style-name="T3">7</text:span>日为习近平夫妇准备的私人午宴上，作为嘉宾，与习近平<text:span text:style-name="T3">“</text:span>不期而遇<text:span text:style-name="T3">”</text:span>。就在各方验证消息的可信度时，台<text:span text:style-name="T3">“</text:span>总统府<text:span text:style-name="T3">”</text:span>的官方回应证实了消息的准确性。<text:span text:style-name="T3"><text:line-break/><text:line-break/></text:span>　　台<text:span text:style-name="T3">“</text:span>总统府<text:span text:style-name="T3">”</text:span>发言人陈以信<text:span text:style-name="T3">3</text:span>日晚间称，<text:span text:style-name="T3">“</text:span>马英九将于<text:span text:style-name="T3">11</text:span>月<text:span text:style-name="T3">7</text:span>日前往新加坡，与大陆领导人习近平先生会面，就两岸议题交换意见。<text:span text:style-name="T3">”</text:span>据悉，台<text:span text:style-name="T3">“</text:span>行政院长<text:span text:style-name="T3">”</text:span>毛治国与台<text:span text:style-name="T3">“</text:span>总统府<text:span text:style-name="T3">”</text:span>秘书长曾永权，已约定<text:span text:style-name="T3">4</text:span>日上、下午先后向台<text:span text:style-name="T3">“</text:span>立法院长<text:span text:style-name="T3">”</text:span>王金平与各党团说明。<text:span text:style-name="T3"><text:line-break/><text:line-break/></text:span>　　陈以信还称，马英九此行目的是<text:span text:style-name="T3">“</text:span>巩固两岸和平，维持台海现状<text:span text:style-name="T3">”</text:span>，并<text:span text:style-name="T3">“</text:span>不会签署任何协议、不会发表联合声明。<text:span text:style-name="T3">”</text:span>台湾方面陆委会主委夏立言<text:span text:style-name="T3">4</text:span>日将召开记者会，公开说明此行意义、咨商过程与安排细节。马英九预定<text:span text:style-name="T3">5</text:span>日周四召开记者会，向全体民众报告。<text:span text:style-name="T3"><text:line-break/><text:line-break/></text:span>　　陈以信说，两岸领导人会面一向是双方领导人追求之目标，马英九近年也多次重申，在<text:span text:style-name="T3">“</text:span>适当时机、适当场合、适当身份<text:span text:style-name="T3">”</text:span>下，不排斥与大陆领导人见面。台湾媒体还引述台当局高层的话称，两岸双方有共识，即会面以维持台湾现状为目标，不会签署任何协议。<text:span text:style-name="T3"><text:line-break/><text:line-break/></text:span>　　两岸领导人首次会面，势必在台湾岛内造成极大震撼，民进党透过发言人回应称，<text:span text:style-name="T3">“</text:span>这件事若属实，兹事体大，而且时机可议。<text:span text:style-name="T3">”</text:span>台湾媒体称，马英九<text:span text:style-name="T3">7</text:span>日在<text:span text:style-name="T3">“</text:span>习马会<text:span text:style-name="T3">”</text:span>结束后，当天即返回台湾。<text:span text:style-name="T3"><text:line-break/><text:line-break/></text:span>　　习马历史性握手<text:span text:style-name="T3"><text:s/></text:span>双方会面身份大猜想<text:span text:style-name="T3"><text:line-break/><text:line-break/></text:span>　　原本外界预期，在马英九任内无法实现的两岸领导人<text:span text:style-name="T3">“</text:span>习马会<text:span text:style-name="T3">”</text:span>，在马英九还剩半年左右的任期之时峰回路转，着实令人惊讶，相信届时会抢占全球各大媒体的新闻头条。这也是自<text:span text:style-name="T3">1949</text:span>年以来，两岸最高领导人的首次直接会面，中国人有句老话叫<text:span text:style-name="T3">“</text:span>见面三分亲<text:span text:style-name="T3">”</text:span>，相信习近平和马英九的这次历史性握手，会对未来两岸关系的发展产生历史性的深远影响，进一步巩固两岸自<text:span text:style-name="T3">2008</text:span>年以来良性互动和交流所积累的一切重大成果。<text:span text:style-name="T3"><text:line-break/><text:line-break/></text:span>　　两岸领导人会面之前一直未能最后实现，<text:span text:style-name="T3">“</text:span>身份<text:span text:style-name="T3">”</text:span>和<text:span text:style-name="T3">“</text:span>头衔<text:span text:style-name="T3">”</text:span>是最大障碍之一。马英九已不具中国国民党主席身份，故双方应不会以<text:span text:style-name="T3">“</text:span>党职<text:span text:style-name="T3">”</text:span>身份会面。碍于岛内政治环境和马英九个人性格，马颇为在意其<text:span text:style-name="T3">“</text:span>身份问题<text:span text:style-name="T3">”</text:span>，在去年北京<text:span text:style-name="T3">APEC</text:span>前，马英九曾多次放话愿以<text:span text:style-name="T3">“</text:span>经济体领袖<text:span text:style-name="T3">”</text:span>身份赴北京参会，但被大陆拒绝，当时国台办给出的理由是，<text:span text:style-name="T3">“</text:span>两岸领导人会面不需藉助国际会议场合。<text:span text:style-name="T3">”<text:line-break/><text:line-break/></text:span>　　以此判断，马英九为实现两岸领导人会面的历史性突破，以从其早前一直坚持的所谓<text:span text:style-name="T3">“</text:span>中华民国总统<text:span text:style-name="T3">”</text:span>身份，逐渐变得更加务实，这从其发言人陈以信的回应中可见端倪，上文提到陈以信称马英九愿在<text:span text:style-name="T3">“</text:span>适当时机、适当场合、适当身份<text:span text:style-name="T3">”</text:span>下，不排斥与大陆领导人见面。马英九深知他任期所剩不多，若一再固执己见，<text:span text:style-name="T3">“</text:span>习马会<text:span text:style-name="T3">”</text:span>不会再现曙光，他所追求的历史定位更无从谈起。<text:span text:style-name="T3"><text:line-break/><text:line-break/></text:span>　　与习近平相较，现在马英九只有<text:span text:style-name="T3">“</text:span>总统<text:span text:style-name="T3">”</text:span>此一身份，但既然<text:span text:style-name="T3">“</text:span>习马会<text:span text:style-name="T3">”</text:span>确定登场，两岸一定找到了双方都能接受的方案，可能性最大的选项就是两岸各说各话，届时大陆媒体很可能沿袭官方称法，以<text:span text:style-name="T3">“‘</text:span>两岸领导人<text:span text:style-name="T3">’</text:span>习近平和马英九会面<text:span text:style-name="T3">”</text:span>为题，进行报道。这一处理方式即照顾了台方一直坚持的<text:span text:style-name="T3">“</text:span>对等、尊严<text:span text:style-name="T3">”</text:span>原则，也避免在国际上造成所谓<text:span text:style-name="T3">“</text:span>两个中国<text:span text:style-name="T3">”</text:span>、<text:span text:style-name="T3">“</text:span>一中一台<text:span text:style-name="T3">”</text:span>的印象，这也是马英九应该可以接受的<text:span text:style-name="T3">“</text:span>适当身份<text:span text:style-name="T3">”</text:span>。至于台湾媒体如何报道二人<text:span text:style-name="T3">“</text:span>称谓<text:span text:style-name="T3">”</text:span>，两岸应该已有默契，大陆可以采取不干涉的做法，以免马英九回到岛内被绿营和<text:span text:style-name="T3">“</text:span>独派<text:span text:style-name="T3">”</text:span>扣上<text:span text:style-name="T3">“</text:span>卖台投共<text:span text:style-name="T3">”</text:span>、被<text:span text:style-name="T3">“</text:span>矮化<text:span text:style-name="T3">”</text:span>的红帽子。<text:span text:style-name="T3"><text:line-break/><text:line-break/></text:span>　　此外，马英九很可能会在赴新加坡前的国际记者会上，亲自说明所谓<text:span text:style-name="T3">“</text:span>身份问题<text:span text:style-name="T3">”</text:span>，即使他不主动提及，在台湾媒体群追猛打式的逼问下，马英九怎么也无法回避这一议题。面对岛内复杂的舆论环境，马英九既然有魄力迈出<text:span text:style-name="T3">“</text:span>习马会<text:span text:style-name="T3">”</text:span>这一步，自然做了完整的沙盘推演，大家可以拭目以待，等马英九亲口讲出这个答案。<text:span text:style-name="T3"><text:line-break/><text:line-break/></text:span>　　<text:span text:style-name="T3">“</text:span>习马会<text:span text:style-name="T3">”</text:span>峰回路转<text:span text:style-name="T3"><text:s/></text:span>决定性因素有哪些<text:span text:style-name="T3"><text:line-break/><text:line-break/></text:span>　　在习近平全面接掌大陆大权后，两岸媒体上各方学者呼吁<text:span text:style-name="T3">“</text:span>习马会<text:span text:style-name="T3">”</text:span>的声音不绝于耳，但因当时时机并不成熟，相关报道也随即消失。不过之后，双方两岸事务负责人实现常态化会面<text:span text:style-name="T3">(</text:span>正式、非正式共<text:span text:style-name="T3">6</text:span>次<text:span text:style-name="T3">)</text:span>，进一步巩固了两岸官方的政治互信。如果这是习近平早就摆好的一步棋，那现在这步棋的效果已见成效，<text:span text:style-name="T3">“</text:span>张王会<text:span text:style-name="T3">”</text:span>与<text:span text:style-name="T3">“</text:span>张夏会<text:span text:style-name="T3">”</text:span>的成功，为习马直接会面扎实了根基。<text:span text:style-name="T3"><text:line-break/><text:line-break/></text:span>　　<text:span text:style-name="T3">“</text:span>习马会<text:span text:style-name="T3">”</text:span>的历史性成局，除了是两岸当局政治互信积累到一定程度，从<text:span text:style-name="T3">“</text:span>量变<text:span text:style-name="T3">”</text:span>到<text:span text:style-name="T3">“</text:span>质变<text:span text:style-name="T3">”</text:span>的飞跃之外，还要看<text:span text:style-name="T3">“</text:span>天时、地利、人和<text:span text:style-name="T3">”</text:span>，可谓缺一不可。<text:span text:style-name="T3"><text:line-break/><text:line-break/></text:span>　　<text:span text:style-name="T3">1993</text:span>年，两岸两会负责人在新加坡进行了破冰的<text:span text:style-name="T3">“</text:span>汪辜会谈<text:span text:style-name="T3">”</text:span>，新加坡这个以华人为主体的国家，一直在两岸间扮演重要的斡旋角色。此番习近平在中新建交<text:span text:style-name="T3">25</text:span>周年之际，应邀访问新加坡，为<text:span text:style-name="T3">“</text:span>习马会<text:span text:style-name="T3">”</text:span>创造了先机。马英九应该也是看准了这一机会，努力为他任内实现<text:span text:style-name="T3">“</text:span>习马会<text:span text:style-name="T3">”</text:span>做最后一搏。台湾官方与新加坡有着良好的关系，马英九与李家也私交颇深<text:span text:style-name="T3">(</text:span>马英九今年早些时候以私人身份赴新加坡吊念李光耀<text:span text:style-name="T3">)</text:span>，基于这层信任关系，加上有对<text:span text:style-name="T3">“</text:span>汪辜会谈<text:span text:style-name="T3">”</text:span>历史传承的意涵，新加坡也就成了大陆对<text:span text:style-name="T3">“</text:span>习马会<text:span text:style-name="T3">”</text:span>唯一认可的国际地点。以上为<text:span text:style-name="T3">“</text:span>天时、地利<text:span text:style-name="T3">”</text:span>，也呼应了马英九一再重申的<text:span text:style-name="T3">“</text:span>习马会<text:span text:style-name="T3">”</text:span>要选择<text:span text:style-name="T3">“</text:span>适当时机、适当场合<text:span text:style-name="T3">”</text:span>的原则。<text:span text:style-name="T3"><text:line-break/><text:line-break/></text:span>　　国台办曾多次表示，大陆对两岸领导人会面一直持积极开放的态度。如上文所提，马英九发言人陈以信也说，<text:span text:style-name="T3">“</text:span>两岸领导人会面一向是双方领导人追求之目标。<text:span text:style-name="T3">”</text:span>既然双方有共同的愿望，在具备<text:span text:style-name="T3">“</text:span>天时、地利<text:span text:style-name="T3">”</text:span>的条件下，二人会面即可谓<text:span text:style-name="T3">“</text:span>水到渠成<text:span text:style-name="T3">”</text:span>，此乃<text:span text:style-name="T3">“</text:span>人和<text:span text:style-name="T3">”</text:span>。<text:span text:style-name="T3"><text:line-break/><text:line-break/></text:span>　　习马<text:span text:style-name="T3">“</text:span>不期而遇<text:span text:style-name="T3">” </text:span>握手之后能谈什么<text:span text:style-name="T3"><text:line-break/><text:line-break/></text:span>　　目前岛内政治局势诡谲不定，民进党在大选中执政的概率极高，<text:span text:style-name="T3">2016</text:span>年的两岸关系或又重走回动荡的老路。民进党奉<text:span text:style-name="T3">“</text:span>台独党纲<text:span text:style-name="T3">”</text:span>为尊，拒绝承认<text:span text:style-name="T3">“</text:span>九二共识<text:span text:style-name="T3">”</text:span>，一旦执政，两岸和平发展的<text:span text:style-name="T3">“</text:span>新常态<text:span text:style-name="T3">”</text:span>面临严峻考验。习近平曾以<text:span text:style-name="T3">“</text:span>基础不牢，地动山摇，<text:span text:style-name="T3">”</text:span>形容没有<text:span text:style-name="T3">“</text:span>九二共识<text:span text:style-name="T3">”</text:span>的两岸关系。此次<text:span text:style-name="T3">“</text:span>习马会<text:span text:style-name="T3">”</text:span>二人会就两岸关系交换哪些意见，备受瞩目。<text:span text:style-name="T3"><text:line-break/><text:line-break/></text:span>　　台方说马英九此行目的是<text:span text:style-name="T3">“</text:span>巩固两岸和平，维持台海现状<text:span text:style-name="T3">”</text:span>。<text:span text:style-name="T3">2008</text:span>年以来两岸的和平稳定发展，基础建立在双方均坚持<text:span text:style-name="T3">“</text:span>九二共识<text:span text:style-name="T3">”</text:span>，反对<text:span text:style-name="T3">“</text:span>台独<text:span text:style-name="T3">”</text:span>之上。二人会面时会不会重申此一立场，夯实两岸和平框架，尤其值得关注。但问题是，两岸官方对<text:span text:style-name="T3">“</text:span>台海现状<text:span text:style-name="T3">”</text:span>的解读不同，习马二人见面会否对<text:span text:style-name="T3">“</text:span>现状<text:span text:style-name="T3">”</text:span>达成<text:span text:style-name="T3">“</text:span>聚同化异<text:span text:style-name="T3">”</text:span>的效果，也有待观察。<text:span text:style-name="T3"><text:line-break/><text:line-break/></text:span>　　今年是抗战胜利和台湾光复<text:span text:style-name="T3">70</text:span>周年，两岸双方都举行了系列的庆祝活动，但不可否认的是，两岸对那段历史存在不同的认同。习近平曾提议两岸<text:span text:style-name="T3">“</text:span>共享史料，共写史书，<text:span text:style-name="T3">”</text:span>马英九会否当面回应习近平的提议，化解两岸在抗战历史上的分歧，也是看点之一。<text:span text:style-name="T3"><text:line-break/><text:line-break/></text:span>　　近期南海局势又风云突变，大陆外交部就南海议题呼吁两岸携手合作。台方也一直坚持拥有南海主权，马英九提出过<text:span text:style-name="T3">“</text:span>南海和平倡议<text:span text:style-name="T3">”</text:span>，虽然台湾有美国的掣肘，但未来两岸在南海是否仍存合作空间，共同维护中华民族<text:span text:style-name="T3">“</text:span>祖权<text:span text:style-name="T3">”</text:span>，对有相同民族情怀的习马二人来讲，也是应该要商讨的课题。<text:span text:style-name="T3"><text:line-break/><text:line-break/></text:span>　　美国是否会冷眼旁观<text:span text:style-name="T3">“</text:span>习马会<text:span text:style-name="T3">”<text:line-break/><text:line-break/></text:span>　　台湾一直夹在中美日<text:span text:style-name="T3">“</text:span>大三角<text:span text:style-name="T3">”</text:span>之中，而新加坡也是美国盟友，<text:span text:style-name="T3">“</text:span>习马会<text:span text:style-name="T3">”</text:span>能顺利登场，想必美国因素不可或缺。美国一贯政策是支持两岸和平发展，反对任何一方片面改变<text:span text:style-name="T3">“</text:span>现状<text:span text:style-name="T3">”</text:span>。台湾作为美国对中政策的一枚棋子，在两岸实力此消彼长的态势下，牵制大陆的作用已今非昔比。<text:span text:style-name="T3"><text:line-break/><text:line-break/></text:span>　　如马英九所讲，他此行目的在于<text:span text:style-name="T3">“</text:span>维持台海现状<text:span text:style-name="T3">”</text:span>，并不与美国台海政策相悖，奥巴马政府自然也没有反对的理由，但相信美国也会密切关注马英九与<text:span text:style-name="T3">“</text:span>习马会<text:span text:style-name="T3">”</text:span>的一举一动。<text:span text:style-name="T3"><text:line-break/><text:line-break/></text:span>　　最新消息显示，中国国民党主席、<text:span text:style-name="T3">2016</text:span>参选人朱立伦将于<text:span text:style-name="T3">11</text:span>月<text:span text:style-name="T3">10</text:span>日至<text:span text:style-name="T3">16</text:span>日访美。报道说，届时朱将可望获安排进入美白宫及国务院会见相关涉台事务官员，并称<text:span text:style-name="T3">“</text:span>这是国民党主席进入白宫的第一人<text:span text:style-name="T3">”</text:span>。据悉，朱此行访美<text:span text:style-name="T3">“</text:span>规格将不低于蔡英文<text:span text:style-name="T3">”</text:span>。<text:span text:style-name="T3"><text:line-break/><text:line-break/></text:span>　　报道显示，朱立伦访美行程在<text:span text:style-name="T3">“</text:span>习马会<text:span text:style-name="T3">”</text:span>之后，从安排可看出朱有机会与美高层会面，朱自言访美之行两岸是最重要的议题，他同时也很有可能肩负替马英九为美方传话的任务，安抚美国，继而向美传递一个重要信号，即国民党有能力在执政时促成两岸领导人会面，唯国民党在台执政，两岸继续走和平发展之路的前景才可预期，这样也符合美国的最大利益。<text:span text:style-name="T3"><text:line-break/><text:line-break/></text:span>　　<text:span text:style-name="T3">“</text:span>习马会<text:span text:style-name="T3">”</text:span>为<text:span text:style-name="T3">2016</text:span>台湾政局投下震撼弹<text:span text:style-name="T3"><text:line-break/><text:line-break/></text:span>　　<text:span text:style-name="T3">2012</text:span>年，美国官员在英国《金融时报》的一纸投书，断送了蔡英文的<text:span text:style-name="T3">“</text:span>最后一哩路<text:span text:style-name="T3">”</text:span>。<text:span text:style-name="T3">2016</text:span>年，对大位势在必得的蔡英文和民进党，或被突如其来的<text:span text:style-name="T3">“</text:span>习马会<text:span text:style-name="T3">”</text:span>，这颗大选震撼弹打乱了阵脚。以目前大选形势看，蔡英文民调遥遥领先，国民党<text:span text:style-name="T3">“</text:span>柱下朱上<text:span text:style-name="T3">”</text:span>后，士气略有回升，但朱立伦民调仍不见大的起色。<text:span text:style-name="T3"><text:line-break/><text:line-break/></text:span>　　与民进党相较，国民党的优势在于两岸政策，朱立伦成为候选人后也一直在两岸论述上敲打蔡英文的<text:span text:style-name="T3">“</text:span>软肋<text:span text:style-name="T3">”</text:span>，蔡英文一直避而不战，不在两岸议题上与国民党正面交锋。仅从发言人几行字仓促回应分析，民进党事先对<text:span text:style-name="T3">“</text:span>习马会<text:span text:style-name="T3">”</text:span>并不知情，显然有些猝不及防。如今<text:span text:style-name="T3">“</text:span>习马会<text:span text:style-name="T3">”</text:span>真实上演，蔡英文无法再闪躲，她要证明的是，如何能做到比国民党更好的<text:span text:style-name="T3">“</text:span>维持现状<text:span text:style-name="T3">”</text:span>、甚至<text:span text:style-name="T3">“</text:span>突破现状<text:span text:style-name="T3">”</text:span>，让台湾选民相信台海两岸还能一如既往的和平发展。<text:span text:style-name="T3"><text:line-break/><text:line-break/></text:span>　　回到国民党，敢在大选前走出<text:span text:style-name="T3">“</text:span>习马会<text:span text:style-name="T3">”</text:span>这招险棋，相信绝非马英九一人所为，定是国民党高层、大佬一致认可的结果。以马英九目前的人气和声望，若一意孤行推动<text:span text:style-name="T3">“</text:span>习马会<text:span text:style-name="T3">”</text:span>，绝非易事。<text:span text:style-name="T3"><text:line-break/><text:line-break/></text:span>　　在往前追溯，马英九力挺国民党中央和朱立伦<text:span text:style-name="T3">“</text:span>换柱<text:span text:style-name="T3">”</text:span>，也是有迹可循。可见，<text:span text:style-name="T3">“</text:span>换柱<text:span text:style-name="T3">”</text:span>、通过王金平续任<text:span text:style-name="T3">“</text:span>不分区立委<text:span text:style-name="T3">”</text:span>、<text:span text:style-name="T3">“</text:span>习马会<text:span text:style-name="T3">”</text:span>、朱立伦访美，是国民党按照时间顺序编好的四套剧本，朱王马三股势力各取所需，朱立伦一统<text:span text:style-name="T3">“</text:span>后马英九时代<text:span text:style-name="T3">”</text:span>的国民党角逐大位，王金平继续留在<text:span text:style-name="T3">“</text:span>立法院<text:span text:style-name="T3">”</text:span>延续政治影响力，马英九完成<text:span text:style-name="T3">“</text:span>习马会<text:span text:style-name="T3">”</text:span>奠定历史地位。<text:span text:style-name="T3"><text:line-break/><text:line-break/></text:span>　　由此可见，朱立伦披挂上阵绝不仅仅是为了拉抬国民党<text:span text:style-name="T3">“</text:span>立委<text:span text:style-name="T3">”</text:span>选情这般简单，国民党也并非如外界猜测<text:span text:style-name="T3">“</text:span>放弃<text:span text:style-name="T3">”2016</text:span>大位，躺着选的蔡英文恐怕中了国民党瞒天过海之计。</text:p>
      <text:p text:style-name="P1"><text:span text:style-name="T1">陳真</text:span><text:s/>  |  2015.11.07 01:59   |   <text:a xlink:type="simple" xlink:href="http://palinfo.habago.org/Entry?Command=Information_PrintForum&amp;iPage=298#FORUM34067"><text:span text:style-name="T2">#</text:span></text:a></text:p>
      <text:p text:style-name="P2">羅素說，<text:span text:style-name="T3">"</text:span>維根斯坦是個完美的天才，霸道，深邃，熱情。<text:span text:style-name="T3">" </text:span>也許也因為如此，周遭人們往往敬如鬼神，不太敢、同時也不太想跟他走太近。<text:span text:style-name="T3"><text:line-break/><text:line-break/></text:span>跟<text:span text:style-name="T3"><text:s/>Alan Turing</text:span>一樣，維根斯坦很喜歡看電影，上完課，經常直接往電影院跑。一篇後人的回憶中曾如此寫道：有一天，維根斯坦上完課，收拾椅子之際，問學生說，有沒有人願意同我一塊去看電影啊？學生們無人應答，彼此面面相覷，趕緊閃人。<text:span text:style-name="T3"><text:line-break/><text:line-break/></text:span>我曾來到約克、愛丁堡的一些古城牆上。我知道，就在這城牆上曾有著維根斯坦的足跡。二戰期間，他曾在一些慈善機構和醫院擔任志工，例如在醫院幫忙搬運病床。收了工，夕陽燦爛，大夥常在附近城堡、綠地散步，三五成群說笑，唯獨維根斯坦經常一人默然獨行，少有人同他做伴。<text:span text:style-name="T3"><text:line-break/><text:line-break/>2000</text:span>年春天，黎巴嫩貝魯特大學數學系系主任<text:span text:style-name="T3"><text:s/>Wasfi Hijab</text:span>退休後，來到劍橋當訪問學者，想寫一本有關維根斯坦的書，於是每周在劍橋的<text:span text:style-name="T3"><text:s/>"</text:span>維根斯坦檔案室<text:span text:style-name="T3">" </text:span>發起一個討論會，希望能藉由討論增加寫作靈感，同時也接收大家對其哲學見解的批評。我每周都參加，那大概是我這一生中出席率最高的一個定期研討會，不曾缺席。<text:span text:style-name="T3"><text:line-break/><text:line-break/>Hijab </text:span>曾提到一件事，他說，有一天，維根斯坦和幾個學生及友人，走在劍橋市中心的某個大草皮上，不知道為什麼，向來有點古板的維根斯坦，突然心血來潮，講起九大行星的運轉及其彼此關係位置，竟然要大家扮演星球；有的扮成地球，有的扮太陽，有的扮月亮，有的扮冥王星，然後在維根斯坦的統一指揮下，每顆<text:span text:style-name="T3"><text:s/>"</text:span>星球<text:span text:style-name="T3">" </text:span>低著頭開始旋轉，一方面自轉，一方面還得公轉，轉了老半天還在轉，大家顯然覺得這遊戲真是很無聊，不知趣味點何在。但維根斯坦卻笑得好開心，一邊指揮眾<text:span text:style-name="T3"><text:s/>"</text:span>星球<text:span text:style-name="T3">" </text:span>旋轉，一邊咯咯笑個不停。大家很難得看他這麼樂開懷，不忍心掃他的興，於是就繼續忍耐扮演星球，自轉加公轉地轉了好一會兒才停。<text:span text:style-name="T3"><text:line-break/><text:line-break/></text:span>劍橋十年，經常走在這塊草皮上，有時想起這段扮星球的趣事，不知道為什麼，總有一種悲從中來的感覺。<text:span text:style-name="T3"><text:line-break/><text:line-break/>2007 </text:span>年，曾在立報上寫過一篇文章叫<text:span text:style-name="T3"><text:s/>"</text:span>做一個像守門校工那樣的人<text:span text:style-name="T3">"</text:span>，裏頭提到<text:span text:style-name="T3"><text:s/>Hijab </text:span>和維根斯坦的一件往事，這往事似乎感動了當年仍是大學生的<text:span text:style-name="T3"><text:s/>Hijab</text:span>。六十年是一段漫長時光，幾乎是一個人的一生了。一生中，能有多少讓你深深感動的事？六十年後，當<text:span text:style-name="T3"><text:s/>Hijab </text:span>重提此事，語調顫抖，看得出來依然為之激動不已。<text:span text:style-name="T3">Hijab </text:span>說，有一次，他跟維根斯坦一塊走在劍橋國王學院<text:span text:style-name="T3"><text:s/>(King's College) </text:span>那條街上，遠遠看到一位守門校工站在校門口，維根斯坦突然停下腳步，神色有異，似乎受到什麼感動，手指前方要他看，嘴裏喃喃自語道：「像這樣的人，才是我所仰慕的。」<text:span text:style-name="T3"><text:line-break/><text:line-break/></text:span>我寫的這些都是白話文，每個人肯定都看得懂。看懂這幾段大白話毫無困難，但重點不是懂不懂，有誰會不懂呢？光是懂沒有用，重點是你是不是真的跟維根斯坦一樣有著同樣的強烈感受？這樣的怪胎，在這喧囂的星球上估計是少之又少，幾個人會真的仰慕一個校工，卻極度厭惡鄙視那些沒出息的窩囊權勢人物？看懂尼采並不難，看懂<text:span text:style-name="T3"><text:s/>"</text:span>人<text:span text:style-name="T3">" </text:span>之所以為<text:span text:style-name="T3"><text:s/>"</text:span>人<text:span text:style-name="T3">" </text:span>的道理更是簡單，但是真能與之有著同樣的眼光與感情看待世界者，恐怕鳳毛麟角。<text:span text:style-name="T3"><text:line-break/><text:line-break/></text:span>不但很少有這樣的人，更可悲的是，人們其實也不相信世界上會有這樣的人存在；人們總是假定世上所有人都必然追求這樣那樣的一些光鮮燦爛的東西。當有這樣的人出現時，其實也不會有人相信，除非你跟他是一樣的物種，來自一樣的外星球。不是那樣的物種，就不可能理解或相信該物種的生命語言。<text:span text:style-name="T3"><text:line-break/><text:line-break/></text:span>這裏頭很容易產生一種行為主義式的誤解，並不是說你應該改行去當校工、當園丁或當什麼基層工人，更不是說你應該弄殘自己的一雙腿，當然也不是說你應該故意放棄世俗前途。一個人值得仰慕，必然是因為他<text:span text:style-name="T3"><text:s/>"</text:span>是<text:span text:style-name="T3">" </text:span>什麼，而不是因為他<text:span text:style-name="T3"><text:s/>"</text:span>做<text:span text:style-name="T3">" </text:span>了什麼。我們之所以能夠<text:span text:style-name="T3"><text:s/>"</text:span>做<text:span text:style-name="T3">" </text:span>出什麼，是因為我們<text:span text:style-name="T3"><text:s/>"</text:span>是<text:span text:style-name="T3">" </text:span>什麼。同理，當我們不是什麼時，就算你在行為上再怎麼故意模仿也不會使你變成什麼。如果你是一頭獅子，就算你病了，瘸了，老了，乃至死了，你始終都還是一頭獅子；但如果你是一隻兔子，哪怕你長得很胖很大隻，毛髮蓬鬆得很嚇人，哪怕你故做披頭散髮狀，發出獅子吼，你仍然還是一隻兔子。<text:span text:style-name="T3"><text:line-break/><text:line-break/></text:span>在一個正常的山野草原裡，從來只有兔子關注、議論著獅子的動向，而獅子就是獅子，他不需要去聆聽兔子、羚羊無謂的叫聲，無須關注其一舉一動。生命有輕有重，一如才智有深有淺，人格有厚有薄。貴者，人賤之猶不足，尚且自賤之，寧不哀哉？</text:p>
      <text:p text:style-name="P1"><text:span text:style-name="T1">范美林</text:span><text:s/>  |  2015.11.06 14:42   |   <text:a xlink:type="simple" xlink:href="http://palinfo.habago.org/Entry?Command=Information_PrintForum&amp;iPage=298#FORUM34066"><text:span text:style-name="T2">#</text:span></text:a></text:p>
      <text:p text:style-name="P3">關於習馬會，我第一個念頭倒是很不同，也很陰謀論：<text:span text:style-name="T3"><text:line-break/><text:line-break/></text:span>因為先前的總理溫家寶曾說過，他御任後想來台灣走走，所以這次習近平就直接來談這檔事，讓溫能在明年<text:span text:style-name="T3">116</text:span>後<text:span text:style-name="T3">520</text:span>前去阿里山跟日月潭觀光；也順便給馬一張政協委員的聘書，感謝他這多年來對台海關係的用心經營，讓他繼續在中美之間做熱線之外的民間協調人，別讓蔡英文跟李登輝再亂搞下去了。<text:span text:style-name="T3"><text:line-break/><text:line-break/></text:span>回到台灣這邊。<text:span text:style-name="T3"><text:line-break/><text:line-break/></text:span>如果真要民主、交流過程要公開透明的話，國民黨真該去做份「公開同意書」讓泛綠這批人簽名。同意書的內容應該包括下列幾點：<text:span text:style-name="T3"><text:line-break/><text:line-break/></text:span>第一、廢止兩岸關係條例，改立「中國關係法」。──這才符合他們一邊一國的理念與現況認知。<text:span text:style-name="T3"><text:line-break/><text:line-break/></text:span>第二、公開所有黨公職到大陸去的過程內容，一切錄影錄音。<text:span text:style-name="T3"><text:line-break/><text:line-break/></text:span>第三、公開宣示關閉秘密交流、秘密通訊的管道，違者退出政壇並辭去一切黨公職務。<text:span text:style-name="T3"><text:line-break/><text:line-break/></text:span>第四、與中共簽定交流協定，有違上述第二三點者，請中方公告周知。<text:span text:style-name="T3"><text:line-break/><text:line-break/></text:span>第五、一切與中共有關的資訊與新聞，全部上網公告，並發行新聞紙本張貼於地方機關公告欄，以便民參考閱覽。<text:span text:style-name="T3"><text:line-break/><text:line-break/></text:span>第六、中央地方機關，所有與中共的民事與公共事務交流，全向立院公開，並每週統一彙整報告。<text:span text:style-name="T3"><text:line-break/><text:line-break/></text:span>這才叫公開透明啊！</text:p>
      <text:p text:style-name="P1"><text:span text:style-name="T1">陳真</text:span><text:s/>  |  2015.11.06 03:39   |   <text:a xlink:type="simple" xlink:href="http://palinfo.habago.org/Entry?Command=Information_PrintForum&amp;iPage=298#FORUM34065"><text:span text:style-name="T2">#</text:span></text:a></text:p>
      <text:p text:style-name="P2">馬習會我是很開心的。昨晚在電視機前看到馬英九，顧不得正在吃飯，馬上起立當場就給了他幾個響亮的掌聲，以表敬意。<text:span text:style-name="T3"><text:line-break/><text:line-break/></text:span>至於台灣要不要和祖國合併，老實說我一點都不在乎，就好像永康要不要和台南市合併，還是要獨立成為一個永康共和國一樣，對我而言，無甚意義。<text:span text:style-name="T3"><text:line-break/><text:line-break/></text:span>不管你主張統或獨，理應都會樂意看到事隔<text:span text:style-name="T3">66</text:span>年後兩岸領導人碰面，畢竟見面三分情，溝通總是有助於化解各方歧見與衝突。<text:span text:style-name="T3"><text:line-break/><text:line-break/></text:span>黨外時，國民黨為了鞏固政權，發展國防<text:span text:style-name="T3">(</text:span>以便從中貪污<text:span text:style-name="T3">)</text:span>，老是拿<text:span text:style-name="T3"><text:s/>"</text:span>共匪會打過來<text:span text:style-name="T3">" </text:span>來嚇人；黨外或早期民進黨的標準說詞則是告訴大家說，別被國民黨騙了，中共又不是流氓，哪會隨便亂打人，兩岸應該大大交流，盡力開放，促進兩岸溝通，和平自然水到渠成，根本不需要花大錢跟美國買武器，而且只能買一些<text:span text:style-name="T3">"</text:span>破銅爛鐵<text:span text:style-name="T3">"</text:span>；黨外及民進黨說，只要把這幾千億幾萬億買<text:span text:style-name="T3"><text:s/>"</text:span>破銅爛鐵<text:span text:style-name="T3">" </text:span>的錢省下來，用來發展社會福利，我們會比瑞士更富足。<text:span text:style-name="T3"><text:line-break/><text:line-break/></text:span>黨外及民進黨這一番標準台詞是對的，舊國民黨過去卻是錯的，如今對錯善惡卻整個倒了過來。為了選票，民進黨及其無恥下流媒體及一大票御用文人，這二十幾年來，一路醜化<text:span text:style-name="T3"><text:s/>"</text:span>中國人<text:span text:style-name="T3">"</text:span>，把大陸人形容成又邪惡又髒又病，彷彿連血液都有毒，彷彿隨時要消滅台灣人，讓台灣社會集體走向一種比蔣介石<text:span text:style-name="T3"><text:s/>"</text:span>消滅共匪<text:span text:style-name="T3">" </text:span>的那個古老歷史年代更為瘋狂與荒謬的反華仇中意識中。<text:span text:style-name="T3"><text:line-break/><text:line-break/></text:span>特別是不管怎麼改朝換代、永遠跟著政治主流搖旗吶喊、永遠對少數異己喊打喊殺的年輕一代，更是洗腦得極為徹底，少有例外。在這島上，半個多世紀來，永遠有著這麼一群反共愛國的青年軍，差別只是顏色的不同，從過去的愛中華民國變成現在的愛台灣國。<text:span text:style-name="T3"><text:line-break/><text:line-break/></text:span>我不是要講統獨。我只是要說，從一個政治人物或一個黨的一些當下反應，你就能知道他們心裡究竟是把什麼樣的利益擺在第一位。對於馬習會，你可以贊成，也可以反對，但是居然有人能馬上把它理解成<text:span text:style-name="T3"><text:s/>"</text:span>我們被突襲了<text:span text:style-name="T3">"</text:span>，害我們全黨上下<text:span text:style-name="T3"><text:s/>"</text:span>雞飛狗跳<text:span text:style-name="T3">"</text:span>。他不是去思考馬習會對兩岸、對國際局勢的影響，而是馬上想到選舉，想到自身的利益。<text:span text:style-name="T3"><text:line-break/><text:line-break/></text:span>再說，如果馬習會如這個綠油油的爛黨所言如此反民心、反民主，如此不堪聞問，那怎麼會是一種<text:span text:style-name="T3"><text:s/>"</text:span>突襲<text:span text:style-name="T3">" </text:span>呢？應該說是對手的一種自殺或自殘舉動才對吧。<text:span text:style-name="T3"><text:line-break/><text:line-break/></text:span>我並不喜歡講這些，但台灣人對這類政治言論卻特別感興趣。這類言論只要一說，馬上傳遍全島，然後我甚至我的家人就會遭殃。但我之所以不喜歡講這些，遭殃還在其次，主要原因無它，因為我不喜歡自我做賤。<text:span text:style-name="T3"><text:line-break/><text:line-break/></text:span>我常說我很不想再自我做賤，原因何在？有些原因是可以說的，有些則無法說；有些是說得上來的，有些則難以言喻。當然，恰恰是難以言喻的那一些原因更為重要。不過，說得上來的部份，我倒也能說上幾十個原因。<text:span text:style-name="T3"><text:line-break/><text:line-break/></text:span>就說幾十個原因之一吧。原因之一是：我<text:span text:style-name="T3"><text:s/>(</text:span>們<text:span text:style-name="T3">) </text:span>是什麼人呢？我們竟然墮落到、窩囊到必須去提起這樣一些根本不值得一提的沒出息小人物及其言行，例如現在要選總統的這一位女士便是，她值得一絲的關注與議論嗎？<text:span text:style-name="T3"><text:line-break/><text:line-break/></text:span>在這樣一種感受上，我不知道有多少人是知音，但我一直是這麼想的，並且為這樣一種自我做賤始終感到很窩囊很沉重很痛苦。如果不是出於某種揮之不去的善意，我不會這樣糟蹋自己，做賤自己。<text:span text:style-name="T3"><text:line-break/><text:line-break/></text:span>陳真<text:span text:style-name="T3"><text:line-break/>==============<text:line-break/></text:span>乍聞馬習會<text:span text:style-name="T3"><text:s/></text:span>蔡：我們遭突襲<text:span text:style-name="T3"><text:line-break/><text:line-break/>2015-11-06<text:line-break/><text:line-break/></text:span>聯合報<text:span text:style-name="T3"><text:s/></text:span>記者林人芳／台北報導<text:span text:style-name="T3"> <text:line-break/><text:line-break/></text:span>「馬習會」明天在新加坡登場，民進黨秘書長吳釗燮昨天說，民進黨會在台灣密切注意「馬習會」；他也透露，民進黨主席暨總統參選人蔡英文第一時間知道「馬習會」時就說「我們遭到突襲了！」<text:span text:style-name="T3"><text:line-break/><text:line-break/></text:span>吳釗燮昨天接受廣播節目專訪時坦言，民進黨事前完全沒聽到馬習會風聲，看到媒體報導才知道，「事前沒徵兆，當晚才會雞飛狗跳」，趕快透過ＬＩＮＥ群組互相聯繫。而蔡英文第一時間知道此事時，便在黨部社群群組對大家說「這是突襲」，後來新聞稿才定調為「突襲」。</text:p>
      <text:p text:style-name="P1"><text:span text:style-name="T1">中华民族</text:span><text:s/>  |  2015.11.06 03:03   |   <text:a xlink:type="simple" xlink:href="http://palinfo.habago.org/Entry?Command=Information_PrintForum&amp;iPage=298#FORUM34064"><text:span text:style-name="T2">#</text:span></text:a></text:p>
      <text:p text:style-name="P3">習先生見馬先生<text:span text:style-name="T3"><text:s/></text:span>兩岸領導人歷史性會面背後的<text:span text:style-name="T3">66</text:span>年<text:span text:style-name="T3"><text:line-break/><text:line-break/><text:line-break/><text:line-break/></text:span>海峽兩岸領導人習近平、馬英九將于本月<text:span text:style-name="T3">7</text:span>日在新加坡會面，就推進兩岸關係和平發展交換意見。這將是<text:span text:style-name="T3">1949</text:span>年以來兩岸領導人的首次會面。<text:span text:style-name="T3"><text:line-break/><text:line-break/></text:span>　　<text:span text:style-name="T3">“</text:span>兩岸關係發展史上具有裏程碑意義的大事<text:span text:style-name="T3">”</text:span>，中共中央臺灣工作辦公室、國務院臺灣事務辦公室主任張志軍如是説。<text:span text:style-name="T3"><text:line-break/><text:line-break/></text:span>　　<text:span text:style-name="T3">1</text:span>、<text:span text:style-name="T3">“</text:span>習先生<text:span text:style-name="T3">”</text:span>見<text:span text:style-name="T3">“</text:span>馬先生<text:span text:style-name="T3">”<text:line-break/><text:line-break/></text:span>　　此次會面雙方以兩岸領導人身份和名義舉行，見面時互稱<text:span text:style-name="T3">“</text:span>先生<text:span text:style-name="T3">”</text:span>。<text:span text:style-name="T3"><text:line-break/><text:line-break/></text:span>　　張志軍説，這是在兩岸政治分歧尚未徹底解決的情況下根據一個中國原則作出的務實安排，體現了擱置爭議、相互尊重的精神。<text:span text:style-name="T3"><text:line-break/><text:line-break/></text:span>　　人們記得，當年毛澤東和蔣介石曾在書信電報往來中稱對方為<text:span text:style-name="T3">“</text:span>先生<text:span text:style-name="T3">”</text:span>。<text:span text:style-name="T3"><text:line-break/><text:line-break/></text:span>　　<text:span text:style-name="T3">2</text:span>、為什麼是在新加坡？<text:span text:style-name="T3"><text:line-break/><text:line-break/></text:span>　　張志軍説，綜合考慮各種因素，這次兩岸領導人會面安排在新加坡舉行。<text:span text:style-name="T3"><text:line-break/><text:line-break/></text:span>　　新加坡再次見證兩岸關係歷史性一刻。<text:span text:style-name="T3">1993</text:span>年<text:span text:style-name="T3">4</text:span>月，首次<text:span text:style-name="T3">“</text:span>汪辜會談<text:span text:style-name="T3">”</text:span>在新加坡海皇大廈舉行。<text:span text:style-name="T3"><text:line-break/><text:line-break/></text:span>　　<text:span text:style-name="T3">3</text:span>、<text:span text:style-name="T3">2015</text:span>年<text:span text:style-name="T3">11</text:span>月<text:span text:style-name="T3">7</text:span>日背後的大歷史<text:span text:style-name="T3"><text:line-break/><text:line-break/></text:span>　　<text:span text:style-name="T3">66</text:span>年來：<text:span text:style-name="T3">2015</text:span>年<text:span text:style-name="T3">11</text:span>月<text:span text:style-name="T3">7</text:span>日的<text:span text:style-name="T3">“</text:span>習馬會<text:span text:style-name="T3">”</text:span>，將開啟兩岸領導人直接交流溝通的先河<text:span text:style-name="T3"><text:line-break/><text:line-break/></text:span>　　<text:span text:style-name="T3">28</text:span>年來：<text:span text:style-name="T3">1987</text:span>年，兩岸同胞長期隔絕狀態被打破，兩岸開啟交往交流新時代<text:span text:style-name="T3"><text:line-break/><text:line-break/></text:span>　　<text:span text:style-name="T3">22</text:span>年來：<text:span text:style-name="T3">1993</text:span>年，首次<text:span text:style-name="T3">“</text:span>汪辜會談<text:span text:style-name="T3">”</text:span>，建立一中原則基礎上推進兩岸制度化協商的機制<text:span text:style-name="T3"><text:line-break/><text:line-break/></text:span>　　<text:span text:style-name="T3">10</text:span>年來：<text:span text:style-name="T3">2005</text:span>年，國共兩黨領導人舉行時隔６０年的首次會談<text:span text:style-name="T3"><text:line-break/><text:line-break/></text:span>　　<text:span text:style-name="T3">7</text:span>年來：<text:span text:style-name="T3"><text:s/>2008</text:span>年，兩岸實現全面直接雙向<text:span text:style-name="T3">“</text:span>三通<text:span text:style-name="T3">”</text:span>，兩岸關係和平發展道路取得豐碩成果<text:span text:style-name="T3"><text:line-break/><text:line-break/></text:span>　　當下：兩岸關係再度處于重要節點，兩岸領導人會面，順應了同胞心願和時代潮流<text:span text:style-name="T3"><text:line-break/><text:line-break/></text:span>　　<text:span text:style-name="T3">4</text:span>、<text:span text:style-name="T3">“</text:span>習馬會<text:span text:style-name="T3">”</text:span>談什麼？<text:span text:style-name="T3"><text:line-break/><text:line-break/></text:span>　　兩岸領導人此次會面，將就推進兩岸關係和平發展交換意見，探討深化兩岸各領域交流合作、增進兩岸民眾福祉等重大問題，以維護和進一步推動兩岸關係和平發展。<text:span text:style-name="T3"><text:line-break/><text:line-break/></text:span>　　會面結束後，兩岸領導人還將共進晚餐。<text:span text:style-name="T3"><text:line-break/><text:line-break/></text:span>　　<text:span text:style-name="T3">5</text:span>、大事，具裏程碑意義<text:span text:style-name="T3"><text:line-break/><text:line-break/></text:span>　　張志軍説，兩岸領導人會面，是兩岸關係發展史上具有裏程碑意義的大事，將兩岸交流互動提升到新高度，開辟兩岸關係發展新空間。<text:span text:style-name="T3"><text:line-break/><text:line-break/></text:span>　　有利兩岸雙方加強溝通、增進互信、管控矛盾分歧，鞏固共同政治基礎，推進兩岸關係和平發展，維護臺海和平穩定，也有利于地區和平穩定。<text:span text:style-name="T3"><text:line-break/><text:line-break/></text:span>　　【延伸閱讀】<text:span text:style-name="T3"><text:s/></text:span>兩岸關係<text:span text:style-name="T3">66</text:span>年歷程<text:span text:style-name="T3">“</text:span>速覽<text:span text:style-name="T3">”<text:line-break/><text:line-break/></text:span>　　<text:span text:style-name="T3">“</text:span>咫尺之隔，竟成海天之遙。<text:span text:style-name="T3">”</text:span>１９４９年後，海峽兩岸對峙長達數十載。<text:span text:style-name="T3"><text:line-break/><text:line-break/></text:span>　　破冰<text:span text:style-name="T3"><text:line-break/><text:line-break/></text:span>　　１９７９年元旦，全國人大常委會發表《告臺灣同胞書》，鄭重宣示爭取祖國和平統一的大政方針，兩岸關係發展由此揭開新的歷史篇章。<text:span text:style-name="T3"><text:line-break/><text:line-break/></text:span>　　１９８７年底，兩岸同胞長期隔絕狀態被打破，兩岸同胞交往日益密切，兩岸經濟文化交流蓬勃發展。<text:span text:style-name="T3"><text:line-break/><text:line-break/></text:span>　　１９９２年，海協會與臺灣海基會達成<text:span text:style-name="T3">“</text:span>九二共識<text:span text:style-name="T3">”</text:span>。翌年，雙方在此基礎上舉行首次<text:span text:style-name="T3">“</text:span>汪辜會談<text:span text:style-name="T3">”</text:span>，成為１９４９年以來兩岸授權高層人士首次會談。<text:span text:style-name="T3"><text:line-break/><text:line-break/></text:span>　　１９９８年１０月，<text:span text:style-name="T3">“</text:span>汪辜會晤<text:span text:style-name="T3">”</text:span>在上海舉行，拉開了兩岸政治對話的序幕。<text:span text:style-name="T3"><text:line-break/><text:line-break/></text:span>　　反分裂<text:span text:style-name="T3"><text:line-break/><text:line-break/></text:span>　　１９９９年７月，時任臺灣當局領導人李登輝拋出<text:span text:style-name="T3">“</text:span>兩國論<text:span text:style-name="T3">”</text:span>的分裂主張，致使兩會商談被迫中斷。２０００年５月，奉行<text:span text:style-name="T3">“</text:span>臺獨黨綱<text:span text:style-name="T3">”</text:span>的民進黨上臺<text:span text:style-name="T3">“</text:span>執政<text:span text:style-name="T3">”</text:span>，陳水扁當局的<text:span text:style-name="T3">“</text:span>臺獨<text:span text:style-name="T3">”</text:span>活動不斷升級，使臺灣局勢日趨嚴峻。<text:span text:style-name="T3"><text:line-break/><text:line-break/></text:span>　　２００５年３月１４日，十屆全國人大三次會議高票通過《反分裂國家法》，表明了全國各族人民維護祖國統一、反對<text:span text:style-name="T3">“</text:span>臺獨<text:span text:style-name="T3">”</text:span>分裂勢力的堅定意志。<text:span text:style-name="T3"><text:line-break/><text:line-break/></text:span>　　相逢一笑<text:span text:style-name="T3"><text:line-break/><text:line-break/></text:span>　　２００５年４月２９日，時任中共中央總書記胡錦濤與時任中國國民黨主席連戰在北京舉行歷史性會談，並發布了<text:span text:style-name="T3">“</text:span>兩岸和平發展共同願景<text:span text:style-name="T3">”</text:span>，鄭重宣示：堅持<text:span text:style-name="T3">“</text:span>九二共識<text:span text:style-name="T3">”</text:span>，反對<text:span text:style-name="T3">“</text:span>臺獨<text:span text:style-name="T3">”</text:span>，謀求臺海和平穩定，促進兩岸關係發展，維護兩岸同胞利益，是兩黨的共同主張。<text:span text:style-name="T3"><text:line-break/><text:line-break/></text:span>　　連戰回到臺灣不久，<text:span text:style-name="T3">“</text:span>兩岸和平發展共同願景<text:span text:style-name="T3">”</text:span>被國民黨列入政綱。<text:span text:style-name="T3"><text:line-break/><text:line-break/></text:span>　　連戰來訪後，親民黨主席宋楚瑜于５月５日率團訪問大陸。５月１２日，胡錦濤和宋楚瑜在北京舉行會談，並發表了會談公報。<text:span text:style-name="T3"><text:line-break/><text:line-break/></text:span>　　撥雲見日<text:span text:style-name="T3"><text:line-break/><text:line-break/></text:span>　　２００８年３月２２日，陳水扁和<text:span text:style-name="T3">“</text:span>臺獨<text:span text:style-name="T3">”</text:span>分裂勢力企圖通過<text:span text:style-name="T3">“</text:span>入聯公投<text:span text:style-name="T3">”</text:span>謀求<text:span text:style-name="T3">“</text:span>臺灣法理獨立<text:span text:style-name="T3">”</text:span>的圖謀遭到嚴重挫敗。認同<text:span text:style-name="T3">“</text:span>九二共識<text:span text:style-name="T3">”</text:span>、主張發展兩岸關係的國民黨候選人馬英九當選臺灣地區領導人。<text:span text:style-name="T3"><text:line-break/><text:line-break/></text:span>　　５月２８日，胡錦濤同時任國民黨主席吳伯雄舉行新形勢下兩黨領導人首次會談。半個月後的６月１２日，海協會和海基會領導人在北京舉行了會談，中斷９年的兩會制度化協商正式恢復。迄今，兩會已舉行十一次領導人會談，簽署２３項協議，解決了關乎兩岸同胞切身利益的一係列問題。<text:span text:style-name="T3"><text:line-break/><text:line-break/></text:span>　　２００８年１２月１５日，海、空運直航和直接通郵同步實施，兩岸同胞翹首以待３０年的<text:span text:style-name="T3">“</text:span>三通<text:span text:style-name="T3">”</text:span>基本得以實現。由此，兩岸邁入大交流、大合作、大發展的嶄新時代，各領域往來蓬勃發展，持續熱絡。<text:span text:style-name="T3"><text:line-break/><text:line-break/></text:span>　　繼往開來<text:span text:style-name="T3"><text:line-break/><text:line-break/></text:span>　　隨著兩岸政治互信的進一步增強，兩岸關係邁出６０多年來極為重要的一大步。２０１４年２月１１日，國臺辦主任張志軍與時任臺灣方面陸委會主委王鬱琦在南京首次正式會面，並建立了兩部門常態化聯係溝通機制。同年６月，張志軍訪臺，實現了雙方兩岸事務主管部門負責人互訪。<text:span text:style-name="T3"><text:line-break/><text:line-break/></text:span>　　２０１５年５月和１０月，國臺辦主任張志軍與臺灣方面陸委會主委夏立言先後在金門、廣州兩度會面，就當前兩岸關係形勢以及兩岸關係發展中的有關問題交換意見，達成積極共識。<text:span text:style-name="T3"><text:line-break/><text:line-break/></text:span>　　將開先河<text:span text:style-name="T3"><text:line-break/><text:line-break/></text:span>　　<text:span text:style-name="T3">2015</text:span>年<text:span text:style-name="T3">10</text:span>月，在下屆臺灣大選臨近、兩岸關係再次面臨道路選擇的重要節點，國臺辦主任張志軍和臺灣陸委會主委夏立言在廣州會面。雙方認為，兩岸領導人會面對于兩岸關係長遠發展具有重要積極意義，並就此進行了初步溝通。此後，雙方經過密切協商，就舉行兩岸領導人會面達成一致。<text:span text:style-name="T3"><text:line-break/><text:line-break/></text:span>　　<text:span text:style-name="T3">2015</text:span>年<text:span text:style-name="T3">11</text:span>月<text:span text:style-name="T3">7</text:span>日，兩岸領導人習近平、馬英九將在新加坡會面，就推進兩岸關係和平發展交換意見。這是兩岸關係發展史上具有裏程碑意義的大事。</text:p>
      <text:p text:style-name="P1"><text:span text:style-name="T1">中华民族</text:span><text:s/>  |  2015.11.06 02:49   |   <text:a xlink:type="simple" xlink:href="http://palinfo.habago.org/Entry?Command=Information_PrintForum&amp;iPage=298#FORUM34063"><text:span text:style-name="T2">#</text:span></text:a></text:p>
      <text:p text:style-name="P2">關鍵時刻的歷史擔當<text:span text:style-name="T3">——</text:span>寫在兩岸領導人會面前夕<text:span text:style-name="T3"><text:line-break/></text:span>新华社<text:span text:style-name="T3"><text:line-break/><text:line-break/><text:line-break/></text:span>兩岸領導人習近平、馬英九將于１１月７日在新加坡會面，就推進兩岸關係和平發展交換意見。這無疑將是歷史性的一刻，將開啟兩岸領導人直接交流溝通的先河。這更將是影響深遠的一件大事，在兩岸關係面臨方向和道路抉擇的關鍵時刻，兩岸領導人勇擔重任，實現首次會面，必能有利兩岸雙方增進互信，鞏固共同政治基礎，推進兩岸關係和平發展，維護臺海和平穩定，在兩岸關係發展史上具有不可磨滅的裏程碑意義。<text:span text:style-name="T3"><text:line-break/><text:line-break/></text:span>　　歲月如流，雖百轉千回，終要衝破重巒疊嶂，向前奔騰。海峽兩岸曾<text:span text:style-name="T3">“</text:span>咫尺之隔，竟成海天之遙<text:span text:style-name="T3">”</text:span>，從激烈軍事衝突，到長期尖銳政治對峙，讓幾代人長久分隔兩岸、青絲成雪，才終于在上世紀八十年代末打破隔絕堅冰，開啟交流往來之門。其後，兩岸關係歷經風雨、波折，因<text:span text:style-name="T3">“</text:span>臺獨<text:span text:style-name="T3">”</text:span>分裂勢力的挑釁與破壞，一度瀕臨危境。所幸，在國家前途、民族命運的重大歷史關頭，國共兩黨領導人作出正確的歷史抉擇，力促兩岸關係轉危為安，並在２００８年開啟了兩岸關係６０余年未見的<text:span text:style-name="T3">“</text:span>最好時代<text:span text:style-name="T3">”</text:span>。<text:span text:style-name="T3"><text:line-break/><text:line-break/></text:span>　　如今，兩岸領導人將實現首次會面，直接對話溝通，並共進晚餐。回想兩岸關係不平凡的過往，人們定然會感慨，雙方共同邁出這一步何其不易，更當體悟到這書寫歷史的一刻，背後是兩岸雙方和兩岸同胞的共同努力，得益于兩岸關係和平發展累積的豐碩成果，反映的是雙方對兩岸同胞心願與時代潮流召喚的順應。<text:span text:style-name="T3"><text:line-break/><text:line-break/></text:span>　　習近平總書記曾提出，<text:span text:style-name="T3">“</text:span>著眼長遠，兩岸長期存在的政治分歧問題終歸要逐步解決，總不能將這些問題一代一代傳下去<text:span text:style-name="T3">”</text:span>。兩岸領導人會面，將踏出兩岸高層政治互動往來的關鍵一步，這充分體現了<text:span text:style-name="T3">“</text:span>歷史不能選擇，但現在可以把握，未來可以開創<text:span text:style-name="T3">”</text:span>的精神，反映了對人民負責、對歷史負責的態度，值得兩岸各界同胞一道舉手點讚，同心嘉許。<text:span text:style-name="T3"><text:line-break/><text:line-break/></text:span>　　當兩岸關係的指針再次走到<text:span text:style-name="T3">“</text:span>關鍵時刻<text:span text:style-name="T3">”</text:span>，當兩條道路的<text:span text:style-name="T3">“</text:span>選擇題<text:span text:style-name="T3">”</text:span>再次擺在兩岸同胞面前，兩岸雙方秉持擱置爭議、相互尊重的精神，在兩岸政治分歧尚未徹底解決的情況下根據一個中國原則作出務實安排，商定合適身份和名義，促成兩岸領導人歷史性會面，以期把握住轉瞬即逝的<text:span text:style-name="T3">“</text:span>機會之窗<text:span text:style-name="T3">”</text:span>，充分體現了兩岸中國人高度的政治智慧，更反映了站在全民族的高度，在一個中國框架內通過平等協商解決難題的共同認知。誠如習近平總書記所説，只要我們都從<text:span text:style-name="T3">“</text:span>兩岸一家親<text:span text:style-name="T3">”</text:span>的理念出發，將心比心，以誠相待，就沒有什麼心結不能化解，沒有什麼困難不能克服。<text:span text:style-name="T3"><text:line-break/><text:line-break/></text:span>　　兩岸領導人會面即將登場，兩岸各界和國際社會高度矚目。兩岸關係和平發展道路是兩岸同胞共同選擇的，亦使兩岸同胞共蒙其利。事實已經證明，這是一條維護兩岸和平、促進共同發展、走向民族復興、造福兩岸同胞的正確道路。兩岸主流民意希望來之不易的局面不被逆轉，取得的豐碩成果不得而復失，兩岸關係不要重回動蕩不安的老路，更期待沿著光明的前景不斷邁進，因此冀盼兩岸領導人會面這一重大突破能夠起到定錨、穩舵的作用。<text:span text:style-name="T3"><text:line-break/><text:line-break/></text:span>　　站在時代潮頭，不進則退，不穩則亂。我們相信，在兩岸同胞的同心期盼之下，在兩岸民意的強力支撐之下，兩岸領導人將以高瞻遠矚的開闊格局，為兩岸關係和平發展的前景指明方向，使兩岸交流互動提升到新高度，開辟出兩岸關係發展的新空間。這將有利于兩岸雙方加強溝通、增進互信、管控矛盾分歧，鞏固共同政治基礎，推進兩岸關係和平發展，維護臺海和平穩定，為兩岸同胞謀得更多的利益福祉。<text:span text:style-name="T3"><text:line-break/><text:line-break/></text:span>　　兩岸同胞共同敬仰的孫中山先生曾經説過：<text:span text:style-name="T3">“</text:span>心信其可行，則移山填海之難，終有成功之日。<text:span text:style-name="T3">”</text:span>當前，中華民族比歷史上任何時期都更接近偉大復興的夢想。面向民族發展的未來，面向兩岸關係的前景，我們期待見證兩岸領導人握手的一刻，更盼望兩岸中國人用共同的能力與智慧解決自己的問題，攜手開啟共享民族尊嚴和榮耀的新徵程。</text:p>
      <text:p text:style-name="P1"><text:span text:style-name="T1">李權芳</text:span><text:s/>  |  2015.11.05 20:57   |   <text:a xlink:type="simple" xlink:href="http://palinfo.habago.org/Entry?Command=Information_PrintForum&amp;iPage=298#FORUM34062"><text:span text:style-name="T2">#</text:span></text:a></text:p>
      <text:p text:style-name="P3">我用耳塞，用了約<text:span text:style-name="T3">10</text:span>年。沒有耳塞，出門總心情惡劣，也無法想像日子能如何過。<text:span text:style-name="T3"><text:line-break/><text:line-break/></text:span>只要出門，我第一個動作是塞住耳朵。有時覺得不夠，還會加上墨鏡及鴨舌帽。總之，隔開感官接觸讓我可稍稍放鬆心情面對生活。<text:span text:style-name="T3"><text:line-break/><text:line-break/></text:span>用過多種耳塞，<text:span text:style-name="T3">3M 1100 </text:span>型號（橘色）的最好用。<text:span text:style-name="T3">100</text:span>組的大盒包裝比較便宜，相當於一組<text:span text:style-name="T3">5</text:span>元。出門時口袋中總放一兩副，用了<text:span text:style-name="T3">10</text:span>年，還沒用完。</text:p>
      <text:p text:style-name="P1"><text:span text:style-name="T1">陳真</text:span><text:s/>  |  2015.11.05 16:35   |   <text:a xlink:type="simple" xlink:href="http://palinfo.habago.org/Entry?Command=Information_PrintForum&amp;iPage=298#FORUM34061"><text:span text:style-name="T2">#</text:span></text:a></text:p>
      <text:p text:style-name="P2">一封當下的簡訊：<text:span text:style-name="T3"><text:line-break/><text:line-break/></text:span>不可思議的電話巨響此起彼落吵不停，肆無忌憚大吼講電話，無時無刻一直吃吃吃吃吃吃<text:span text:style-name="T3">……</text:span>為什麼台灣人水準這麼低？實在很痛苦。為什麼台灣人完全不會去注意自己的行為對別人的傷害或干擾而只求自己爽自己方便。我跟人講話，如果不小心音量稍微沒壓低而讓第三人聽到我就會覺得很羞愧。<text:span text:style-name="T3"><text:line-break/><text:line-break/></text:span>以後還是寧可開車出門輕鬆許多，否則真是刑求一般的痛苦，不斷得忍受噪音及食物惡臭。想安靜乾淨看電影更是不可能的事了，全台灣惟一的淨土就只有高雄電影圖書館。<text:span text:style-name="T3"><text:line-break/><text:line-break/></text:span>開車當然也是很痛苦，因為得忍受無數的人渣亂開車，但至少可以呼吸，至少不用忍受噪音。<text:span text:style-name="T3"><text:line-break/><text:line-break/></text:span>實在厭惡台灣人到極點。<text:span text:style-name="T3"><text:line-break/><text:line-break/></text:span>我現在只好又放棄座位，躲到廁所旁，非常疲憊，但根本不可能休息。<text:span text:style-name="T3"><text:line-break/><text:line-break/></text:span>有人一直大聲講話聊天，竟然連我站在車廂外都能聽到她們的每一句話。<text:span text:style-name="T3"><text:line-break/><text:line-break/></text:span>這種極度的虐待不知道要承受到幾時。如果有一種活得像人的生活方式及生活環境，我願意不計代價去追求，跟台灣人相處實在太痛苦了。除了外在的髒亂吵鬧，還有內在的低俗窩囊虛榮、毫無文化與文明水平、極具侵略性的價值觀，更是恐怖。台灣人真是我的天敵。生前也許逃不了了，死後我希望跟這個社會這群人毫無瓜葛。<text:span text:style-name="T3"><text:line-break/><text:line-break/></text:span>自從台灣人學會使用智慧手機後，搭長途火車、客運更是一場恐怖災難。<text:span text:style-name="T3"><text:s/></text:span>真沒想到活到這年紀，回到台灣，卻得面臨如此恐怖的台灣人、低俗與侵略到爆的台灣社會。<text:span text:style-name="T3"><text:line-break/><text:line-break/></text:span>只要台灣人一出現，我就開始感到痛苦，因為我知道他一定又要吃吃吃吃吃吃吃吃了，一直製造食物惡臭和噪音，台灣人到底有沒有哪一刻是安靜乾淨、不吃東西的？他們是不是連大便時也一直吃個不停？<text:span text:style-name="T3"><text:line-break/><text:line-break/></text:span>除了吃，然後就是電話響不停，一直吵吵鬧鬧玩手機，一直吃吃吃吃吃吃，大吼大叫聊天，大聲笑鬧完全旁若無人，完全無法遵守任何秩序，特別是台南人。實在很懷念英國人那種絕對的自我克制以及羞於干擾他人的普遍態度。日本鬼子很可惡，但日本人的文明素質始終贏得我的尊敬。<text:span text:style-name="T3"><text:line-break/><text:line-break/></text:span>有人大聲聊天將近一個半小時了，嘴巴竟然沒有一秒鐘合起來，實在很想衝過去痛毆一頓。我若是上帝，真的會從天上引來天火，毀滅這種自私低能的低級社會低級人渣。</text:p>
      <text:p text:style-name="P5"/>
      <text:p text:style-name="P1"><text:span text:style-name="T1">蘇秀慧</text:span><text:s/>  |  2015.11.05 01:57   |   <text:a xlink:type="simple" xlink:href="http://palinfo.habago.org/Entry?Command=Information_PrintForum&amp;iPage=299#FORUM34060"><text:span text:style-name="T2">#</text:span></text:a></text:p>
      <text:p text:style-name="P2">喃喃自語，與陳述意見，是不同的。<text:span text:style-name="T3"><text:line-break/></text:span>很多時候你以為乃是侃侃而談，正為自己文思泉湧而欣賞不已之時，你可能只是在自說自話。<text:span text:style-name="T3"><text:line-break/></text:span>在這裡，我學會了反思自己是否常不經意的喃喃自語。<text:span text:style-name="T3"><text:line-break/></text:span>少了許多話，無意間我成了能聽的人，而意識出別人之厚，自己之薄。</text:p>
      <text:p text:style-name="P1"><text:span text:style-name="T1">陳真</text:span><text:s/>  |  2015.11.03 02:31   |   <text:a xlink:type="simple" xlink:href="http://palinfo.habago.org/Entry?Command=Information_PrintForum&amp;iPage=299#FORUM34059"><text:span text:style-name="T2">#</text:span></text:a></text:p>
      <text:p text:style-name="P3">藥物學教教科書聖經開宗明義就寫著<text:span text:style-name="T3"><text:s/>"</text:span>所有的藥都是毒藥<text:span text:style-name="T3">"</text:span>。病人常會問，<text:span text:style-name="T3">"</text:span>有沒有副作用<text:span text:style-name="T3">?"</text:span>，我都會回答說，<text:span text:style-name="T3">"</text:span>即便再好的食物都有副作用，何況藥物。<text:span text:style-name="T3">" </text:span>然而，因為害怕副作用而不吃藥是說不通的，因為兩害相權總可取其輕。<text:span text:style-name="T3"><text:line-break/><text:line-break/></text:span>同理，當副作用危害重大或具有某種不可測的傷害風險時，許多時候，這個藥就會被取銷藥證，不得再生產，哪怕<text:span text:style-name="T3"><text:s/>"</text:span>只是<text:span text:style-name="T3">" </text:span>死了幾個人<text:span text:style-name="T3"><text:s/>"</text:span>而已<text:span text:style-name="T3">"</text:span>。利害衡量並不僅僅是透過加法減法。<text:span text:style-name="T3"><text:line-break/><text:line-break/></text:span>假設有個如恐龍一般的巨大藥廠，總是千方百計企圖打壓或傷害任何人對其藥物之質疑與傷害性研究，他希望人們最好統統閉著眼睛天天吃一堆藥。這樣一種心態與作風，是不是很可能導致不可測的重大傷害與危險？就如同任何一輛車，不可能只有油門而沒有煞車，閉著眼睛一味往前衝，有可能不發生車禍嗎？<text:span text:style-name="T3"><text:line-break/><text:line-break/></text:span>至於基因改造食物，比藥物影響更大，它不是什麼創造出另一種所謂更為便宜的商品以便拯救窮人，彷彿你不爽吃就不要吃，想吃的人仍然有權利吃。怎麼會有這麼幼稚的念頭。<text:span text:style-name="T3"><text:line-break/><text:line-break/></text:span>所謂基改，既然改造了物種基因，那它的影響就是全面性的，無遠弗屆的，而不是獨立存在，不是什麼<text:span text:style-name="T3"><text:s/>"</text:span>你不愛吃是你家的事、人家窮人卻非常愛吃呢<text:span text:style-name="T3">" </text:span>這樣一種荒唐幼稚的思維邏輯。你不喜歡華碩電腦，那就買宏碁；你不喜歡穿長褲，那就穿短褲；你不喜歡這牌子的運動鞋，那就買別的牌子，但是基改食物卻不是這樣一種獨立事件。<text:span text:style-name="T3"><text:line-break/><text:line-break/></text:span>我們搭飛機，動物與水果不能隨便帶過境，為什麼？因為害怕不可測的疾病與物種風險；一旦發生，傷害巨大，甚至失控。你不能說，<text:span text:style-name="T3">"</text:span>有那麼嚴重嗎？只是一隻小狗，只是一根香蕉，為什麼不能帶入境？<text:span text:style-name="T3">" </text:span>不信的話，就儘管帶一籃水果或帶兩隻小狗試試看，看你過不過得了海關。<text:span text:style-name="T3"><text:line-break/><text:line-break/></text:span>我是在跟幼稚園小朋友講話嗎？這麼簡單的事也需要說明嗎？<text:span text:style-name="T3"><text:line-break/><text:line-break/></text:span>自然科學或醫學研究之前得先申請倫理審核，你不能說我是為了拯救窮人，或說什麼人家窮人都快要餓死了，你還要審核什麼？如果這些幼稚到爆的理由能成為一種理由，那麼我們幾乎沒有一件事是不能做的了。那些綠油油人士，不也都是這樣一種思維與作風，先有了絕對性的結論，先有了顛撲不破鋼鐵般的立場，然後再來隨便找個理由做為<text:span text:style-name="T3"><text:s/>"</text:span>我要怎麼胡作非為都行<text:span text:style-name="T3">" </text:span>的藉口。<text:span text:style-name="T3"><text:line-break/><text:line-break/></text:span>如果這些幼稚到爆的理由說得通，那麼也不該廢除奴隸制度了，你不想當奴隸就算了，人家窮人都快餓死了，做牛做馬都行，何況做奴隸。我想不出來在這種奇怪的邏輯下，有什麼事是不能做的？<text:span text:style-name="T3"><text:line-break/><text:line-break/></text:span>我老了，變得結巴害羞，越來越不會說話，但年輕貧苦無依時可是萬中無一的辯論高手。講這些，其實跟做研究的道理差不多，當你要反駁某種想法時，除了打擊對方的弱點之外，最有力的攻擊是攻擊對方的思想核心，也就是說，挑戰其思維或立場藉以成立的<text:span text:style-name="T3"><text:s/>"</text:span>基礎<text:span text:style-name="T3">"</text:span>，就跟拆房子的道理一樣，基礎垮了，整棟房子就垮了。<text:span text:style-name="T3"><text:line-break/><text:line-break/></text:span>就比方說你要攻擊<text:span text:style-name="T3"><text:s/>"</text:span>數學<text:span text:style-name="T3">" </text:span>這東西的必然性與先驗性，就得在它的先驗基礎上做文章，說說看有沒有可能從經驗中獲得必然真理，抑或先驗性不必然等於必然性，乃至另有其它可能的世界、連必然性都不必然等等等。如果有人不說這些，卻說數學問題需要學習，難免作答有誤等等，我們只能說他不知道自己在說什麼，也不知道別人在說什麼必然性先驗性。<text:span text:style-name="T3"><text:line-break/><text:line-break/></text:span>同理，基改食物應不應該做，因為所知有限，我沒有積極態度<text:span text:style-name="T3">(</text:span>但基本上不反對<text:span text:style-name="T3">)</text:span>，但我至少知道，若說什麼是為了拯救窮人，窮人需要它，沒有它人類將餓死一半云云，實在荒唐。</text:p>
      <text:p text:style-name="P1"><text:span text:style-name="T1">隆誌</text:span><text:s/>  |  2015.11.02 16:33   |   <text:a xlink:type="simple" xlink:href="http://palinfo.habago.org/Entry?Command=Information_PrintForum&amp;iPage=299#FORUM34058"><text:span text:style-name="T2">#</text:span></text:a></text:p>
      <text:p text:style-name="P2">回政信：<text:span text:style-name="T3"><text:line-break/></text:span>讀了您的文章之後，您似乎將<text:span text:style-name="T3">"</text:span>基改視為解決糧食問題的唯一手段<text:span text:style-name="T3">"</text:span>，不知道我是否有理解錯誤。或許您要闡釋<text:span text:style-name="T3">"</text:span>科技讓糧食價格便宜化，養活更多的人，不該反對這些可以改善糧食生產的科技。<text:span text:style-name="T3">"</text:span>？<text:span text:style-name="T3"><text:line-break/></text:span>基改不是解決糧食問題的唯一手段，最根本的問題您也指出來，就是分配不均的狀況。如果指分配的問題，這方面無涉略。如果是指反對科技在於糧食生產的問題，除了學理和技術之外，更多的是風險評估與商業道德。我是一個從事這方面的技術人員，包含風險評估都有參與。只是道德層面的問題，不是單純地由數據即可評估。我僅就技術層面與風險評估方面發言，對於道德層次的討論，陳真醫生的文章可資參考。<text:span text:style-name="T3"><text:line-break/></text:span>在前述發言裡，一些有關於我個人對於反對團體的意見。在於不論贊成或反對，希望所有人能夠對問題或議題的討論，能講出個自己的道理來，而不是斷章取義﹑扭曲他人或是空泛地固執己見。</text:p>
      <text:p text:style-name="P1"><text:span text:style-name="T1">陳真</text:span><text:s/>  |  2015.11.02 13:30   |   <text:a xlink:type="simple" xlink:href="http://palinfo.habago.org/Entry?Command=Information_PrintForum&amp;iPage=299#FORUM34057"><text:span text:style-name="T2">#</text:span></text:a></text:p>
      <text:p text:style-name="P3">政信，<text:span text:style-name="T3"><text:line-break/><text:line-break/></text:span>一個人要持有何種意見或偏見都沒問題，但若要以理性包裝，就得說出個理字來，而不是停留在一種名嘴式的信口開河或街坊巷弄式的八卦閒聊，例如：<text:span text:style-name="T3">"</text:span>我如果窮到快餓死，要我吃泥土配樹根我也願意<text:span text:style-name="T3">"</text:span>、<text:span text:style-name="T3">"</text:span>我若窮到快餓死，我當然要買便宜的基改食物<text:span text:style-name="T3">"...</text:span>，類似這樣一些理由，毫無議論價值、毫無理性可言不是嗎？我相信我隔壁那些整天在門口議論國家大事的歐巴桑，恐怕都能說出比你的說法更具有基本理性內涵的意見來。<text:span text:style-name="T3"><text:line-break/><text:line-break/></text:span>最近台南的一家含有致癌殺蟲劑的飲料店，當風頭一過，竟然判無罪，不但無罪，而且居然變成被害人，社會大眾反倒還得跟他說<text:span text:style-name="T3"><text:s/>"</text:span>對不起，影響您做生意了<text:span text:style-name="T3">"</text:span>，法官的理由是，致癌物含量必須每天喝好機杯，喝一輩子，才會死掉；可是，沒有人會每天固定喝同一飲料店的飲料好幾杯，所以判決無罪，還商家<text:span text:style-name="T3"><text:s/>"</text:span>清白<text:span text:style-name="T3">"</text:span>。<text:span text:style-name="T3"><text:line-break/><text:line-break/></text:span>這樣一種判決理由，跟你所說的那一堆<text:span text:style-name="T3"><text:s/>"</text:span>理由<text:span text:style-name="T3">"</text:span>，理性水平差不多。我倒是建議法官往後吃飯喝水，不妨添尿加屎，最好是糖尿病或腎病患者的屎尿，裏頭更是富含豐富蛋白質與葡萄糖，我敢保證，就算三餐都加屎添尿，如此吃喝一輩子也絕對不會死掉。<text:span text:style-name="T3"><text:line-break/><text:line-break/></text:span>如果把<text:span text:style-name="T3"><text:s/>"</text:span>天天吃，吃一輩子，才會死掉<text:span text:style-name="T3">" </text:span>列為一種飲食健康標準，往後也不該禁止任何致癌物或工業添加物了，就我所知，那些就算天天吃，吃一輩子也不會死掉。至於過期食品更是應該繼續上架，過期頂多蔡賽<text:span text:style-name="T3">(</text:span>拉肚子<text:span text:style-name="T3">)</text:span>而已，怎麼會死人呢？怎麼可以禁止呢？如果有人窮得快餓死，泥土配樹根都可以吃，更何況過期食物或農藥過量食物。<text:span text:style-name="T3"><text:line-break/><text:line-break/></text:span>我不認識各位，但我總覺得自己好像在教幼稚園的小朋友。也許我這樣講不太對，畢竟三歲小孩倒還不一定會有這麼蠢的見解。<text:span text:style-name="T3"><text:line-break/><text:line-break/></text:span>關於貧窮與資源分配及平等等問題，我沒法發言，因為我知道儘管我飽讀經典，這部份的問題依然非我所長，超過我的能力與興趣範圍。<text:span text:style-name="T3"><text:line-break/><text:line-break/></text:span>十多年前，我就熟讀過<text:span text:style-name="T3"><text:s/>John Rawls </text:span>的<text:span text:style-name="T3"><text:s/>A theory of Justice,</text:span>後來也約略翻過<text:span text:style-name="T3"><text:s/>Amartya Sen</text:span>這方面的書，覺得相當實證性、不合我虛無飄渺的胃口而沒有再讀。而我要說的是，難道各位真的完全沒法意識到理性程度的高下之分？而且，當你嘲笑、指責所謂社運人士的某種非理性時，事實上你卻反而展現出比之更低劣許多、簡直難以想像的超低理性水平。</text:p>
      <text:p text:style-name="P1"><text:span text:style-name="T1">王修亮</text:span><text:s/>  |  2015.11.02 13:11   |   <text:a xlink:type="simple" xlink:href="http://palinfo.habago.org/Entry?Command=Information_PrintForum&amp;iPage=299#FORUM34056"><text:span text:style-name="T2">#</text:span></text:a></text:p>
      <text:p text:style-name="P2">我從少年時發現自己至少有兩個自我。<text:span text:style-name="T3"><text:line-break/><text:line-break/></text:span>一個我膽怯乖巧，拘謹努力，遵循傳統的道德，拼命努力希望能考第一名，好獲得父親的肯定，我一直認為父親最愛哥哥，是因為哥哥總是考一百分。父親對我這麼兇悍暴打，一定是因為我魯鈍又愚笨。這個我在畢業工作後，父親的腳色置換為上級。結婚後，置換為丈夫。直到在教學的過程中，看到家長的無知與孩子的痛苦，才反躬自省，破解了自我執迷。也裂解自己的人生，萬分辛苦的重新組合。<text:span text:style-name="T3"><text:line-break/></text:span>另一個我狂野熱情，從不在乎任何人的批判評論，只聽從內心的低語。從小會努力爬上山巔，對著拂過大地的微風麥浪傻笑，躺在泥濘中和雲朵星辰小蟲對話，主動追著男生女生們，心甘情願地把自己最心愛的收藏主動送出：「我好喜歡你，和我做朋友啦！」對於欺負弱小的同學奮力抵抗，國小就成為全校打架最不怕死的大姊頭。畢業工作後，這個我交到許多朋友，帶著年輕老師追求教育改革理想，我為他們抗爭、抵擋所有的不公平，使我成為另一種大姐頭。直到現實社會的利益與權力侵蝕掉我的小群體，群體成員在時間中逐漸成為當年我們所抗爭的對象，才使我震撼的發現，這個我彷彿活在一個夢裡。<text:span text:style-name="T3"><text:line-break/><text:line-break/></text:span>在自覺的能力還不明顯的少年，兩個我的價值混亂常常會使我語言顛倒，我會理直氣壯的想盡辦法，把顛倒混亂的語言鉤連起來，彷彿言之成理。我一直以為自己只是「最主要注重某種價值觀」，然後在某些時空、對象前面則彈性調整「變通使用另一些價值觀」。四十歲以後，自覺能力稍有累積，我檢視著自我的成長與改變，兩個我要和解重組是不容易的，兩者價值觀不同，做事方法與選擇不同，但這卻是成熟過程的必然。我明白人原來是一貫的，以前只是不知道自己撕裂了。<text:span text:style-name="T3"><text:line-break/><text:line-break/></text:span>我認為每個人都有自己獨特的天賦與成長，所以每個人的問題也不會一樣。只能依賴自知自覺，從環境中吸取資料與經驗，自我反省與改變。旁人的說法與建議都是環境中取得的資料之一，如何選擇，但看自我了。<text:span text:style-name="T3"><text:line-break/><text:line-break/></text:span>這個膽怯乖巧的我，直至今日還有游移的影子偶而漂浮，遇到類似父親的影子便不自覺的噤聲。但是殘存的狂野當然也不斷要求自己發聲：「你要說話啊！」至於一貫了沒有？當然也檢視過了，我認為巴勒網不像個學術討論之處，而是心血淚痕的真實生活流通之處，不論是藝術還是戰爭。<text:span text:style-name="T3"><text:line-break/></text:span>雖然我自知不擅長溝通，不能確知自己的感覺說清楚了沒，但是隨意隨心啦！就這樣吧！</text:p>
      <text:p text:style-name="P1"><text:span text:style-name="T1">政信</text:span><text:s/>  |  2015.11.02 12:42   |   <text:a xlink:type="simple" xlink:href="http://palinfo.habago.org/Entry?Command=Information_PrintForum&amp;iPage=299#FORUM34055"><text:span text:style-name="T2">#</text:span></text:a></text:p>
      <text:p text:style-name="P3">我想我前面沒有說得很清楚，其實反對不反對基改食品我覺得無所謂，你反對頂多你不要吃，但是立法反對這就大有問題，因為你反對所以直接用政治手段封殺其他人選擇的權利。<text:span text:style-name="T3"><text:line-break/><text:line-break/></text:span>簡單的一個問題，今天我很窮每天只有一百元可以花費，貨架上有兩塊豆腐，一塊是標榜非基因改造黃豆要價<text:span text:style-name="T3">70</text:span>元，另一塊是基改黃豆要價<text:span text:style-name="T3">30</text:span>元，我怎麼選<text:span text:style-name="T3">?</text:span>我當然選塊基改黃豆還可以配個皮蛋而不是選非基改食品。<text:span text:style-name="T3"><text:line-break/><text:line-break/></text:span>我們身在台灣有很多的選擇權，因為我們足夠富裕，但是對於貧窮地區他們的選擇往往是我舉的後者，而不是前者。</text:p>
      <text:p text:style-name="P1"><text:span text:style-name="T1">政信</text:span><text:s/>  |  2015.11.02 12:29   |   <text:a xlink:type="simple" xlink:href="http://palinfo.habago.org/Entry?Command=Information_PrintForum&amp;iPage=299#FORUM34054"><text:span text:style-name="T2">#</text:span></text:a></text:p>
      <text:p text:style-name="P2">給隆誌<text:span text:style-name="T3"><text:line-break/></text:span>謝謝指教，因為在我的認知裡面基因改造食品往往是取人類所需要的基因，然後至入目標物種裡面，而人工配種卻是利用自然配對基因，而綠色和平組織這類團體反對的就是人工基因改造，認為這裡面會造成對人體危害的物質。<text:span text:style-name="T3"><text:line-break/><text:line-break/></text:span>姑且不論裡面到底會不會致癌，如果今天快餓死就算觀音土拌樹皮我都啃了。<text:span text:style-name="T3"><text:line-break/><text:line-break/></text:span>陳醫生對於糧食分配不均我有完全不同的看法，目前為止這個世界上沒有任何一個有效率的方法把資源平均分配，根據過去的經驗我們是把產量不斷擴大讓其他人有更多機會可以分得到。<text:span text:style-name="T3"><text:line-break/><text:line-break/></text:span>出自於好奇我對於糧食也有做些研究，就雞隻而言在五十年前要吃一隻雞的機率非常低，而且雞隻的體型非常小飼養成本很高，從小養到可以宰來吃需要花十個月左右的時間，但是現在只需要花<text:span text:style-name="T3">35</text:span>天就可以宰殺，而在<text:span text:style-name="T3">1957</text:span>年時雞在第<text:span text:style-name="T3">95</text:span>天時體重平均為<text:span text:style-name="T3">905</text:span>公克，但是在<text:span text:style-name="T3">2005</text:span>年雞的體重在第<text:span text:style-name="T3">95</text:span>天時體重卻是<text:span text:style-name="T3">4202</text:span>公克，整整成長四倍多，這就是進步的成果。<text:span text:style-name="T3"><text:line-break/><text:line-break/></text:span>而關於穀物的成長不看其他地區光只看台灣，過去我們需要<text:span text:style-name="T3">95%</text:span>的人力務農，但是現在卻只需要<text:span text:style-name="T3">5%</text:span>的人來務農，如果根據農委會的資料來看台灣完全可以自給自足，而這些成果卻往往被環保團體妖魔化，用違背自然或是什麼違反阿拉上帝的旨意當理由。<text:span text:style-name="T3"><text:line-break/><text:line-break/></text:span>過去我很專注於飢餓<text:span text:style-name="T3">30</text:span>的活動，也認真的參加，但是現在則越來越無心在此，因為我們就算全台灣餓個一天也無法改變世界上飢餓地區的情形，這是資源分配的問題，但隨著科技進步會逐漸緩和，如果現在因為那些阿哩佈達的理由而反對，又置那些真心想改變世界而資孜不倦的科學家於何地<text:span text:style-name="T3">?</text:span></text:p>
      <text:p text:style-name="P1"><text:span text:style-name="T1">陳真</text:span><text:s/>  |  2015.11.02 01:36   |   <text:a xlink:type="simple" xlink:href="http://palinfo.habago.org/Entry?Command=Information_PrintForum&amp;iPage=299#FORUM34053"><text:span text:style-name="T2">#</text:span></text:a></text:p>
      <text:p text:style-name="P3"><text:span text:style-name="T3">-</text:span>你吃這個藥有用嗎？能改善睡眠嗎？<text:span text:style-name="T3"><text:line-break/><text:line-break/></text:span>攏沒效啦。不能睡啦。<text:span text:style-name="T3"><text:line-break/><text:line-break/>-</text:span>你是說吃了藥但還是完全睡不著？<text:span text:style-name="T3"><text:line-break/><text:line-break/></text:span>有吃藥才有睡啦。<text:span text:style-name="T3"><text:line-break/><text:line-break/>-</text:span>所以你是說你有吃藥，可以讓你入睡，但若不吃藥就睡不著？<text:span text:style-name="T3"><text:line-break/><text:line-break/></text:span>沒有啦，攏嘛還是睡不著。<text:span text:style-name="T3"><text:line-break/><text:line-break/>-</text:span>喔？真的嗎？那不錯啊。<text:span text:style-name="T3"><text:line-break/><text:line-break/></text:span>是啊，嘿嘿嘿。<text:span text:style-name="T3"><text:line-break/><text:line-break/>-</text:span>看你氣色不錯耶。<text:span text:style-name="T3"><text:line-break/><text:line-break/></text:span>對啊。呵呵。<text:span text:style-name="T3"><text:line-break/><text:line-break/>-</text:span>那我就照上回的藥開給你了哦。<text:span text:style-name="T3"><text:line-break/><text:line-break/></text:span>好啊。謝謝醫生啦。<text:span text:style-name="T3"><text:line-break/><text:line-break/>-</text:span>不好意思，病人很多，下回再多談。那今天就這樣囉。<text:span text:style-name="T3"><text:line-break/><text:line-break/></text:span>你忙你忙。謝謝啦。陳醫師醫術真高明。<text:span text:style-name="T3"><text:line-break/><text:line-break/></text:span>以上是另一種喜劇版<text:span text:style-name="T3"><text:s/>(</text:span>或說政客版<text:span text:style-name="T3">) </text:span>的醫病對話。原來的悲劇版可能得折騰一兩小時，搞不好還弄出醫療糾紛來，好心被雷親。這個版本比較快，兩分鐘就解決了，並不是因為迅速找到了理性上的共識，而是因為理性在此根本不起作用，共識更是不存在，語言在此只是類似伊伊哦哦或支支咕咕或瓜瓜瓜瓜那樣一種小鳥或昆蟲的呢喃而已。就跟逗小鳥叫一樣，你只要順著某種音調，發出某種乍聽悅耳的聲音回應，共鳴<text:span text:style-name="T3"><text:s/>(</text:span>而非共識<text:span text:style-name="T3">) </text:span>就產生了。發出共鳴很容易，建立共識卻很難。<text:span text:style-name="T3"><text:line-break/><text:line-break/></text:span>相反地，如果你硬要充當蘇格拉底，打算扮演接生婆，接生一種概念與理性的誕生，大多時候將會難產，因為對方肚子裏其實空無一物，她並沒有懷孕，人家只是最近吃多了，肚子變大而已。<text:span text:style-name="T3"><text:line-break/><text:line-break/></text:span>人們總是喜歡故做沉思狀，但可別以為他真的在思索，他只是想宣洩或召喚某種情緒，某種迷信，某種連他自己其實都搞不清楚自己到底是在想什麼的意見或偏見。蘇格拉底號稱接生婆，你看他最後是什麼下場，就能知道這門思想接生術的後果將會如何。很多聖人、法師之類的人物不是常常教我們嗎，教我們應該學歪妹，凡事都說<text:span text:style-name="T3"><text:s/>"</text:span>對啊<text:span text:style-name="T3">"</text:span>、<text:span text:style-name="T3">"</text:span>是啊<text:span text:style-name="T3">"</text:span>、<text:span text:style-name="T3">"</text:span>好棒哦<text:span text:style-name="T3">"</text:span>，然後社會就和諧了，不是共識誕生，而是產生共鳴。<text:span text:style-name="T3"><text:line-break/><text:line-break/></text:span>我並不打算全盤推翻聖人們的歪妹教誨，至少它在醫療上可以節省許多寶貴的時間。在某些時候，甚至大多時候，<text:span text:style-name="T3">"</text:span>語言遊戲<text:span text:style-name="T3">" </text:span>其實就是這麼玩的。<text:span text:style-name="T3"><text:line-break/><text:line-break/></text:span>維根斯坦曾舉了個例。他說，有個不知道是哪個星球降臨的人很喜歡玩下棋。有一天，他來找我說，<text:span text:style-name="T3">"</text:span>陳真，來下盤棋吧！<text:span text:style-name="T3">" </text:span>我開心地說<text:span text:style-name="T3"><text:s/>"</text:span>好啊好啊，我最喜歡下棋了！<text:span text:style-name="T3">"</text:span>，可是，每當我把棋盤拿出來時，那個不知道是哪個星球降臨的人掉頭就走了，留下我愣在現場。一次兩次三次八次十次之後，我實在很不解，忍不住喊住那個不知道是哪個星球降臨的人說，<text:span text:style-name="T3">"</text:span>先生，請留步！你不是說要跟我下棋嗎？<text:span text:style-name="T3">" </text:span>那個不知道是哪個星球降臨的人很驚訝地看著我說，<text:span text:style-name="T3">"</text:span>哪裏不對嗎？我不是已經跟你下完棋了嗎？所謂下棋不就是這樣玩的嗎？<text:span text:style-name="T3">" </text:span>維根斯坦說，這時候，我該明白一件事：溝通在此到了盡頭；這裏頭顯然有著兩種截然不同的<text:span text:style-name="T3"><text:s/>"</text:span>下棋<text:span text:style-name="T3">" </text:span>方式。<text:span text:style-name="T3"><text:line-break/><text:line-break/></text:span>吊點書袋好了，要不然各位不知道我的厲害。早期的維根斯坦不可能接受這樣一種<text:span text:style-name="T3"><text:s/>"</text:span>不知道是哪個星球<text:span text:style-name="T3">" </text:span>的<text:span text:style-name="T3"><text:s/>"</text:span>語言<text:span text:style-name="T3">"</text:span>。他相信，語言只能承載事實，而且每道命題就如同原子構成物質一般，必然對應於其所欲描述的對象，兩者之間必然具有同樣的<text:span text:style-name="T3"><text:s/>"</text:span>邏輯形式<text:span text:style-name="T3">" (logical form)</text:span>。至於那些語言所無法承載的事物，我們只能保持沉默。維根斯坦在<text:span text:style-name="T3"><text:s/>Tractatus </text:span>中講完這些之後，就離開了哲學界，因為他相信自己<text:span text:style-name="T3"><text:s/>"</text:span>已經解決了所有哲學問題<text:span text:style-name="T3">"</text:span>，於是連大學文憑也不要了，跑去當園丁，當廚房助手，從事各種勞力工作，大多數時間則跑去山裏教小學生。<text:span text:style-name="T3"><text:line-break/><text:line-break/></text:span>直到<text:span text:style-name="T3">16 </text:span>年後，維根斯坦才又重返哲學界，因為他發現自己早期的想法<text:span text:style-name="T3"><text:s/>"</text:span>犯下荒謬的錯誤<text:span text:style-name="T3">"</text:span>，從此展開晚期維根斯坦迥然不同於早期艱澀深奧的哲學思想，寫下千萬字<text:span text:style-name="T3"><text:s/>(</text:span>事實上極為淺顯易懂的<text:span text:style-name="T3">) </text:span>哲學筆記。早、晚期思想的轉變，維根斯坦曾大方地歸功於一位經濟學家叫<text:span text:style-name="T3">Piero Sraffa</text:span>的啟發。<text:span text:style-name="T3">Sraffa</text:span>就是我前幾則留言中提到的劍橋三一學院院長<text:span text:style-name="T3"><text:s/>Amartya Sen</text:span>的老師。<text:span text:style-name="T3"><text:line-break/><text:line-break/></text:span>八年前剛回國時，我好像寫過一篇文章叫<text:span text:style-name="T3"><text:s/>"</text:span>把人當人看<text:span text:style-name="T3">"</text:span>，裏頭告誡自己既然已經回到恐怖的台灣，面對恐怖的<text:span text:style-name="T3"><text:s/>"</text:span>同胞<text:span text:style-name="T3">"</text:span>，務必謹言慎行，務必奉行沈從文<text:span text:style-name="T3"><text:s/>"</text:span>夾著尾巴做人<text:span text:style-name="T3">" </text:span>的訓詞；文章裏頭好像還曾提到我在劍橋圖書館跟<text:span text:style-name="T3"><text:s/>Amartya Sen </text:span>搶影印機的一則<text:span text:style-name="T3"><text:s/>"</text:span>趣事<text:span text:style-name="T3">"</text:span>。曾聽過<text:span text:style-name="T3"><text:s/>Sen </text:span>演講，經濟的部份有聽沒有懂，哲學的部份倒是都聽得懂。<text:span text:style-name="T3">Sen</text:span>在那次演講中，講到他的老師<text:span text:style-name="T3">Sraffa</text:span>和維根斯坦之間那一段長年盛傳於世的對話。<text:span text:style-name="T3"><text:line-break/><text:line-break/></text:span>話說維根斯坦常和<text:span text:style-name="T3"><text:s/>Sraffa</text:span>一起吃飯，吃飯中免不了聊天打屁。有一天，維根斯坦闡述他在<text:span text:style-name="T3"><text:s/>Tractatus </text:span>中的想法，亦即<text:span text:style-name="T3"><text:s/>"</text:span>語言與其描述對象之間必然具有同樣的邏輯形式<text:span text:style-name="T3">"</text:span>。<text:span text:style-name="T3">Sraffa</text:span>聽完之後，頗不以為然，於是就用手在下巴比劃兩下，做出一個屬於某種文化的輕蔑姿勢<text:span text:style-name="T3"><text:s/>(</text:span>該姿勢見此：<text:span text:style-name="T3">http://goo.gl/n2yut2)</text:span>，然後問維根斯坦說，請問我這個姿勢的所謂<text:span text:style-name="T3"><text:s/>"</text:span>邏輯形式<text:span text:style-name="T3">" </text:span>是什麼？<text:span text:style-name="T3"><text:line-break/><text:line-break/></text:span>雖然很搞笑，很挑釁，因為姿勢當然不是命題，不是語言。不過，維根斯坦卻十分推崇<text:span text:style-name="T3"><text:s/>Sraffa</text:span>此一<text:span text:style-name="T3"><text:s/>"</text:span>挑釁<text:span text:style-name="T3">" </text:span>對他的啟發。維根斯坦說，<text:span text:style-name="T3">Sraffa</text:span>開啟了他對哲學的一種<text:span text:style-name="T3"><text:s/>"</text:span>人類學的眼光<text:span text:style-name="T3">"</text:span>，這其實也是他的晚期思想核心亦即所謂<text:span text:style-name="T3"><text:s/>"</text:span>語言遊戲<text:span text:style-name="T3">" (language game)</text:span>的一個由來。於是，<text:span text:style-name="T3">"</text:span>語言<text:span text:style-name="T3">" </text:span>之為物，由早期的僅僅<text:span text:style-name="T3"><text:s/>"</text:span>一種<text:span text:style-name="T3">"</text:span>，頓時變為無數種，連那些不知道是哪個星球降臨的人的<text:span text:style-name="T3"><text:s/>"</text:span>語言<text:span text:style-name="T3">" </text:span>都被接納為一種語言。<text:span text:style-name="T3"><text:line-break/><text:line-break/></text:span>當然，這並不意味著不同的語言遊戲之間必然可以溝通或必然共享同樣的理性基礎。比方說，你若要寫論文，研究方法應該不能靠卜卦，也不能問神明；不管神明在你心目中有多偉大，不管神明託夢給你的啟示多麼讓你感動，理當都不能做為一種研究方法與結論。為什麼？因為不同的語言遊戲有不同的遊戲規則，不同的文法。</text:p>
      <text:p text:style-name="P1"><text:span text:style-name="T1">彭成有</text:span><text:s/>  |  2015.11.01 14:49   |   <text:a xlink:type="simple" xlink:href="http://palinfo.habago.org/Entry?Command=Information_PrintForum&amp;iPage=299#FORUM34052"><text:span text:style-name="T2">#</text:span></text:a></text:p>
      <text:p text:style-name="P2">暴力是否可以在實務上被接受，要討論的是這個？那要的是那一個事務的的暴行？匯集所有資源的地方是哪裡？就是垃圾場，當資源漫無目的群聚一起，就成了垃圾，要做言論分類很累，請做好分類再拿出來丟。<text:span text:style-name="T3"><text:line-break/></text:span>分享一下我對以下名詞的看法<text:span text:style-name="T3"><text:line-break/></text:span>『貧富差距』<text:span text:style-name="T3"><text:line-break/></text:span>無法消除的自然，如何提昇貧窮的生活水準才是重點，社會安定財富才會累積出差距，沒有差距代表人人當強盜，殺有錢人分贓就均富了，財富是可以創造的東西，長在土裡；生於行動。<text:span text:style-name="T3"><text:line-break/></text:span>「大一統的價值」<text:span text:style-name="T3"><text:line-break/></text:span>是先有一個價值，才有『相似』的集合，成為了一統的現象，想先一統在發掘出價值，就是把資源集合成垃圾，在將垃圾提煉。<text:span text:style-name="T3"><text:line-break/></text:span>寫這個感覺，墨水少了，筆漸輕。</text:p>
      <text:p text:style-name="P1"><text:span text:style-name="T1">陳真</text:span><text:s/>  |  2015.11.01 04:45   |   <text:a xlink:type="simple" xlink:href="http://palinfo.habago.org/Entry?Command=Information_PrintForum&amp;iPage=299#FORUM34051"><text:span text:style-name="T2">#</text:span></text:a></text:p>
      <text:p text:style-name="P3">十八年前剛去英國時，曾寫了一篇好像叫做<text:span text:style-name="T3"><text:s/>“</text:span>儒林拉屎<text:span text:style-name="T3">” </text:span>的搞笑文章，批評台灣人嚴重缺乏自信、於是很喜歡一知半解亂吊書袋的習性。一個簡單幼稚到爆的想法，他不直接說，卻偏要吊滿莫名其妙的書袋，講得好像極為艱澀深奧似的，結果吊到後來，根本不知所云。<text:span text:style-name="T3"><text:line-break/><text:line-break/></text:span>照理說，很艱澀的想法你應該要有本事用最清楚簡單的方式盡量把它表達出來才對，而不是倒過來，把低能幼稚到爆的想法卻故意要把它講得彷彿深邃莫測。<text:span text:style-name="T3"><text:line-break/><text:line-break/></text:span>我那篇儒林拉屎發表後，哇！天啊，好像捅了馬蜂窩，好多台灣的教授、學生寫信來罵，彷彿我羞辱了他們似的。<text:span text:style-name="T3"><text:line-break/><text:line-break/></text:span>那只是一篇搞笑文章，但我記得其中有兩位台灣的明星級學者寫信給我，充滿挑釁之餘，讓我印象很深刻的是，他們連挑釁都不會，比方說，其中一個驕傲地質疑我<text:span text:style-name="T3"><text:s/>“</text:span>如何安置你的符碼<text:span text:style-name="T3">“</text:span>，實在有夠變態，什麼符碼？我需要安置什麼符碼？我就回信說了一些搞笑的話，例如門口安置八卦避邪、念咒畫符保平安之類。他們收到信之後，想必氣得全身符碼冒青煙。<text:span text:style-name="T3"><text:line-break/><text:line-break/></text:span>十年後，有一回受邀在某大學演講，跟我同台演出的演講人之一就是這位明星學霸。我趕緊跟主辦單位說，我倆八字不合，還是別湊在一塊，萬一打架就不好看了。<text:span text:style-name="T3"><text:line-break/><text:line-break/></text:span>講這個只是要說，不管是講話寫字，肯定是應該盡量在不扭曲原意的狀況下把艱難微妙的想法說得清楚些，說得靈活生動些，以助於對方理解，這才是本事，哪有人反而努力要把簡單幼稚的想法講得艱澀萬分，講得好像鬼畫符一般不知所云。</text:p>
      <text:p text:style-name="P1"><text:span text:style-name="T1">陳真</text:span><text:s/>  |  2015.11.01 03:42   |   <text:a xlink:type="simple" xlink:href="http://palinfo.habago.org/Entry?Command=Information_PrintForum&amp;iPage=299#FORUM34050"><text:span text:style-name="T2">#</text:span></text:a></text:p>
      <text:p text:style-name="P2"><text:span text:style-name="T3">"""</text:span>我明白陳真醫師不喜歡討論這種＂暴力是否可以在實務上被接受＂的理論，要＂暗諷討論這種議題在社會上是自我作賤＂，我也認了。<text:span text:style-name="T3">"""<text:line-break/><text:line-break/></text:span>答：我還蠻喜歡暴力的。就我所知，巴勒網很多人更是熱愛暴力。暴力當然可以討論，更可以實行。我若是大陸領導人，我很可能也會來個六四事件。<text:span text:style-name="T3"><text:line-break/><text:line-break/></text:span>至於所謂<text:span text:style-name="T3"><text:s/>"</text:span>自我做賤<text:span text:style-name="T3">" </text:span>之事，我已經盡力講得夠清楚，跟什麼討論暴力哪來什麼關聯？若不是我表達能力太差，就是你的理解力有問題。<text:span text:style-name="T3"><text:line-break/><text:line-break/>""""</text:span>唯有一點我很不能接受的，是陳真醫師一直指責我語無倫次。<text:span text:style-name="T3">""""<text:line-break/><text:line-break/></text:span>答：<text:span text:style-name="T3">"</text:span>語無倫次<text:span text:style-name="T3">" </text:span>哪需要<text:span text:style-name="T3"><text:s/>"</text:span>指責<text:span text:style-name="T3">"</text:span>？那只是一種再明白也不過的事實。這不需要指責，這只是指出一種再明顯也不過的基本事實，就好像我寫的那段病患與醫生會談，甚至比那個還更嚴重，完全不知所云。<text:span text:style-name="T3"><text:line-break/><text:line-break/>"""</text:span>陳真醫師是否認為，任何原則是不能被懷疑或交換的，否則就不能稱作是原則？<text:span text:style-name="T3">""""<text:line-break/><text:line-break/></text:span>答：我不知道你在說什麼，我也不相信你知道自己在說什麼。<text:span text:style-name="T3"><text:line-break/><text:line-break/>"""</text:span>陳真醫師又是否認為，任何人只能抱持著一種價值觀，一個人不能同時具有多元甚至相衝突的價值觀？<text:span text:style-name="T3">"""<text:line-break/><text:line-break/></text:span>答：我什麼時候會這麼蠢呢？<text:span text:style-name="T3"><text:line-break/><text:line-break/>""""</text:span>＂我為什麼是我？＂這是一個問題。是什麼塑造了我的價值觀？我的選擇？那我是否可以有另一種角度？當我在看一部電影的時候，我不會只代入主角的情緒，也會考慮到其他角色的情緒反應。如果說陳真醫師堅持，原則不能被取代，那我或許可以承認，我唯一的原則就是冷酷無人性的，絕對的懷疑與化約吧！<text:span text:style-name="T3">""""<text:line-break/><text:line-break/></text:span>答：我哪時候堅持過什麼原則取不取代的？我哪時候討論過這種蠢問題？我有一種被你打敗的感覺。這種感覺對我而言很平常，特別是在這島上。<text:span text:style-name="T3"><text:line-break/><text:line-break/>""""</text:span>平時我還是可以選擇人道主義等次級原則。而在一個有學術探討精神的網站，我就有機會把人道主義本身也拿出來檢視。純理論是前面就說了的，只是我沒想到巴勒網不能接受這樣的討論。<text:span text:style-name="T3">""""<text:line-break/><text:line-break/></text:span>答：你其實完全不懂而且完全誤用所有你講過的一切哲學概念，比方說什麼理性主義、人道主義、懷疑主義、虛無主義等等等。這就像我常舉的一個例子，有人很喜歡講相對論，以為那很炫，但他談起相對論卻一直說人生禍福相對無常之類，這跟相對論有啥關係呢？你的狀況也是一樣。<text:span text:style-name="T3"><text:line-break/><text:line-break/></text:span>你想說的想法，其實就是一般的、名嘴式通俗思維，但你卻一直要套用那一切跟你所言完全扯不上關係的東西，其離譜程度就跟把相對論理解成人生禍福相對無常那樣荒唐。<text:span text:style-name="T3"><text:line-break/><text:line-break/></text:span>比方說理性主義，指的基本上是一種有關人類如何認識這個世界的憑藉、知識的來源等等的想法，而不是說什麼人要理性思考、理性面對事物的態度。此理性非彼理性，八竿子打不著一點邊，但你卻張冠李戴，馮京當馬涼，講得天花亂墜。<text:span text:style-name="T3"><text:line-break/><text:line-break/></text:span>巴勒網要討論什麼當然都可以。今天學姐問我說，有位網友一直在胡說八道<text:span text:style-name="T3">(</text:span>指你<text:span text:style-name="T3">)</text:span>，不知所云，我幹嘛還那麼有耐性、花那麼多時間回應。我說，巴勒網只求光明正大留言，不要匿名抹黑，巴勒網只求這樣一種言論自由的最低標準；只要不是帶有惡意的陰暗作為，我基本上都還是會容忍。<text:span text:style-name="T3"><text:line-break/><text:line-break/></text:span>但是，容忍並不意味著我會故意撒謊。對就說對，錯就說錯，我們不會在基本的對錯上打馬虎眼；對誰都一樣，這方面我是六親不認的。<text:span text:style-name="T3"><text:line-break/><text:line-break/></text:span>這就好像有人硬要彈鋼琴給大家聽，但他實在彈得很恐怖，這時候，難道我們應該睜眼說瞎話說他彈得還不錯？<text:span text:style-name="T3"><text:line-break/><text:line-break/></text:span>一個人如果說<text:span text:style-name="T3">3</text:span>加<text:span text:style-name="T3">4</text:span>等於<text:span text:style-name="T3">34,8</text:span>減<text:span text:style-name="T3">5</text:span>等於一隻狗，簡諧運動就是簡單和諧的社會運動，我們聽了，難道會說你數學還不錯哦，你物理很棒哦？我們頂多只能做到沉默，故意不說話，而絕不會睜眼說瞎話。如果硬要我們表態，硬要指名我回答，我們就只好說實話。我們會說：你完全不懂算數，不懂物理，你根本不知道自己在說什麼。<text:span text:style-name="T3"><text:line-break/><text:line-break/></text:span>事實上，你不知所云的狀況比我舉的這樣一些例子都還要嚴ˋ重，我只能用語無倫次來形容。當我老實這樣說時，只是說出一個事實，並沒有帶著任何敵意或輕視，更無意冒犯。<text:span text:style-name="T3"><text:line-break/><text:line-break/></text:span>其實前一陣子當你提到什麼理性主義、虛無主義之類的時候，我就很想直說了，但我一再隱忍，選擇用大量的解說及玩笑<text:span text:style-name="T3">(</text:span>朱洪武開國記之類<text:span text:style-name="T3">)</text:span>，企圖來幫助你看清自己的語無倫次及亂弔書袋，至少藉以減少我被迫發言卻始終無法誠實發言的痛苦。<text:span text:style-name="T3"><text:line-break/><text:line-break/></text:span>這樣一種隱忍，一次兩次三次四次之後，我通常就會受不了而講出心裏的真實想法了。<text:span text:style-name="T3"><text:line-break/><text:line-break/>p.s.: "</text:span>討論<text:span text:style-name="T3">" </text:span>很累。</text:p>
      <text:p text:style-name="P5"/>
      <text:p text:style-name="P1"><text:span text:style-name="T1">洪國菘</text:span><text:s/>  |  2015.11.01 02:49   |   <text:a xlink:type="simple" xlink:href="http://palinfo.habago.org/Entry?Command=Information_PrintForum&amp;iPage=300#FORUM34049"><text:span text:style-name="T2">#</text:span></text:a></text:p>
      <text:p text:style-name="P2">我明白陳真醫師不喜歡討論這種＂暴力是否可以在實務上被接受＂的理論，要＂暗諷討論這種議題在社會上是自我作賤＂，我也認了。<text:span text:style-name="T3"><text:line-break/></text:span>唯有一點我很不能接受的，是陳真醫師一直指責我語無倫次。<text:span text:style-name="T3"><text:line-break/></text:span>我想提醒陳真醫師一點：<text:span text:style-name="T3"><text:line-break/></text:span>－－<text:span text:style-name="T3"><text:line-break/></text:span>諾貝爾獎得主溫伯格（<text:span text:style-name="T3">Steven Weinberg</text:span>）在《最終理論之夢》（<text:span text:style-name="T3">Dreams of a Final Theory</text:span>）一書中提醒我們：<text:span text:style-name="T3"><text:line-break/></text:span>在光譜的另一端是化約論的對手；他們駭怕他們所感覺到的現代科學的冷酷。不論他們和他們的世界可能被化約為粒子或場及其相互作用到什麼程度，那種知識使他們感覺被貶低。<text:span text:style-name="T3">……</text:span>我不會嘗試以談論現代科學如何優美的精神講話來回<text:span text:style-name="T3"><text:s/></text:span>應這些批評者，因為化約論者的世界觀的確是冷酷而無人性的。它必須被接受，並非因為我們喜歡它，而是因為那正是世界運作的方式。<text:span text:style-name="T3"><text:line-break/></text:span>－－<text:span text:style-name="T3"><text:line-break/></text:span>引用這段話，要說明的是，作科學的人是終極的懷疑主義者。而我雖不是學者，卻有這種懷疑論者的特質。<text:span text:style-name="T3"><text:line-break/></text:span>陳真醫師是否認為，任何原則是不能被懷疑或交換的，否則就不能稱作是原則？<text:span text:style-name="T3"><text:line-break/></text:span>陳真醫師又是否認為，任何人只能抱持著一種價值觀，一個人不能同時具有多元甚至相衝突的價值觀？<text:span text:style-name="T3"><text:line-break/></text:span>猶記得看過美國不少物理學家和生物學家，卻看似非常矛盾的信仰上帝。也看過信基督的法官，在審判演化論與智慧創造論的課綱問題上卻支持前者。<text:span text:style-name="T3"><text:line-break/></text:span>是否這些人都是語無倫次？自我矛盾？<text:span text:style-name="T3"><text:line-break/><text:line-break/></text:span>＂我為什麼是我？＂，這是一個問題。<text:span text:style-name="T3"><text:line-break/></text:span>是什麼塑造了我的價值觀？我的選擇？那我是否可以有另一種角度？<text:span text:style-name="T3"><text:line-break/></text:span>當我在看一部電影的時候，我不會只代入主角的情緒，也會考慮到其他角色的情緒反應。<text:span text:style-name="T3"><text:line-break/><text:line-break/></text:span>如果說陳真醫師堅持，原則不能被取代，那我或許可以承認，我唯一的原則就是冷酷無人性的，絕對的懷疑與化約吧！<text:span text:style-name="T3"><text:line-break/></text:span>只是在這個大原則以外，平時我還是可以選擇人道主義等次級原則。<text:span text:style-name="T3"><text:line-break/></text:span>而在一個有學術探討精神的網站，我就有機會把人道主義本身也拿出來檢視。純理論是前面就說了的，只是我沒想到巴勒網不能接受這樣的討論。</text:p>
      <text:p text:style-name="P1"><text:span text:style-name="T1">陈真</text:span><text:s/>  |  2015.11.01 01:17   |   <text:a xlink:type="simple" xlink:href="http://palinfo.habago.org/Entry?Command=Information_PrintForum&amp;iPage=300#FORUM34048"><text:span text:style-name="T2">#</text:span></text:a></text:p>
      <text:p text:style-name="P3">你好，<text:span text:style-name="T3"><text:line-break/><text:line-break/></text:span>陈克兴，浙江人，一个老兵，今年应该<text:span text:style-name="T3">82</text:span>岁了至少。应该是十多年前了吧，巴勒网贴过他在冷暖人生的访谈，感动我甚深。<text:span text:style-name="T3"><text:line-break/><text:line-break/></text:span>至于应该怎么找人，可能需要更多一点线索。或是直接问冷暖人生的陈晓楠，看他们有没有连络方法。<text:span text:style-name="T3"><text:line-break/><text:line-break/></text:span>不知道你是想找陈克兴或曹宝珍？我只知道陈克兴。</text:p>
      <text:p text:style-name="P1"><text:span text:style-name="T1">黄启明</text:span><text:s/>  |  2015.11.01 00:21   |   <text:a xlink:type="simple" xlink:href="http://palinfo.habago.org/Entry?Command=Information_PrintForum&amp;iPage=300#FORUM34047"><text:span text:style-name="T2">#</text:span></text:a></text:p>
      <text:p text:style-name="P2">我想找个台湾老兵<text:span text:style-name="T3">,</text:span>叫曹宝珍<text:span text:style-name="T3">,</text:span>之前写信上提到陈克兴先生<text:span text:style-name="T3">,</text:span>不知道陈老先生认不认识<text:span text:style-name="T3">,</text:span>如果哪位有陈老先生联系方式告诉下<text:span text:style-name="T3">,</text:span>我的联系方式<text:span text:style-name="T3">1364661569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